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65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10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#336699"/>
      <style:text-properties fo:color="#ffffff"/>
    </style:style>
    <style:style style:name="ce2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83caff"/>
    </style:style>
    <style:style style:name="ce5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2">
      <style:table-cell-properties fo:background-color="transparent"/>
    </style:style>
    <style:style style:name="ce7" style:family="table-cell" style:parent-style-name="Default" style:data-style-name="N122">
      <style:table-cell-properties fo:background-color="transparent"/>
      <style:text-properties fo:color="#ffffff"/>
    </style:style>
    <style:style style:name="ce8" style:family="table-cell" style:parent-style-name="Default" style:data-style-name="N122">
      <style:table-cell-properties fo:background-color="#336699" style:text-align-source="fix" style:repeat-content="false"/>
      <style:paragraph-properties fo:text-align="start" fo:margin-left="0pt"/>
      <style:text-properties fo:color="#ffffff"/>
    </style:style>
    <style:style style:name="ce9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2017-05-2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552.018" calcext:value-type="float">
            <text:p>552.018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3]/[.B3]" office:value-type="float" office:value="0.730048657833621" calcext:value-type="float">
            <text:p>0.7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2079.712" calcext:value-type="float">
            <text:p>2079.712</text:p>
          </table:table-cell>
          <table:table-cell table:style-name="Default" office:value-type="float" office:value="404" calcext:value-type="float">
            <text:p>404</text:p>
          </table:table-cell>
          <table:table-cell table:formula="of:=[.C4]/[.B4]" office:value-type="float" office:value="0.194257666446123" calcext:value-type="float">
            <text:p>0.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52.008" calcext:value-type="float">
            <text:p>52.008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C5]/[.B5]" office:value-type="float" office:value="7.67189663128749" calcext:value-type="float">
            <text:p>7.6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.77" calcext:value-type="float">
            <text:p>3.7700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6]/[.B6]" office:value-type="float" office:value="106.896551724138" calcext:value-type="float">
            <text:p>106.896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549.181" calcext:value-type="float">
            <text:p>549.181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9]/[.B9]" office:value-type="float" office:value="0.733819997414331" calcext:value-type="float">
            <text:p>0.7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2122.353" calcext:value-type="float">
            <text:p>2122.353</text:p>
          </table:table-cell>
          <table:table-cell table:style-name="Default" office:value-type="float" office:value="404" calcext:value-type="float">
            <text:p>404</text:p>
          </table:table-cell>
          <table:table-cell table:formula="of:=[.C10]/[.B10]" office:value-type="float" office:value="0.190354761908127" calcext:value-type="float">
            <text:p>0.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52.007" calcext:value-type="float">
            <text:p>52.007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C11]/[.B11]" office:value-type="float" office:value="7.67204414790317" calcext:value-type="float">
            <text:p>7.6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.77" calcext:value-type="float">
            <text:p>3.7700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12]/[.B12]" office:value-type="float" office:value="106.896551724138" calcext:value-type="float">
            <text:p>106.8966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555.159" calcext:value-type="float">
            <text:p>555.159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15]/[.B15]" office:value-type="float" office:value="0.725918160382881" calcext:value-type="float">
            <text:p>0.7259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2119.607" calcext:value-type="float">
            <text:p>2119.607</text:p>
          </table:table-cell>
          <table:table-cell table:style-name="Default" office:value-type="float" office:value="404" calcext:value-type="float">
            <text:p>404</text:p>
          </table:table-cell>
          <table:table-cell table:formula="of:=[.C16]/[.B16]" office:value-type="float" office:value="0.190601370914514" calcext:value-type="float">
            <text:p>0.1906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52.007" calcext:value-type="float">
            <text:p>52.007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C17]/[.B17]" office:value-type="float" office:value="7.67204414790317" calcext:value-type="float">
            <text:p>7.672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09" calcext:value-type="float">
            <text:p>4.0900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18]/[.B18]" office:value-type="float" office:value="98.5330073349633" calcext:value-type="float">
            <text:p>98.533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556.796" calcext:value-type="float">
            <text:p>556.796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21]/[.B21]" office:value-type="float" office:value="0.72378393522942" calcext:value-type="float">
            <text:p>0.7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2110.319" calcext:value-type="float">
            <text:p>2110.319</text:p>
          </table:table-cell>
          <table:table-cell table:style-name="Default" office:value-type="float" office:value="404" calcext:value-type="float">
            <text:p>404</text:p>
          </table:table-cell>
          <table:table-cell table:formula="of:=[.C22]/[.B22]" office:value-type="float" office:value="0.191440251450136" calcext:value-type="float">
            <text:p>0.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52.003" calcext:value-type="float">
            <text:p>52.003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C23]/[.B23]" office:value-type="float" office:value="7.67263427109974" calcext:value-type="float">
            <text:p>7.6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.916" calcext:value-type="float">
            <text:p>3.9160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24]/[.B24]" office:value-type="float" office:value="102.91113381001" calcext:value-type="float">
            <text:p>102.9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545.765" calcext:value-type="float">
            <text:p>545.765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27]/[.B27]" office:value-type="float" office:value="0.738413053237199" calcext:value-type="float">
            <text:p>0.7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2055.69" calcext:value-type="float">
            <text:p>2055.69</text:p>
          </table:table-cell>
          <table:table-cell table:style-name="Default" office:value-type="float" office:value="404" calcext:value-type="float">
            <text:p>404</text:p>
          </table:table-cell>
          <table:table-cell table:formula="of:=[.C28]/[.B28]" office:value-type="float" office:value="0.196527686567527" calcext:value-type="float">
            <text:p>0.1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52.011" calcext:value-type="float">
            <text:p>52.011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C29]/[.B29]" office:value-type="float" office:value="7.67145411547557" calcext:value-type="float">
            <text:p>7.6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3.766" calcext:value-type="float">
            <text:p>3.7660</text:p>
          </table:table-cell>
          <table:table-cell table:style-name="Default" office:value-type="float" office:value="403" calcext:value-type="float">
            <text:p>403</text:p>
          </table:table-cell>
          <table:table-cell table:formula="of:=[.C30]/[.B30]" office:value-type="float" office:value="107.010090281466" calcext:value-type="float">
            <text:p>107.0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551.7838" calcext:value-type="float">
            <text:p>551.7838</text:p>
          </table:table-cell>
          <table:table-cell table:style-name="ce4" table:formula="of:=AVERAGE([.C3];[.C9];[.C15];[.C21];[.C27])" office:value-type="float" office:value="403" calcext:value-type="float">
            <text:p>403.0000</text:p>
          </table:table-cell>
          <table:table-cell table:style-name="ce4" table:formula="of:=AVERAGE([.D3];[.D9];[.D15];[.D21];[.D27])" office:value-type="float" office:value="0.730396760819491" calcext:value-type="float">
            <text:p>0.730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2097.5362" calcext:value-type="float">
            <text:p>2097.5362</text:p>
          </table:table-cell>
          <table:table-cell table:style-name="ce4" table:formula="of:=AVERAGE([.C4];[.C10];[.C16];[.C22];[.C28])" office:value-type="float" office:value="404" calcext:value-type="float">
            <text:p>404.0000</text:p>
          </table:table-cell>
          <table:table-cell table:style-name="ce4" table:formula="of:=AVERAGE([.D4];[.D10];[.D16];[.D22];[.D28])" office:value-type="float" office:value="0.192636347457286" calcext:value-type="float">
            <text:p>0.192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52.0072" calcext:value-type="float">
            <text:p>52.0072</text:p>
          </table:table-cell>
          <table:table-cell table:style-name="ce4" table:formula="of:=AVERAGE([.C5];[.C11];[.C17];[.C23];[.C29])" office:value-type="float" office:value="399" calcext:value-type="float">
            <text:p>399.0000</text:p>
          </table:table-cell>
          <table:table-cell table:style-name="ce4" table:formula="of:=AVERAGE([.D5];[.D11];[.D17];[.D23];[.D29])" office:value-type="float" office:value="7.67201466273383" calcext:value-type="float">
            <text:p>7.672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3.8624" calcext:value-type="float">
            <text:p>3.8624</text:p>
          </table:table-cell>
          <table:table-cell table:style-name="ce4" table:formula="of:=AVERAGE([.C6];[.C12];[.C18];[.C24];[.C30])" office:value-type="float" office:value="403" calcext:value-type="float">
            <text:p>403.0000</text:p>
          </table:table-cell>
          <table:table-cell table:style-name="ce4" table:formula="of:=AVERAGE([.D6];[.D12];[.D18];[.D24];[.D30])" office:value-type="float" office:value="104.449466974943" calcext:value-type="float">
            <text:p>104.449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4.46008673682476" calcext:value-type="float">
            <text:p>4.4601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0591371272456507" calcext:value-type="float">
            <text:p>0.0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28.8755965773869" calcext:value-type="float">
            <text:p>28.8756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267154464404664" calcext:value-type="float">
            <text:p>0.0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00286356421265641" calcext:value-type="float">
            <text:p>0.0029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00422432813768901" calcext:value-type="float">
            <text:p>0.0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42340436981204" calcext:value-type="float">
            <text:p>0.1423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3.73845565893301" calcext:value-type="float">
            <text:p>3.73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552.018" calcext:value-type="float">
            <text:p>552.0180</text:p>
          </table:table-cell>
          <table:table-cell table:formula="of:=MEDIAN([.C3];[.C9];[.C15];[.C21];[.C27])" office:value-type="float" office:value="403" calcext:value-type="float">
            <text:p>403.0000</text:p>
          </table:table-cell>
          <table:table-cell table:formula="of:=MEDIAN([.D3];[.D9];[.D15];[.D21];[.D27])" office:value-type="float" office:value="0.730048657833621" calcext:value-type="float">
            <text:p>0.7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2110.319" calcext:value-type="float">
            <text:p>2110.3190</text:p>
          </table:table-cell>
          <table:table-cell table:formula="of:=MEDIAN([.C4];[.C10];[.C16];[.C22];[.C28])" office:value-type="float" office:value="404" calcext:value-type="float">
            <text:p>404.0000</text:p>
          </table:table-cell>
          <table:table-cell table:formula="of:=MEDIAN([.D4];[.D10];[.D16];[.D22];[.D28])" office:value-type="float" office:value="0.191440251450136" calcext:value-type="float">
            <text:p>0.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52.007" calcext:value-type="float">
            <text:p>52.0070</text:p>
          </table:table-cell>
          <table:table-cell table:formula="of:=MEDIAN([.C5];[.C11];[.C17];[.C23];[.C29])" office:value-type="float" office:value="399" calcext:value-type="float">
            <text:p>399.0000</text:p>
          </table:table-cell>
          <table:table-cell table:formula="of:=MEDIAN([.D5];[.D11];[.D17];[.D23];[.D29])" office:value-type="float" office:value="7.67204414790317" calcext:value-type="float">
            <text:p>7.6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77" calcext:value-type="float">
            <text:p>3.7700</text:p>
          </table:table-cell>
          <table:table-cell table:formula="of:=MEDIAN([.C6];[.C12];[.C18];[.C24];[.C30])" office:value-type="float" office:value="403" calcext:value-type="float">
            <text:p>403.0000</text:p>
          </table:table-cell>
          <table:table-cell table:formula="of:=MEDIAN([.D6];[.D12];[.D18];[.D24];[.D30])" office:value-type="float" office:value="106.896551724138" calcext:value-type="float">
            <text:p>106.89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556.796" calcext:value-type="float">
            <text:p>556.7960</text:p>
          </table:table-cell>
          <table:table-cell table:formula="of:=MAX([.C3];[.C9];[.C15];[.C21];[.C27])" office:value-type="float" office:value="403" calcext:value-type="float">
            <text:p>403.0000</text:p>
          </table:table-cell>
          <table:table-cell table:formula="of:=MAX([.D3];[.D9];[.D15];[.D21];[.D27])" office:value-type="float" office:value="0.738413053237199" calcext:value-type="float">
            <text:p>0.7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2122.353" calcext:value-type="float">
            <text:p>2122.3530</text:p>
          </table:table-cell>
          <table:table-cell table:formula="of:=MAX([.C4];[.C10];[.C16];[.C22];[.C28])" office:value-type="float" office:value="404" calcext:value-type="float">
            <text:p>404.0000</text:p>
          </table:table-cell>
          <table:table-cell table:formula="of:=MAX([.D4];[.D10];[.D16];[.D22];[.D28])" office:value-type="float" office:value="0.196527686567527" calcext:value-type="float">
            <text:p>0.1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52.011" calcext:value-type="float">
            <text:p>52.0110</text:p>
          </table:table-cell>
          <table:table-cell table:formula="of:=MAX([.C5];[.C11];[.C17];[.C23];[.C29])" office:value-type="float" office:value="399" calcext:value-type="float">
            <text:p>399.0000</text:p>
          </table:table-cell>
          <table:table-cell table:formula="of:=MAX([.D5];[.D11];[.D17];[.D23];[.D29])" office:value-type="float" office:value="7.67263427109974" calcext:value-type="float">
            <text:p>7.6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4.09" calcext:value-type="float">
            <text:p>4.0900</text:p>
          </table:table-cell>
          <table:table-cell table:formula="of:=MAX([.C6];[.C12];[.C18];[.C24];[.C30])" office:value-type="float" office:value="403" calcext:value-type="float">
            <text:p>403.0000</text:p>
          </table:table-cell>
          <table:table-cell table:formula="of:=MAX([.D6];[.D12];[.D18];[.D24];[.D30])" office:value-type="float" office:value="107.010090281466" calcext:value-type="float">
            <text:p>107.0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545.765" calcext:value-type="float">
            <text:p>545.7650</text:p>
          </table:table-cell>
          <table:table-cell table:formula="of:=MIN([.C3];[.C9];[.C15];[.C21];[.C27])" office:value-type="float" office:value="403" calcext:value-type="float">
            <text:p>403.0000</text:p>
          </table:table-cell>
          <table:table-cell table:formula="of:=MIN([.D3];[.D9];[.D15];[.D21];[.D27])" office:value-type="float" office:value="0.72378393522942" calcext:value-type="float">
            <text:p>0.7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2055.69" calcext:value-type="float">
            <text:p>2055.6900</text:p>
          </table:table-cell>
          <table:table-cell table:formula="of:=MIN([.C4];[.C10];[.C16];[.C22];[.C28])" office:value-type="float" office:value="404" calcext:value-type="float">
            <text:p>404.0000</text:p>
          </table:table-cell>
          <table:table-cell table:formula="of:=MIN([.D4];[.D10];[.D16];[.D22];[.D28])" office:value-type="float" office:value="0.190354761908127" calcext:value-type="float">
            <text:p>0.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52.003" calcext:value-type="float">
            <text:p>52.0030</text:p>
          </table:table-cell>
          <table:table-cell table:formula="of:=MIN([.C5];[.C11];[.C17];[.C23];[.C29])" office:value-type="float" office:value="399" calcext:value-type="float">
            <text:p>399.0000</text:p>
          </table:table-cell>
          <table:table-cell table:formula="of:=MIN([.D5];[.D11];[.D17];[.D23];[.D29])" office:value-type="float" office:value="7.67145411547557" calcext:value-type="float">
            <text:p>7.6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3.766" calcext:value-type="float">
            <text:p>3.7660</text:p>
          </table:table-cell>
          <table:table-cell table:formula="of:=MIN([.C6];[.C12];[.C18];[.C24];[.C30])" office:value-type="float" office:value="403" calcext:value-type="float">
            <text:p>403.0000</text:p>
          </table:table-cell>
          <table:table-cell table:formula="of:=MIN([.D6];[.D12];[.D18];[.D24];[.D30])" office:value-type="float" office:value="98.5330073349633" calcext:value-type="float">
            <text:p>98.533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545.765" calcext:value-type="float">
            <text:p>545.7650</text:p>
          </table:table-cell>
          <table:table-cell table:formula="of:=QUARTILE(([.C3]~[.C9]~[.C15]~[.C21]~[.C27]);0)" office:value-type="float" office:value="403" calcext:value-type="float">
            <text:p>403.0000</text:p>
          </table:table-cell>
          <table:table-cell table:formula="of:=QUARTILE(([.D3]~[.D9]~[.D15]~[.D21]~[.D27]);0)" office:value-type="float" office:value="0.72378393522942" calcext:value-type="float">
            <text:p>0.7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2055.69" calcext:value-type="float">
            <text:p>2055.6900</text:p>
          </table:table-cell>
          <table:table-cell table:formula="of:=QUARTILE(([.C4]~[.C10]~[.C16]~[.C22]~[.C28]);0)" office:value-type="float" office:value="404" calcext:value-type="float">
            <text:p>404.0000</text:p>
          </table:table-cell>
          <table:table-cell table:formula="of:=QUARTILE(([.D4]~[.D10]~[.D16]~[.D22]~[.D28]);0)" office:value-type="float" office:value="0.190354761908127" calcext:value-type="float">
            <text:p>0.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52.003" calcext:value-type="float">
            <text:p>52.0030</text:p>
          </table:table-cell>
          <table:table-cell table:formula="of:=QUARTILE(([.C5]~[.C11]~[.C17]~[.C23]~[.C29]);0)" office:value-type="float" office:value="399" calcext:value-type="float">
            <text:p>399.0000</text:p>
          </table:table-cell>
          <table:table-cell table:formula="of:=QUARTILE(([.D5]~[.D11]~[.D17]~[.D23]~[.D29]);0)" office:value-type="float" office:value="7.67145411547557" calcext:value-type="float">
            <text:p>7.6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3.766" calcext:value-type="float">
            <text:p>3.7660</text:p>
          </table:table-cell>
          <table:table-cell table:formula="of:=QUARTILE(([.C6]~[.C12]~[.C18]~[.C24]~[.C30]);0)" office:value-type="float" office:value="403" calcext:value-type="float">
            <text:p>403.0000</text:p>
          </table:table-cell>
          <table:table-cell table:formula="of:=QUARTILE(([.D6]~[.D12]~[.D18]~[.D24]~[.D30]);0)" office:value-type="float" office:value="98.5330073349633" calcext:value-type="float">
            <text:p>98.533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556.796" calcext:value-type="float">
            <text:p>556.7960</text:p>
          </table:table-cell>
          <table:table-cell table:formula="of:=QUARTILE(([.C3]~[.C9]~[.C15]~[.C21]~[.C27]);4)" office:value-type="float" office:value="403" calcext:value-type="float">
            <text:p>403.0000</text:p>
          </table:table-cell>
          <table:table-cell table:formula="of:=QUARTILE(([.D3]~[.D9]~[.D15]~[.D21]~[.D27]);4)" office:value-type="float" office:value="0.738413053237199" calcext:value-type="float">
            <text:p>0.7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2122.353" calcext:value-type="float">
            <text:p>2122.3530</text:p>
          </table:table-cell>
          <table:table-cell table:formula="of:=QUARTILE(([.C4]~[.C10]~[.C16]~[.C22]~[.C28]);4)" office:value-type="float" office:value="404" calcext:value-type="float">
            <text:p>404.0000</text:p>
          </table:table-cell>
          <table:table-cell table:formula="of:=QUARTILE(([.D4]~[.D10]~[.D16]~[.D22]~[.D28]);4)" office:value-type="float" office:value="0.196527686567527" calcext:value-type="float">
            <text:p>0.1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52.011" calcext:value-type="float">
            <text:p>52.0110</text:p>
          </table:table-cell>
          <table:table-cell table:formula="of:=QUARTILE(([.C5]~[.C11]~[.C17]~[.C23]~[.C29]);4)" office:value-type="float" office:value="399" calcext:value-type="float">
            <text:p>399.0000</text:p>
          </table:table-cell>
          <table:table-cell table:formula="of:=QUARTILE(([.D5]~[.D11]~[.D17]~[.D23]~[.D29]);4)" office:value-type="float" office:value="7.67263427109974" calcext:value-type="float">
            <text:p>7.6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4.09" calcext:value-type="float">
            <text:p>4.0900</text:p>
          </table:table-cell>
          <table:table-cell table:formula="of:=QUARTILE(([.C6]~[.C12]~[.C18]~[.C24]~[.C30]);4)" office:value-type="float" office:value="403" calcext:value-type="float">
            <text:p>403.0000</text:p>
          </table:table-cell>
          <table:table-cell table:formula="of:=QUARTILE(([.D6]~[.D12]~[.D18]~[.D24]~[.D30]);4)" office:value-type="float" office:value="107.010090281466" calcext:value-type="float">
            <text:p>107.0101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-09-2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056.534" calcext:value-type="float">
            <text:p>2056.534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3]/[.B3]" office:value-type="float" office:value="1.55747485818372" calcext:value-type="float">
            <text:p>1.5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932.816" calcext:value-type="float">
            <text:p>5932.816</text:p>
          </table:table-cell>
          <table:table-cell table:style-name="Default" office:value-type="float" office:value="3199" calcext:value-type="float">
            <text:p>3199</text:p>
          </table:table-cell>
          <table:table-cell table:formula="of:=[.C4]/[.B4]" office:value-type="float" office:value="0.539204317140461" calcext:value-type="float">
            <text:p>0.5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90.365" calcext:value-type="float">
            <text:p>2290.365</text:p>
          </table:table-cell>
          <table:table-cell table:style-name="Default" office:value-type="float" office:value="4560" calcext:value-type="float">
            <text:p>4560</text:p>
          </table:table-cell>
          <table:table-cell table:formula="of:=[.C5]/[.B5]" office:value-type="float" office:value="1.9909490408734" calcext:value-type="float">
            <text:p>1.9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208" calcext:value-type="float">
            <text:p>19.2080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6]/[.B6]" office:value-type="float" office:value="166.753436068305" calcext:value-type="float">
            <text:p>166.7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071.001" calcext:value-type="float">
            <text:p>2071.001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9]/[.B9]" office:value-type="float" office:value="1.54659510063008" calcext:value-type="float">
            <text:p>1.5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942.455" calcext:value-type="float">
            <text:p>5942.455</text:p>
          </table:table-cell>
          <table:table-cell table:style-name="Default" office:value-type="float" office:value="3199" calcext:value-type="float">
            <text:p>3199</text:p>
          </table:table-cell>
          <table:table-cell table:formula="of:=[.C10]/[.B10]" office:value-type="float" office:value="0.538329697069645" calcext:value-type="float">
            <text:p>0.5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194.338" calcext:value-type="float">
            <text:p>2194.338</text:p>
          </table:table-cell>
          <table:table-cell table:style-name="Default" office:value-type="float" office:value="4560" calcext:value-type="float">
            <text:p>4560</text:p>
          </table:table-cell>
          <table:table-cell table:formula="of:=[.C11]/[.B11]" office:value-type="float" office:value="2.07807548335762" calcext:value-type="float">
            <text:p>2.078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671" calcext:value-type="float">
            <text:p>17.6710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12]/[.B12]" office:value-type="float" office:value="181.257427423462" calcext:value-type="float">
            <text:p>181.257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069.916" calcext:value-type="float">
            <text:p>2069.916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15]/[.B15]" office:value-type="float" office:value="1.54740578844745" calcext:value-type="float">
            <text:p>1.547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738.387" calcext:value-type="float">
            <text:p>5738.387</text:p>
          </table:table-cell>
          <table:table-cell table:style-name="Default" office:value-type="float" office:value="3199" calcext:value-type="float">
            <text:p>3199</text:p>
          </table:table-cell>
          <table:table-cell table:formula="of:=[.C16]/[.B16]" office:value-type="float" office:value="0.557473729115865" calcext:value-type="float">
            <text:p>0.55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08.299" calcext:value-type="float">
            <text:p>2208.299</text:p>
          </table:table-cell>
          <table:table-cell table:style-name="Default" office:value-type="float" office:value="4560" calcext:value-type="float">
            <text:p>4560</text:p>
          </table:table-cell>
          <table:table-cell table:formula="of:=[.C17]/[.B17]" office:value-type="float" office:value="2.06493776431543" calcext:value-type="float">
            <text:p>2.06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537" calcext:value-type="float">
            <text:p>16.5370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18]/[.B18]" office:value-type="float" office:value="193.686883957187" calcext:value-type="float">
            <text:p>193.68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101.432" calcext:value-type="float">
            <text:p>2101.432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21]/[.B21]" office:value-type="float" office:value="1.52419873686134" calcext:value-type="float">
            <text:p>1.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869.311" calcext:value-type="float">
            <text:p>5869.311</text:p>
          </table:table-cell>
          <table:table-cell table:style-name="Default" office:value-type="float" office:value="3199" calcext:value-type="float">
            <text:p>3199</text:p>
          </table:table-cell>
          <table:table-cell table:formula="of:=[.C22]/[.B22]" office:value-type="float" office:value="0.545038421034428" calcext:value-type="float">
            <text:p>0.5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154.338" calcext:value-type="float">
            <text:p>2154.338</text:p>
          </table:table-cell>
          <table:table-cell table:style-name="Default" office:value-type="float" office:value="4560" calcext:value-type="float">
            <text:p>4560</text:p>
          </table:table-cell>
          <table:table-cell table:formula="of:=[.C23]/[.B23]" office:value-type="float" office:value="2.11665950282639" calcext:value-type="float">
            <text:p>2.1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947" calcext:value-type="float">
            <text:p>16.9470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24]/[.B24]" office:value-type="float" office:value="189.001003127397" calcext:value-type="float">
            <text:p>189.0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098.635" calcext:value-type="float">
            <text:p>2098.635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27]/[.B27]" office:value-type="float" office:value="1.52623014483224" calcext:value-type="float">
            <text:p>1.5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328.648" calcext:value-type="float">
            <text:p>5328.648</text:p>
          </table:table-cell>
          <table:table-cell table:style-name="Default" office:value-type="float" office:value="3199" calcext:value-type="float">
            <text:p>3199</text:p>
          </table:table-cell>
          <table:table-cell table:formula="of:=[.C28]/[.B28]" office:value-type="float" office:value="0.600339898600921" calcext:value-type="float">
            <text:p>0.6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05.365" calcext:value-type="float">
            <text:p>2305.365</text:p>
          </table:table-cell>
          <table:table-cell table:style-name="Default" office:value-type="float" office:value="4560" calcext:value-type="float">
            <text:p>4560</text:p>
          </table:table-cell>
          <table:table-cell table:formula="of:=[.C29]/[.B29]" office:value-type="float" office:value="1.97799480776363" calcext:value-type="float">
            <text:p>1.9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376" calcext:value-type="float">
            <text:p>16.3760</text:p>
          </table:table-cell>
          <table:table-cell table:style-name="Default" office:value-type="float" office:value="3203" calcext:value-type="float">
            <text:p>3203</text:p>
          </table:table-cell>
          <table:table-cell table:formula="of:=[.C30]/[.B30]" office:value-type="float" office:value="195.591108939912" calcext:value-type="float">
            <text:p>195.5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2079.5036" calcext:value-type="float">
            <text:p>2079.5036</text:p>
          </table:table-cell>
          <table:table-cell table:style-name="ce4" table:formula="of:=AVERAGE([.C3];[.C9];[.C15];[.C21];[.C27])" office:value-type="float" office:value="3203" calcext:value-type="float">
            <text:p>3203.0000</text:p>
          </table:table-cell>
          <table:table-cell table:style-name="ce4" table:formula="of:=AVERAGE([.D3];[.D9];[.D15];[.D21];[.D27])" office:value-type="float" office:value="1.54038092579097" calcext:value-type="float">
            <text:p>1.540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5762.3234" calcext:value-type="float">
            <text:p>5762.3234</text:p>
          </table:table-cell>
          <table:table-cell table:style-name="ce4" table:formula="of:=AVERAGE([.C4];[.C10];[.C16];[.C22];[.C28])" office:value-type="float" office:value="3199" calcext:value-type="float">
            <text:p>3199.0000</text:p>
          </table:table-cell>
          <table:table-cell table:style-name="ce4" table:formula="of:=AVERAGE([.D4];[.D10];[.D16];[.D22];[.D28])" office:value-type="float" office:value="0.556077212592264" calcext:value-type="float">
            <text:p>0.556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2230.541" calcext:value-type="float">
            <text:p>2230.5410</text:p>
          </table:table-cell>
          <table:table-cell table:style-name="ce4" table:formula="of:=AVERAGE([.C5];[.C11];[.C17];[.C23];[.C29])" office:value-type="float" office:value="4560" calcext:value-type="float">
            <text:p>4560.0000</text:p>
          </table:table-cell>
          <table:table-cell table:style-name="ce4" table:formula="of:=AVERAGE([.D5];[.D11];[.D17];[.D23];[.D29])" office:value-type="float" office:value="2.04572331982729" calcext:value-type="float">
            <text:p>2.045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7.3478" calcext:value-type="float">
            <text:p>17.3478</text:p>
          </table:table-cell>
          <table:table-cell table:style-name="ce4" table:formula="of:=AVERAGE([.C6];[.C12];[.C18];[.C24];[.C30])" office:value-type="float" office:value="3203" calcext:value-type="float">
            <text:p>3203.0000</text:p>
          </table:table-cell>
          <table:table-cell table:style-name="ce4" table:formula="of:=AVERAGE([.D6];[.D12];[.D18];[.D24];[.D30])" office:value-type="float" office:value="185.257971903253" calcext:value-type="float">
            <text:p>185.258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9.613031364376" calcext:value-type="float">
            <text:p>19.6130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145109874682737" calcext:value-type="float">
            <text:p>0.0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255.738523856497" calcext:value-type="float">
            <text:p>255.7385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258971980063098" calcext:value-type="float">
            <text:p>0.0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64.7877359806621" calcext:value-type="float">
            <text:p>64.7877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592350664763684" calcext:value-type="float">
            <text:p>0.0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1.15404016394578" calcext:value-type="float">
            <text:p>1.1540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11.7287335716384" calcext:value-type="float">
            <text:p>11.72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071.001" calcext:value-type="float">
            <text:p>2071.0010</text:p>
          </table:table-cell>
          <table:table-cell table:formula="of:=MEDIAN([.C3];[.C9];[.C15];[.C21];[.C27])" office:value-type="float" office:value="3203" calcext:value-type="float">
            <text:p>3203.0000</text:p>
          </table:table-cell>
          <table:table-cell table:formula="of:=MEDIAN([.D3];[.D9];[.D15];[.D21];[.D27])" office:value-type="float" office:value="1.54659510063008" calcext:value-type="float">
            <text:p>1.5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5869.311" calcext:value-type="float">
            <text:p>5869.3110</text:p>
          </table:table-cell>
          <table:table-cell table:formula="of:=MEDIAN([.C4];[.C10];[.C16];[.C22];[.C28])" office:value-type="float" office:value="3199" calcext:value-type="float">
            <text:p>3199.0000</text:p>
          </table:table-cell>
          <table:table-cell table:formula="of:=MEDIAN([.D4];[.D10];[.D16];[.D22];[.D28])" office:value-type="float" office:value="0.545038421034428" calcext:value-type="float">
            <text:p>0.5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08.299" calcext:value-type="float">
            <text:p>2208.2990</text:p>
          </table:table-cell>
          <table:table-cell table:formula="of:=MEDIAN([.C5];[.C11];[.C17];[.C23];[.C29])" office:value-type="float" office:value="4560" calcext:value-type="float">
            <text:p>4560.0000</text:p>
          </table:table-cell>
          <table:table-cell table:formula="of:=MEDIAN([.D5];[.D11];[.D17];[.D23];[.D29])" office:value-type="float" office:value="2.06493776431543" calcext:value-type="float">
            <text:p>2.0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6.947" calcext:value-type="float">
            <text:p>16.9470</text:p>
          </table:table-cell>
          <table:table-cell table:formula="of:=MEDIAN([.C6];[.C12];[.C18];[.C24];[.C30])" office:value-type="float" office:value="3203" calcext:value-type="float">
            <text:p>3203.0000</text:p>
          </table:table-cell>
          <table:table-cell table:formula="of:=MEDIAN([.D6];[.D12];[.D18];[.D24];[.D30])" office:value-type="float" office:value="189.001003127397" calcext:value-type="float">
            <text:p>189.00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101.432" calcext:value-type="float">
            <text:p>2101.4320</text:p>
          </table:table-cell>
          <table:table-cell table:formula="of:=MAX([.C3];[.C9];[.C15];[.C21];[.C27])" office:value-type="float" office:value="3203" calcext:value-type="float">
            <text:p>3203.0000</text:p>
          </table:table-cell>
          <table:table-cell table:formula="of:=MAX([.D3];[.D9];[.D15];[.D21];[.D27])" office:value-type="float" office:value="1.55747485818372" calcext:value-type="float">
            <text:p>1.5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5942.455" calcext:value-type="float">
            <text:p>5942.4550</text:p>
          </table:table-cell>
          <table:table-cell table:formula="of:=MAX([.C4];[.C10];[.C16];[.C22];[.C28])" office:value-type="float" office:value="3199" calcext:value-type="float">
            <text:p>3199.0000</text:p>
          </table:table-cell>
          <table:table-cell table:formula="of:=MAX([.D4];[.D10];[.D16];[.D22];[.D28])" office:value-type="float" office:value="0.600339898600921" calcext:value-type="float">
            <text:p>0.6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305.365" calcext:value-type="float">
            <text:p>2305.3650</text:p>
          </table:table-cell>
          <table:table-cell table:formula="of:=MAX([.C5];[.C11];[.C17];[.C23];[.C29])" office:value-type="float" office:value="4560" calcext:value-type="float">
            <text:p>4560.0000</text:p>
          </table:table-cell>
          <table:table-cell table:formula="of:=MAX([.D5];[.D11];[.D17];[.D23];[.D29])" office:value-type="float" office:value="2.11665950282639" calcext:value-type="float">
            <text:p>2.1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19.208" calcext:value-type="float">
            <text:p>19.2080</text:p>
          </table:table-cell>
          <table:table-cell table:formula="of:=MAX([.C6];[.C12];[.C18];[.C24];[.C30])" office:value-type="float" office:value="3203" calcext:value-type="float">
            <text:p>3203.0000</text:p>
          </table:table-cell>
          <table:table-cell table:formula="of:=MAX([.D6];[.D12];[.D18];[.D24];[.D30])" office:value-type="float" office:value="195.591108939912" calcext:value-type="float">
            <text:p>195.59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056.534" calcext:value-type="float">
            <text:p>2056.5340</text:p>
          </table:table-cell>
          <table:table-cell table:formula="of:=MIN([.C3];[.C9];[.C15];[.C21];[.C27])" office:value-type="float" office:value="3203" calcext:value-type="float">
            <text:p>3203.0000</text:p>
          </table:table-cell>
          <table:table-cell table:formula="of:=MIN([.D3];[.D9];[.D15];[.D21];[.D27])" office:value-type="float" office:value="1.52419873686134" calcext:value-type="float">
            <text:p>1.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5328.648" calcext:value-type="float">
            <text:p>5328.6480</text:p>
          </table:table-cell>
          <table:table-cell table:formula="of:=MIN([.C4];[.C10];[.C16];[.C22];[.C28])" office:value-type="float" office:value="3199" calcext:value-type="float">
            <text:p>3199.0000</text:p>
          </table:table-cell>
          <table:table-cell table:formula="of:=MIN([.D4];[.D10];[.D16];[.D22];[.D28])" office:value-type="float" office:value="0.538329697069645" calcext:value-type="float">
            <text:p>0.5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154.338" calcext:value-type="float">
            <text:p>2154.3380</text:p>
          </table:table-cell>
          <table:table-cell table:formula="of:=MIN([.C5];[.C11];[.C17];[.C23];[.C29])" office:value-type="float" office:value="4560" calcext:value-type="float">
            <text:p>4560.0000</text:p>
          </table:table-cell>
          <table:table-cell table:formula="of:=MIN([.D5];[.D11];[.D17];[.D23];[.D29])" office:value-type="float" office:value="1.97799480776363" calcext:value-type="float">
            <text:p>1.9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6.376" calcext:value-type="float">
            <text:p>16.3760</text:p>
          </table:table-cell>
          <table:table-cell table:formula="of:=MIN([.C6];[.C12];[.C18];[.C24];[.C30])" office:value-type="float" office:value="3203" calcext:value-type="float">
            <text:p>3203.0000</text:p>
          </table:table-cell>
          <table:table-cell table:formula="of:=MIN([.D6];[.D12];[.D18];[.D24];[.D30])" office:value-type="float" office:value="166.753436068305" calcext:value-type="float">
            <text:p>166.753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056.534" calcext:value-type="float">
            <text:p>2056.5340</text:p>
          </table:table-cell>
          <table:table-cell table:formula="of:=QUARTILE(([.C3]~[.C9]~[.C15]~[.C21]~[.C27]);0)" office:value-type="float" office:value="3203" calcext:value-type="float">
            <text:p>3203.0000</text:p>
          </table:table-cell>
          <table:table-cell table:formula="of:=QUARTILE(([.D3]~[.D9]~[.D15]~[.D21]~[.D27]);0)" office:value-type="float" office:value="1.52419873686134" calcext:value-type="float">
            <text:p>1.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5328.648" calcext:value-type="float">
            <text:p>5328.6480</text:p>
          </table:table-cell>
          <table:table-cell table:formula="of:=QUARTILE(([.C4]~[.C10]~[.C16]~[.C22]~[.C28]);0)" office:value-type="float" office:value="3199" calcext:value-type="float">
            <text:p>3199.0000</text:p>
          </table:table-cell>
          <table:table-cell table:formula="of:=QUARTILE(([.D4]~[.D10]~[.D16]~[.D22]~[.D28]);0)" office:value-type="float" office:value="0.538329697069645" calcext:value-type="float">
            <text:p>0.5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154.338" calcext:value-type="float">
            <text:p>2154.3380</text:p>
          </table:table-cell>
          <table:table-cell table:formula="of:=QUARTILE(([.C5]~[.C11]~[.C17]~[.C23]~[.C29]);0)" office:value-type="float" office:value="4560" calcext:value-type="float">
            <text:p>4560.0000</text:p>
          </table:table-cell>
          <table:table-cell table:formula="of:=QUARTILE(([.D5]~[.D11]~[.D17]~[.D23]~[.D29]);0)" office:value-type="float" office:value="1.97799480776363" calcext:value-type="float">
            <text:p>1.9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6.376" calcext:value-type="float">
            <text:p>16.3760</text:p>
          </table:table-cell>
          <table:table-cell table:formula="of:=QUARTILE(([.C6]~[.C12]~[.C18]~[.C24]~[.C30]);0)" office:value-type="float" office:value="3203" calcext:value-type="float">
            <text:p>3203.0000</text:p>
          </table:table-cell>
          <table:table-cell table:formula="of:=QUARTILE(([.D6]~[.D12]~[.D18]~[.D24]~[.D30]);0)" office:value-type="float" office:value="166.753436068305" calcext:value-type="float">
            <text:p>166.753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101.432" calcext:value-type="float">
            <text:p>2101.4320</text:p>
          </table:table-cell>
          <table:table-cell table:formula="of:=QUARTILE(([.C3]~[.C9]~[.C15]~[.C21]~[.C27]);4)" office:value-type="float" office:value="3203" calcext:value-type="float">
            <text:p>3203.0000</text:p>
          </table:table-cell>
          <table:table-cell table:formula="of:=QUARTILE(([.D3]~[.D9]~[.D15]~[.D21]~[.D27]);4)" office:value-type="float" office:value="1.55747485818372" calcext:value-type="float">
            <text:p>1.5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5942.455" calcext:value-type="float">
            <text:p>5942.4550</text:p>
          </table:table-cell>
          <table:table-cell table:formula="of:=QUARTILE(([.C4]~[.C10]~[.C16]~[.C22]~[.C28]);4)" office:value-type="float" office:value="3199" calcext:value-type="float">
            <text:p>3199.0000</text:p>
          </table:table-cell>
          <table:table-cell table:formula="of:=QUARTILE(([.D4]~[.D10]~[.D16]~[.D22]~[.D28]);4)" office:value-type="float" office:value="0.600339898600921" calcext:value-type="float">
            <text:p>0.6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305.365" calcext:value-type="float">
            <text:p>2305.3650</text:p>
          </table:table-cell>
          <table:table-cell table:formula="of:=QUARTILE(([.C5]~[.C11]~[.C17]~[.C23]~[.C29]);4)" office:value-type="float" office:value="4560" calcext:value-type="float">
            <text:p>4560.0000</text:p>
          </table:table-cell>
          <table:table-cell table:formula="of:=QUARTILE(([.D5]~[.D11]~[.D17]~[.D23]~[.D29]);4)" office:value-type="float" office:value="2.11665950282639" calcext:value-type="float">
            <text:p>2.1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19.208" calcext:value-type="float">
            <text:p>19.2080</text:p>
          </table:table-cell>
          <table:table-cell table:formula="of:=QUARTILE(([.C6]~[.C12]~[.C18]~[.C24]~[.C30]);4)" office:value-type="float" office:value="3203" calcext:value-type="float">
            <text:p>3203.0000</text:p>
          </table:table-cell>
          <table:table-cell table:formula="of:=QUARTILE(([.D6]~[.D12]~[.D18]~[.D24]~[.D30]);4)" office:value-type="float" office:value="195.591108939912" calcext:value-type="float">
            <text:p>195.5911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-10-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36.323" calcext:value-type="float">
            <text:p>1836.323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3]/[.B3]" office:value-type="float" office:value="1.74097911968646" calcext:value-type="float">
            <text:p>1.7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044.549" calcext:value-type="float">
            <text:p>5044.549</text:p>
          </table:table-cell>
          <table:table-cell table:style-name="Default" office:value-type="float" office:value="3194" calcext:value-type="float">
            <text:p>3194</text:p>
          </table:table-cell>
          <table:table-cell table:formula="of:=[.C4]/[.B4]" office:value-type="float" office:value="0.633158682768271" calcext:value-type="float">
            <text:p>0.6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48.456" calcext:value-type="float">
            <text:p>2348.456</text:p>
          </table:table-cell>
          <table:table-cell table:style-name="Default" office:value-type="float" office:value="4563" calcext:value-type="float">
            <text:p>4563</text:p>
          </table:table-cell>
          <table:table-cell table:formula="of:=[.C5]/[.B5]" office:value-type="float" office:value="1.9429787060094" calcext:value-type="float">
            <text:p>1.94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5.137" calcext:value-type="float">
            <text:p>15.1370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6]/[.B6]" office:value-type="float" office:value="211.204333751734" calcext:value-type="float">
            <text:p>211.2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44.202" calcext:value-type="float">
            <text:p>1844.202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9]/[.B9]" office:value-type="float" office:value="1.73354111968212" calcext:value-type="float">
            <text:p>1.7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997.496" calcext:value-type="float">
            <text:p>4997.496</text:p>
          </table:table-cell>
          <table:table-cell table:style-name="Default" office:value-type="float" office:value="3194" calcext:value-type="float">
            <text:p>3194</text:p>
          </table:table-cell>
          <table:table-cell table:formula="of:=[.C10]/[.B10]" office:value-type="float" office:value="0.639120071331723" calcext:value-type="float">
            <text:p>0.6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60.362" calcext:value-type="float">
            <text:p>2260.362</text:p>
          </table:table-cell>
          <table:table-cell table:style-name="Default" office:value-type="float" office:value="4563" calcext:value-type="float">
            <text:p>4563</text:p>
          </table:table-cell>
          <table:table-cell table:formula="of:=[.C11]/[.B11]" office:value-type="float" office:value="2.01870319886815" calcext:value-type="float">
            <text:p>2.0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142" calcext:value-type="float">
            <text:p>16.1420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12]/[.B12]" office:value-type="float" office:value="198.054763969768" calcext:value-type="float">
            <text:p>198.0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51.156" calcext:value-type="float">
            <text:p>1851.156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15]/[.B15]" office:value-type="float" office:value="1.72702894839765" calcext:value-type="float">
            <text:p>1.727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956.645" calcext:value-type="float">
            <text:p>4956.645</text:p>
          </table:table-cell>
          <table:table-cell table:style-name="Default" office:value-type="float" office:value="3194" calcext:value-type="float">
            <text:p>3194</text:p>
          </table:table-cell>
          <table:table-cell table:formula="of:=[.C16]/[.B16]" office:value-type="float" office:value="0.64438748387266" calcext:value-type="float">
            <text:p>0.644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60.372" calcext:value-type="float">
            <text:p>2260.372</text:p>
          </table:table-cell>
          <table:table-cell table:style-name="Default" office:value-type="float" office:value="4563" calcext:value-type="float">
            <text:p>4563</text:p>
          </table:table-cell>
          <table:table-cell table:formula="of:=[.C17]/[.B17]" office:value-type="float" office:value="2.01869426802314" calcext:value-type="float">
            <text:p>2.0187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08" calcext:value-type="float">
            <text:p>16.0800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18]/[.B18]" office:value-type="float" office:value="198.818407960199" calcext:value-type="float">
            <text:p>198.818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52.682" calcext:value-type="float">
            <text:p>1852.682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21]/[.B21]" office:value-type="float" office:value="1.72560644514277" calcext:value-type="float">
            <text:p>1.7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008.533" calcext:value-type="float">
            <text:p>5008.533</text:p>
          </table:table-cell>
          <table:table-cell table:style-name="Default" office:value-type="float" office:value="3194" calcext:value-type="float">
            <text:p>3194</text:p>
          </table:table-cell>
          <table:table-cell table:formula="of:=[.C22]/[.B22]" office:value-type="float" office:value="0.637711681244788" calcext:value-type="float">
            <text:p>0.6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73.362" calcext:value-type="float">
            <text:p>2273.362</text:p>
          </table:table-cell>
          <table:table-cell table:style-name="Default" office:value-type="float" office:value="4563" calcext:value-type="float">
            <text:p>4563</text:p>
          </table:table-cell>
          <table:table-cell table:formula="of:=[.C23]/[.B23]" office:value-type="float" office:value="2.00715944051145" calcext:value-type="float">
            <text:p>2.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752" calcext:value-type="float">
            <text:p>16.7520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24]/[.B24]" office:value-type="float" office:value="190.84288443171" calcext:value-type="float">
            <text:p>190.8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58.09" calcext:value-type="float">
            <text:p>1858.09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27]/[.B27]" office:value-type="float" office:value="1.72058404060083" calcext:value-type="float">
            <text:p>1.7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861.586" calcext:value-type="float">
            <text:p>4861.586</text:p>
          </table:table-cell>
          <table:table-cell table:style-name="Default" office:value-type="float" office:value="3194" calcext:value-type="float">
            <text:p>3194</text:p>
          </table:table-cell>
          <table:table-cell table:formula="of:=[.C28]/[.B28]" office:value-type="float" office:value="0.65698724654876" calcext:value-type="float">
            <text:p>0.6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59.456" calcext:value-type="float">
            <text:p>2359.456</text:p>
          </table:table-cell>
          <table:table-cell table:style-name="Default" office:value-type="float" office:value="4563" calcext:value-type="float">
            <text:p>4563</text:p>
          </table:table-cell>
          <table:table-cell table:formula="of:=[.C29]/[.B29]" office:value-type="float" office:value="1.93392036130362" calcext:value-type="float">
            <text:p>1.9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081" calcext:value-type="float">
            <text:p>16.0810</text:p>
          </table:table-cell>
          <table:table-cell table:style-name="Default" office:value-type="float" office:value="3197" calcext:value-type="float">
            <text:p>3197</text:p>
          </table:table-cell>
          <table:table-cell table:formula="of:=[.C30]/[.B30]" office:value-type="float" office:value="198.806044400224" calcext:value-type="float">
            <text:p>198.8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1848.4906" calcext:value-type="float">
            <text:p>1848.4906</text:p>
          </table:table-cell>
          <table:table-cell table:style-name="ce4" table:formula="of:=AVERAGE([.C3];[.C9];[.C15];[.C21];[.C27])" office:value-type="float" office:value="3197" calcext:value-type="float">
            <text:p>3197.0000</text:p>
          </table:table-cell>
          <table:table-cell table:style-name="ce4" table:formula="of:=AVERAGE([.D3];[.D9];[.D15];[.D21];[.D27])" office:value-type="float" office:value="1.72954793470197" calcext:value-type="float">
            <text:p>1.729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4973.7618" calcext:value-type="float">
            <text:p>4973.7618</text:p>
          </table:table-cell>
          <table:table-cell table:style-name="ce4" table:formula="of:=AVERAGE([.C4];[.C10];[.C16];[.C22];[.C28])" office:value-type="float" office:value="3194" calcext:value-type="float">
            <text:p>3194.0000</text:p>
          </table:table-cell>
          <table:table-cell table:style-name="ce4" table:formula="of:=AVERAGE([.D4];[.D10];[.D16];[.D22];[.D28])" office:value-type="float" office:value="0.642273033153241" calcext:value-type="float">
            <text:p>0.642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2300.4016" calcext:value-type="float">
            <text:p>2300.4016</text:p>
          </table:table-cell>
          <table:table-cell table:style-name="ce4" table:formula="of:=AVERAGE([.C5];[.C11];[.C17];[.C23];[.C29])" office:value-type="float" office:value="4563" calcext:value-type="float">
            <text:p>4563.0000</text:p>
          </table:table-cell>
          <table:table-cell table:style-name="ce4" table:formula="of:=AVERAGE([.D5];[.D11];[.D17];[.D23];[.D29])" office:value-type="float" office:value="1.98429119494315" calcext:value-type="float">
            <text:p>1.984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6.0384" calcext:value-type="float">
            <text:p>16.0384</text:p>
          </table:table-cell>
          <table:table-cell table:style-name="ce4" table:formula="of:=AVERAGE([.C6];[.C12];[.C18];[.C24];[.C30])" office:value-type="float" office:value="3197" calcext:value-type="float">
            <text:p>3197.0000</text:p>
          </table:table-cell>
          <table:table-cell table:style-name="ce4" table:formula="of:=AVERAGE([.D6];[.D12];[.D18];[.D24];[.D30])" office:value-type="float" office:value="199.545286902727" calcext:value-type="float">
            <text:p>199.545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8.41521317614706" calcext:value-type="float">
            <text:p>8.4152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0788748289757893" calcext:value-type="float">
            <text:p>0.0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70.106296491114" calcext:value-type="float">
            <text:p>70.1063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914873570656647" calcext:value-type="float">
            <text:p>0.0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49.3288098660408" calcext:value-type="float">
            <text:p>49.3288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422334486227918" calcext:value-type="float">
            <text:p>0.0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577932781558547" calcext:value-type="float">
            <text:p>0.5779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7.33078565508477" calcext:value-type="float">
            <text:p>7.33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1851.156" calcext:value-type="float">
            <text:p>1851.1560</text:p>
          </table:table-cell>
          <table:table-cell table:formula="of:=MEDIAN([.C3];[.C9];[.C15];[.C21];[.C27])" office:value-type="float" office:value="3197" calcext:value-type="float">
            <text:p>3197.0000</text:p>
          </table:table-cell>
          <table:table-cell table:formula="of:=MEDIAN([.D3];[.D9];[.D15];[.D21];[.D27])" office:value-type="float" office:value="1.72702894839765" calcext:value-type="float">
            <text:p>1.7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4997.496" calcext:value-type="float">
            <text:p>4997.4960</text:p>
          </table:table-cell>
          <table:table-cell table:formula="of:=MEDIAN([.C4];[.C10];[.C16];[.C22];[.C28])" office:value-type="float" office:value="3194" calcext:value-type="float">
            <text:p>3194.0000</text:p>
          </table:table-cell>
          <table:table-cell table:formula="of:=MEDIAN([.D4];[.D10];[.D16];[.D22];[.D28])" office:value-type="float" office:value="0.639120071331723" calcext:value-type="float">
            <text:p>0.6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73.362" calcext:value-type="float">
            <text:p>2273.3620</text:p>
          </table:table-cell>
          <table:table-cell table:formula="of:=MEDIAN([.C5];[.C11];[.C17];[.C23];[.C29])" office:value-type="float" office:value="4563" calcext:value-type="float">
            <text:p>4563.0000</text:p>
          </table:table-cell>
          <table:table-cell table:formula="of:=MEDIAN([.D5];[.D11];[.D17];[.D23];[.D29])" office:value-type="float" office:value="2.00715944051145" calcext:value-type="float">
            <text:p>2.0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6.081" calcext:value-type="float">
            <text:p>16.0810</text:p>
          </table:table-cell>
          <table:table-cell table:formula="of:=MEDIAN([.C6];[.C12];[.C18];[.C24];[.C30])" office:value-type="float" office:value="3197" calcext:value-type="float">
            <text:p>3197.0000</text:p>
          </table:table-cell>
          <table:table-cell table:formula="of:=MEDIAN([.D6];[.D12];[.D18];[.D24];[.D30])" office:value-type="float" office:value="198.806044400224" calcext:value-type="float">
            <text:p>198.80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1858.09" calcext:value-type="float">
            <text:p>1858.0900</text:p>
          </table:table-cell>
          <table:table-cell table:formula="of:=MAX([.C3];[.C9];[.C15];[.C21];[.C27])" office:value-type="float" office:value="3197" calcext:value-type="float">
            <text:p>3197.0000</text:p>
          </table:table-cell>
          <table:table-cell table:formula="of:=MAX([.D3];[.D9];[.D15];[.D21];[.D27])" office:value-type="float" office:value="1.74097911968646" calcext:value-type="float">
            <text:p>1.7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5044.549" calcext:value-type="float">
            <text:p>5044.5490</text:p>
          </table:table-cell>
          <table:table-cell table:formula="of:=MAX([.C4];[.C10];[.C16];[.C22];[.C28])" office:value-type="float" office:value="3194" calcext:value-type="float">
            <text:p>3194.0000</text:p>
          </table:table-cell>
          <table:table-cell table:formula="of:=MAX([.D4];[.D10];[.D16];[.D22];[.D28])" office:value-type="float" office:value="0.65698724654876" calcext:value-type="float">
            <text:p>0.6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359.456" calcext:value-type="float">
            <text:p>2359.4560</text:p>
          </table:table-cell>
          <table:table-cell table:formula="of:=MAX([.C5];[.C11];[.C17];[.C23];[.C29])" office:value-type="float" office:value="4563" calcext:value-type="float">
            <text:p>4563.0000</text:p>
          </table:table-cell>
          <table:table-cell table:formula="of:=MAX([.D5];[.D11];[.D17];[.D23];[.D29])" office:value-type="float" office:value="2.01870319886815" calcext:value-type="float">
            <text:p>2.0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16.752" calcext:value-type="float">
            <text:p>16.7520</text:p>
          </table:table-cell>
          <table:table-cell table:formula="of:=MAX([.C6];[.C12];[.C18];[.C24];[.C30])" office:value-type="float" office:value="3197" calcext:value-type="float">
            <text:p>3197.0000</text:p>
          </table:table-cell>
          <table:table-cell table:formula="of:=MAX([.D6];[.D12];[.D18];[.D24];[.D30])" office:value-type="float" office:value="211.204333751734" calcext:value-type="float">
            <text:p>211.20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1836.323" calcext:value-type="float">
            <text:p>1836.3230</text:p>
          </table:table-cell>
          <table:table-cell table:formula="of:=MIN([.C3];[.C9];[.C15];[.C21];[.C27])" office:value-type="float" office:value="3197" calcext:value-type="float">
            <text:p>3197.0000</text:p>
          </table:table-cell>
          <table:table-cell table:formula="of:=MIN([.D3];[.D9];[.D15];[.D21];[.D27])" office:value-type="float" office:value="1.72058404060083" calcext:value-type="float">
            <text:p>1.7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4861.586" calcext:value-type="float">
            <text:p>4861.5860</text:p>
          </table:table-cell>
          <table:table-cell table:formula="of:=MIN([.C4];[.C10];[.C16];[.C22];[.C28])" office:value-type="float" office:value="3194" calcext:value-type="float">
            <text:p>3194.0000</text:p>
          </table:table-cell>
          <table:table-cell table:formula="of:=MIN([.D4];[.D10];[.D16];[.D22];[.D28])" office:value-type="float" office:value="0.633158682768271" calcext:value-type="float">
            <text:p>0.6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60.362" calcext:value-type="float">
            <text:p>2260.3620</text:p>
          </table:table-cell>
          <table:table-cell table:formula="of:=MIN([.C5];[.C11];[.C17];[.C23];[.C29])" office:value-type="float" office:value="4563" calcext:value-type="float">
            <text:p>4563.0000</text:p>
          </table:table-cell>
          <table:table-cell table:formula="of:=MIN([.D5];[.D11];[.D17];[.D23];[.D29])" office:value-type="float" office:value="1.93392036130362" calcext:value-type="float">
            <text:p>1.9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5.137" calcext:value-type="float">
            <text:p>15.1370</text:p>
          </table:table-cell>
          <table:table-cell table:formula="of:=MIN([.C6];[.C12];[.C18];[.C24];[.C30])" office:value-type="float" office:value="3197" calcext:value-type="float">
            <text:p>3197.0000</text:p>
          </table:table-cell>
          <table:table-cell table:formula="of:=MIN([.D6];[.D12];[.D18];[.D24];[.D30])" office:value-type="float" office:value="190.84288443171" calcext:value-type="float">
            <text:p>190.842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1836.323" calcext:value-type="float">
            <text:p>1836.3230</text:p>
          </table:table-cell>
          <table:table-cell table:formula="of:=QUARTILE(([.C3]~[.C9]~[.C15]~[.C21]~[.C27]);0)" office:value-type="float" office:value="3197" calcext:value-type="float">
            <text:p>3197.0000</text:p>
          </table:table-cell>
          <table:table-cell table:formula="of:=QUARTILE(([.D3]~[.D9]~[.D15]~[.D21]~[.D27]);0)" office:value-type="float" office:value="1.72058404060083" calcext:value-type="float">
            <text:p>1.7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4861.586" calcext:value-type="float">
            <text:p>4861.5860</text:p>
          </table:table-cell>
          <table:table-cell table:formula="of:=QUARTILE(([.C4]~[.C10]~[.C16]~[.C22]~[.C28]);0)" office:value-type="float" office:value="3194" calcext:value-type="float">
            <text:p>3194.0000</text:p>
          </table:table-cell>
          <table:table-cell table:formula="of:=QUARTILE(([.D4]~[.D10]~[.D16]~[.D22]~[.D28]);0)" office:value-type="float" office:value="0.633158682768271" calcext:value-type="float">
            <text:p>0.6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60.362" calcext:value-type="float">
            <text:p>2260.3620</text:p>
          </table:table-cell>
          <table:table-cell table:formula="of:=QUARTILE(([.C5]~[.C11]~[.C17]~[.C23]~[.C29]);0)" office:value-type="float" office:value="4563" calcext:value-type="float">
            <text:p>4563.0000</text:p>
          </table:table-cell>
          <table:table-cell table:formula="of:=QUARTILE(([.D5]~[.D11]~[.D17]~[.D23]~[.D29]);0)" office:value-type="float" office:value="1.93392036130362" calcext:value-type="float">
            <text:p>1.9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5.137" calcext:value-type="float">
            <text:p>15.1370</text:p>
          </table:table-cell>
          <table:table-cell table:formula="of:=QUARTILE(([.C6]~[.C12]~[.C18]~[.C24]~[.C30]);0)" office:value-type="float" office:value="3197" calcext:value-type="float">
            <text:p>3197.0000</text:p>
          </table:table-cell>
          <table:table-cell table:formula="of:=QUARTILE(([.D6]~[.D12]~[.D18]~[.D24]~[.D30]);0)" office:value-type="float" office:value="190.84288443171" calcext:value-type="float">
            <text:p>190.842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1858.09" calcext:value-type="float">
            <text:p>1858.0900</text:p>
          </table:table-cell>
          <table:table-cell table:formula="of:=QUARTILE(([.C3]~[.C9]~[.C15]~[.C21]~[.C27]);4)" office:value-type="float" office:value="3197" calcext:value-type="float">
            <text:p>3197.0000</text:p>
          </table:table-cell>
          <table:table-cell table:formula="of:=QUARTILE(([.D3]~[.D9]~[.D15]~[.D21]~[.D27]);4)" office:value-type="float" office:value="1.74097911968646" calcext:value-type="float">
            <text:p>1.7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5044.549" calcext:value-type="float">
            <text:p>5044.5490</text:p>
          </table:table-cell>
          <table:table-cell table:formula="of:=QUARTILE(([.C4]~[.C10]~[.C16]~[.C22]~[.C28]);4)" office:value-type="float" office:value="3194" calcext:value-type="float">
            <text:p>3194.0000</text:p>
          </table:table-cell>
          <table:table-cell table:formula="of:=QUARTILE(([.D4]~[.D10]~[.D16]~[.D22]~[.D28]);4)" office:value-type="float" office:value="0.65698724654876" calcext:value-type="float">
            <text:p>0.6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359.456" calcext:value-type="float">
            <text:p>2359.4560</text:p>
          </table:table-cell>
          <table:table-cell table:formula="of:=QUARTILE(([.C5]~[.C11]~[.C17]~[.C23]~[.C29]);4)" office:value-type="float" office:value="4563" calcext:value-type="float">
            <text:p>4563.0000</text:p>
          </table:table-cell>
          <table:table-cell table:formula="of:=QUARTILE(([.D5]~[.D11]~[.D17]~[.D23]~[.D29]);4)" office:value-type="float" office:value="2.01870319886815" calcext:value-type="float">
            <text:p>2.0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16.752" calcext:value-type="float">
            <text:p>16.7520</text:p>
          </table:table-cell>
          <table:table-cell table:formula="of:=QUARTILE(([.C6]~[.C12]~[.C18]~[.C24]~[.C30]);4)" office:value-type="float" office:value="3197" calcext:value-type="float">
            <text:p>3197.0000</text:p>
          </table:table-cell>
          <table:table-cell table:formula="of:=QUARTILE(([.D6]~[.D12]~[.D18]~[.D24]~[.D30]);4)" office:value-type="float" office:value="211.204333751734" calcext:value-type="float">
            <text:p>211.2043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-11-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48.579" calcext:value-type="float">
            <text:p>1848.579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3]/[.B3]" office:value-type="float" office:value="1.72564980993509" calcext:value-type="float">
            <text:p>1.7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855.306" calcext:value-type="float">
            <text:p>4855.306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4]/[.B4]" office:value-type="float" office:value="0.657013172805174" calcext:value-type="float">
            <text:p>0.6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26.349" calcext:value-type="float">
            <text:p>2326.349</text:p>
          </table:table-cell>
          <table:table-cell table:style-name="Default" office:value-type="float" office:value="4550" calcext:value-type="float">
            <text:p>4550</text:p>
          </table:table-cell>
          <table:table-cell table:formula="of:=[.C5]/[.B5]" office:value-type="float" office:value="1.95585443112792" calcext:value-type="float">
            <text:p>1.9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882" calcext:value-type="float">
            <text:p>16.882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6]/[.B6]" office:value-type="float" office:value="188.958654187892" calcext:value-type="float">
            <text:p>188.9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/>
          <table:table-cell table:style-name="Default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46.995" calcext:value-type="float">
            <text:p>1846.995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9]/[.B9]" office:value-type="float" office:value="1.72712974317743" calcext:value-type="float">
            <text:p>1.7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836.388" calcext:value-type="float">
            <text:p>4836.388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0]/[.B10]" office:value-type="float" office:value="0.659583143453337" calcext:value-type="float">
            <text:p>0.6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36.295" calcext:value-type="float">
            <text:p>2236.295</text:p>
          </table:table-cell>
          <table:table-cell table:style-name="Default" office:value-type="float" office:value="4550" calcext:value-type="float">
            <text:p>4550</text:p>
          </table:table-cell>
          <table:table-cell table:formula="of:=[.C11]/[.B11]" office:value-type="float" office:value="2.03461529002211" calcext:value-type="float">
            <text:p>2.0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534" calcext:value-type="float">
            <text:p>16.534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2]/[.B12]" office:value-type="float" office:value="192.935768719003" calcext:value-type="float">
            <text:p>192.9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25.061" calcext:value-type="float">
            <text:p>1825.061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5]/[.B15]" office:value-type="float" office:value="1.74788678296232" calcext:value-type="float">
            <text:p>1.7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919.953" calcext:value-type="float">
            <text:p>4919.953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6]/[.B16]" office:value-type="float" office:value="0.648380177615518" calcext:value-type="float">
            <text:p>0.6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40.356" calcext:value-type="float">
            <text:p>2240.356</text:p>
          </table:table-cell>
          <table:table-cell table:style-name="Default" office:value-type="float" office:value="4550" calcext:value-type="float">
            <text:p>4550</text:p>
          </table:table-cell>
          <table:table-cell table:formula="of:=[.C17]/[.B17]" office:value-type="float" office:value="2.03092722763704" calcext:value-type="float">
            <text:p>2.0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59" calcext:value-type="float">
            <text:p>16.590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8]/[.B18]" office:value-type="float" office:value="192.284508740205" calcext:value-type="float">
            <text:p>192.2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63.905" calcext:value-type="float">
            <text:p>1863.905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1]/[.B21]" office:value-type="float" office:value="1.71146061628677" calcext:value-type="float">
            <text:p>1.7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793.498" calcext:value-type="float">
            <text:p>4793.498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2]/[.B22]" office:value-type="float" office:value="0.665484787935658" calcext:value-type="float">
            <text:p>0.6655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00.295" calcext:value-type="float">
            <text:p>2200.295</text:p>
          </table:table-cell>
          <table:table-cell table:style-name="Default" office:value-type="float" office:value="4550" calcext:value-type="float">
            <text:p>4550</text:p>
          </table:table-cell>
          <table:table-cell table:formula="of:=[.C23]/[.B23]" office:value-type="float" office:value="2.06790453098335" calcext:value-type="float">
            <text:p>2.0679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905" calcext:value-type="float">
            <text:p>16.905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4]/[.B24]" office:value-type="float" office:value="188.701567583555" calcext:value-type="float">
            <text:p>188.7016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73.451" calcext:value-type="float">
            <text:p>1873.451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7]/[.B27]" office:value-type="float" office:value="1.70274002362485" calcext:value-type="float">
            <text:p>1.70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4824.601" calcext:value-type="float">
            <text:p>4824.601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8]/[.B28]" office:value-type="float" office:value="0.66119457339581" calcext:value-type="float">
            <text:p>0.661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405.349" calcext:value-type="float">
            <text:p>2405.349</text:p>
          </table:table-cell>
          <table:table-cell table:style-name="Default" office:value-type="float" office:value="4550" calcext:value-type="float">
            <text:p>4550</text:p>
          </table:table-cell>
          <table:table-cell table:formula="of:=[.C29]/[.B29]" office:value-type="float" office:value="1.89161739107298" calcext:value-type="float">
            <text:p>1.891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554" calcext:value-type="float">
            <text:p>16.554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30]/[.B30]" office:value-type="float" office:value="192.702670049535" calcext:value-type="float">
            <text:p>192.7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1851.5982" calcext:value-type="float">
            <text:p>1851.5982</text:p>
          </table:table-cell>
          <table:table-cell table:style-name="ce4" table:formula="of:=AVERAGE([.C3];[.C9];[.C15];[.C21];[.C27])" office:value-type="float" office:value="3190" calcext:value-type="float">
            <text:p>3190.0000</text:p>
          </table:table-cell>
          <table:table-cell table:style-name="ce4" table:formula="of:=AVERAGE([.D3];[.D9];[.D15];[.D21];[.D27])" office:value-type="float" office:value="1.72297339519729" calcext:value-type="float">
            <text:p>1.723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4845.9492" calcext:value-type="float">
            <text:p>4845.9492</text:p>
          </table:table-cell>
          <table:table-cell table:style-name="ce4" table:formula="of:=AVERAGE([.C4];[.C10];[.C16];[.C22];[.C28])" office:value-type="float" office:value="3190" calcext:value-type="float">
            <text:p>3190.0000</text:p>
          </table:table-cell>
          <table:table-cell table:style-name="ce4" table:formula="of:=AVERAGE([.D4];[.D10];[.D16];[.D22];[.D28])" office:value-type="float" office:value="0.6583311710411" calcext:value-type="float">
            <text:p>0.658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2281.7288" calcext:value-type="float">
            <text:p>2281.7288</text:p>
          </table:table-cell>
          <table:table-cell table:style-name="ce4" table:formula="of:=AVERAGE([.C5];[.C11];[.C17];[.C23];[.C29])" office:value-type="float" office:value="4550" calcext:value-type="float">
            <text:p>4550.0000</text:p>
          </table:table-cell>
          <table:table-cell table:style-name="ce4" table:formula="of:=AVERAGE([.D5];[.D11];[.D17];[.D23];[.D29])" office:value-type="float" office:value="1.99618377416868" calcext:value-type="float">
            <text:p>1.996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6.693" calcext:value-type="float">
            <text:p>16.6930</text:p>
          </table:table-cell>
          <table:table-cell table:style-name="ce4" table:formula="of:=AVERAGE([.C6];[.C12];[.C18];[.C24];[.C30])" office:value-type="float" office:value="3190" calcext:value-type="float">
            <text:p>3190.0000</text:p>
          </table:table-cell>
          <table:table-cell table:style-name="ce4" table:formula="of:=AVERAGE([.D6];[.D12];[.D18];[.D24];[.D30])" office:value-type="float" office:value="191.116633856038" calcext:value-type="float">
            <text:p>191.116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8.4630048800297" calcext:value-type="float">
            <text:p>18.4630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17226786683407" calcext:value-type="float">
            <text:p>0.0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47.0701675448477" calcext:value-type="float">
            <text:p>47.0702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63580683416024" calcext:value-type="float">
            <text:p>0.0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83.1870161756028" calcext:value-type="float">
            <text:p>83.1870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713942230008598" calcext:value-type="float">
            <text:p>0.0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84306809423853" calcext:value-type="float">
            <text:p>0.1843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2.10226755851983" calcext:value-type="float">
            <text:p>2.10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1848.579" calcext:value-type="float">
            <text:p>1848.5790</text:p>
          </table:table-cell>
          <table:table-cell table:formula="of:=MEDIAN([.C3];[.C9];[.C15];[.C21];[.C27])" office:value-type="float" office:value="3190" calcext:value-type="float">
            <text:p>3190.0000</text:p>
          </table:table-cell>
          <table:table-cell table:formula="of:=MEDIAN([.D3];[.D9];[.D15];[.D21];[.D27])" office:value-type="float" office:value="1.72564980993509" calcext:value-type="float">
            <text:p>1.7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4836.388" calcext:value-type="float">
            <text:p>4836.3880</text:p>
          </table:table-cell>
          <table:table-cell table:formula="of:=MEDIAN([.C4];[.C10];[.C16];[.C22];[.C28])" office:value-type="float" office:value="3190" calcext:value-type="float">
            <text:p>3190.0000</text:p>
          </table:table-cell>
          <table:table-cell table:formula="of:=MEDIAN([.D4];[.D10];[.D16];[.D22];[.D28])" office:value-type="float" office:value="0.659583143453337" calcext:value-type="float">
            <text:p>0.6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40.356" calcext:value-type="float">
            <text:p>2240.3560</text:p>
          </table:table-cell>
          <table:table-cell table:formula="of:=MEDIAN([.C5];[.C11];[.C17];[.C23];[.C29])" office:value-type="float" office:value="4550" calcext:value-type="float">
            <text:p>4550.0000</text:p>
          </table:table-cell>
          <table:table-cell table:formula="of:=MEDIAN([.D5];[.D11];[.D17];[.D23];[.D29])" office:value-type="float" office:value="2.03092722763704" calcext:value-type="float">
            <text:p>2.0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6.59" calcext:value-type="float">
            <text:p>16.5900</text:p>
          </table:table-cell>
          <table:table-cell table:formula="of:=MEDIAN([.C6];[.C12];[.C18];[.C24];[.C30])" office:value-type="float" office:value="3190" calcext:value-type="float">
            <text:p>3190.0000</text:p>
          </table:table-cell>
          <table:table-cell table:formula="of:=MEDIAN([.D6];[.D12];[.D18];[.D24];[.D30])" office:value-type="float" office:value="192.284508740205" calcext:value-type="float">
            <text:p>192.28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1873.451" calcext:value-type="float">
            <text:p>1873.4510</text:p>
          </table:table-cell>
          <table:table-cell table:formula="of:=MAX([.C3];[.C9];[.C15];[.C21];[.C27])" office:value-type="float" office:value="3190" calcext:value-type="float">
            <text:p>3190.0000</text:p>
          </table:table-cell>
          <table:table-cell table:formula="of:=MAX([.D3];[.D9];[.D15];[.D21];[.D27])" office:value-type="float" office:value="1.74788678296232" calcext:value-type="float">
            <text:p>1.7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4919.953" calcext:value-type="float">
            <text:p>4919.9530</text:p>
          </table:table-cell>
          <table:table-cell table:formula="of:=MAX([.C4];[.C10];[.C16];[.C22];[.C28])" office:value-type="float" office:value="3190" calcext:value-type="float">
            <text:p>3190.0000</text:p>
          </table:table-cell>
          <table:table-cell table:formula="of:=MAX([.D4];[.D10];[.D16];[.D22];[.D28])" office:value-type="float" office:value="0.665484787935658" calcext:value-type="float">
            <text:p>0.6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405.349" calcext:value-type="float">
            <text:p>2405.3490</text:p>
          </table:table-cell>
          <table:table-cell table:formula="of:=MAX([.C5];[.C11];[.C17];[.C23];[.C29])" office:value-type="float" office:value="4550" calcext:value-type="float">
            <text:p>4550.0000</text:p>
          </table:table-cell>
          <table:table-cell table:formula="of:=MAX([.D5];[.D11];[.D17];[.D23];[.D29])" office:value-type="float" office:value="2.06790453098335" calcext:value-type="float">
            <text:p>2.0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16.905" calcext:value-type="float">
            <text:p>16.9050</text:p>
          </table:table-cell>
          <table:table-cell table:formula="of:=MAX([.C6];[.C12];[.C18];[.C24];[.C30])" office:value-type="float" office:value="3190" calcext:value-type="float">
            <text:p>3190.0000</text:p>
          </table:table-cell>
          <table:table-cell table:formula="of:=MAX([.D6];[.D12];[.D18];[.D24];[.D30])" office:value-type="float" office:value="192.935768719003" calcext:value-type="float">
            <text:p>192.93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1825.061" calcext:value-type="float">
            <text:p>1825.0610</text:p>
          </table:table-cell>
          <table:table-cell table:formula="of:=MIN([.C3];[.C9];[.C15];[.C21];[.C27])" office:value-type="float" office:value="3190" calcext:value-type="float">
            <text:p>3190.0000</text:p>
          </table:table-cell>
          <table:table-cell table:formula="of:=MIN([.D3];[.D9];[.D15];[.D21];[.D27])" office:value-type="float" office:value="1.70274002362485" calcext:value-type="float">
            <text:p>1.7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4793.498" calcext:value-type="float">
            <text:p>4793.4980</text:p>
          </table:table-cell>
          <table:table-cell table:formula="of:=MIN([.C4];[.C10];[.C16];[.C22];[.C28])" office:value-type="float" office:value="3190" calcext:value-type="float">
            <text:p>3190.0000</text:p>
          </table:table-cell>
          <table:table-cell table:formula="of:=MIN([.D4];[.D10];[.D16];[.D22];[.D28])" office:value-type="float" office:value="0.648380177615518" calcext:value-type="float">
            <text:p>0.6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00.295" calcext:value-type="float">
            <text:p>2200.2950</text:p>
          </table:table-cell>
          <table:table-cell table:formula="of:=MIN([.C5];[.C11];[.C17];[.C23];[.C29])" office:value-type="float" office:value="4550" calcext:value-type="float">
            <text:p>4550.0000</text:p>
          </table:table-cell>
          <table:table-cell table:formula="of:=MIN([.D5];[.D11];[.D17];[.D23];[.D29])" office:value-type="float" office:value="1.89161739107298" calcext:value-type="float">
            <text:p>1.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6.534" calcext:value-type="float">
            <text:p>16.5340</text:p>
          </table:table-cell>
          <table:table-cell table:formula="of:=MIN([.C6];[.C12];[.C18];[.C24];[.C30])" office:value-type="float" office:value="3190" calcext:value-type="float">
            <text:p>3190.0000</text:p>
          </table:table-cell>
          <table:table-cell table:formula="of:=MIN([.D6];[.D12];[.D18];[.D24];[.D30])" office:value-type="float" office:value="188.701567583555" calcext:value-type="float">
            <text:p>188.7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1825.061" calcext:value-type="float">
            <text:p>1825.0610</text:p>
          </table:table-cell>
          <table:table-cell table:formula="of:=QUARTILE(([.C3]~[.C9]~[.C15]~[.C21]~[.C27]);0)" office:value-type="float" office:value="3190" calcext:value-type="float">
            <text:p>3190.0000</text:p>
          </table:table-cell>
          <table:table-cell table:formula="of:=QUARTILE(([.D3]~[.D9]~[.D15]~[.D21]~[.D27]);0)" office:value-type="float" office:value="1.70274002362485" calcext:value-type="float">
            <text:p>1.7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4793.498" calcext:value-type="float">
            <text:p>4793.4980</text:p>
          </table:table-cell>
          <table:table-cell table:formula="of:=QUARTILE(([.C4]~[.C10]~[.C16]~[.C22]~[.C28]);0)" office:value-type="float" office:value="3190" calcext:value-type="float">
            <text:p>3190.0000</text:p>
          </table:table-cell>
          <table:table-cell table:formula="of:=QUARTILE(([.D4]~[.D10]~[.D16]~[.D22]~[.D28]);0)" office:value-type="float" office:value="0.648380177615518" calcext:value-type="float">
            <text:p>0.6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00.295" calcext:value-type="float">
            <text:p>2200.2950</text:p>
          </table:table-cell>
          <table:table-cell table:formula="of:=QUARTILE(([.C5]~[.C11]~[.C17]~[.C23]~[.C29]);0)" office:value-type="float" office:value="4550" calcext:value-type="float">
            <text:p>4550.0000</text:p>
          </table:table-cell>
          <table:table-cell table:formula="of:=QUARTILE(([.D5]~[.D11]~[.D17]~[.D23]~[.D29]);0)" office:value-type="float" office:value="1.89161739107298" calcext:value-type="float">
            <text:p>1.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6.534" calcext:value-type="float">
            <text:p>16.5340</text:p>
          </table:table-cell>
          <table:table-cell table:formula="of:=QUARTILE(([.C6]~[.C12]~[.C18]~[.C24]~[.C30]);0)" office:value-type="float" office:value="3190" calcext:value-type="float">
            <text:p>3190.0000</text:p>
          </table:table-cell>
          <table:table-cell table:formula="of:=QUARTILE(([.D6]~[.D12]~[.D18]~[.D24]~[.D30]);0)" office:value-type="float" office:value="188.701567583555" calcext:value-type="float">
            <text:p>188.70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1873.451" calcext:value-type="float">
            <text:p>1873.4510</text:p>
          </table:table-cell>
          <table:table-cell table:formula="of:=QUARTILE(([.C3]~[.C9]~[.C15]~[.C21]~[.C27]);4)" office:value-type="float" office:value="3190" calcext:value-type="float">
            <text:p>3190.0000</text:p>
          </table:table-cell>
          <table:table-cell table:formula="of:=QUARTILE(([.D3]~[.D9]~[.D15]~[.D21]~[.D27]);4)" office:value-type="float" office:value="1.74788678296232" calcext:value-type="float">
            <text:p>1.7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4919.953" calcext:value-type="float">
            <text:p>4919.9530</text:p>
          </table:table-cell>
          <table:table-cell table:formula="of:=QUARTILE(([.C4]~[.C10]~[.C16]~[.C22]~[.C28]);4)" office:value-type="float" office:value="3190" calcext:value-type="float">
            <text:p>3190.0000</text:p>
          </table:table-cell>
          <table:table-cell table:formula="of:=QUARTILE(([.D4]~[.D10]~[.D16]~[.D22]~[.D28]);4)" office:value-type="float" office:value="0.665484787935658" calcext:value-type="float">
            <text:p>0.6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405.349" calcext:value-type="float">
            <text:p>2405.3490</text:p>
          </table:table-cell>
          <table:table-cell table:formula="of:=QUARTILE(([.C5]~[.C11]~[.C17]~[.C23]~[.C29]);4)" office:value-type="float" office:value="4550" calcext:value-type="float">
            <text:p>4550.0000</text:p>
          </table:table-cell>
          <table:table-cell table:formula="of:=QUARTILE(([.D5]~[.D11]~[.D17]~[.D23]~[.D29]);4)" office:value-type="float" office:value="2.06790453098335" calcext:value-type="float">
            <text:p>2.0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16.905" calcext:value-type="float">
            <text:p>16.9050</text:p>
          </table:table-cell>
          <table:table-cell table:formula="of:=QUARTILE(([.C6]~[.C12]~[.C18]~[.C24]~[.C30]);4)" office:value-type="float" office:value="3190" calcext:value-type="float">
            <text:p>3190.0000</text:p>
          </table:table-cell>
          <table:table-cell table:formula="of:=QUARTILE(([.D6]~[.D12]~[.D18]~[.D24]~[.D30]);4)" office:value-type="float" office:value="192.935768719003" calcext:value-type="float">
            <text:p>192.9358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-12-2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43.356" calcext:value-type="float">
            <text:p>1843.356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3]/[.B3]" office:value-type="float" office:value="1.73216676539963" calcext:value-type="float">
            <text:p>1.7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024.941" calcext:value-type="float">
            <text:p>5024.941</text:p>
          </table:table-cell>
          <table:table-cell table:style-name="Default" office:value-type="float" office:value="3196" calcext:value-type="float">
            <text:p>3196</text:p>
          </table:table-cell>
          <table:table-cell table:formula="of:=[.C4]/[.B4]" office:value-type="float" office:value="0.636027368281538" calcext:value-type="float">
            <text:p>0.6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36.362" calcext:value-type="float">
            <text:p>2336.362</text:p>
          </table:table-cell>
          <table:table-cell table:style-name="Default" office:value-type="float" office:value="4546" calcext:value-type="float">
            <text:p>4546</text:p>
          </table:table-cell>
          <table:table-cell table:formula="of:=[.C5]/[.B5]" office:value-type="float" office:value="1.945760117653" calcext:value-type="float">
            <text:p>1.9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353" calcext:value-type="float">
            <text:p>17.3530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6]/[.B6]" office:value-type="float" office:value="184.002766092318" calcext:value-type="float">
            <text:p>184.0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60.671" calcext:value-type="float">
            <text:p>1860.671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9]/[.B9]" office:value-type="float" office:value="1.7160475978827" calcext:value-type="float">
            <text:p>1.71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154.409" calcext:value-type="float">
            <text:p>5154.409</text:p>
          </table:table-cell>
          <table:table-cell table:style-name="Default" office:value-type="float" office:value="3196" calcext:value-type="float">
            <text:p>3196</text:p>
          </table:table-cell>
          <table:table-cell table:formula="of:=[.C10]/[.B10]" office:value-type="float" office:value="0.620051687788066" calcext:value-type="float">
            <text:p>0.6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84.35" calcext:value-type="float">
            <text:p>2284.35</text:p>
          </table:table-cell>
          <table:table-cell table:style-name="Default" office:value-type="float" office:value="4546" calcext:value-type="float">
            <text:p>4546</text:p>
          </table:table-cell>
          <table:table-cell table:formula="of:=[.C11]/[.B11]" office:value-type="float" office:value="1.99006281874494" calcext:value-type="float">
            <text:p>1.9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41" calcext:value-type="float">
            <text:p>16.4100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12]/[.B12]" office:value-type="float" office:value="194.576477757465" calcext:value-type="float">
            <text:p>194.5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62.616" calcext:value-type="float">
            <text:p>1862.616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15]/[.B15]" office:value-type="float" office:value="1.71425564904414" calcext:value-type="float">
            <text:p>1.714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144.149" calcext:value-type="float">
            <text:p>5144.149</text:p>
          </table:table-cell>
          <table:table-cell table:style-name="Default" office:value-type="float" office:value="3196" calcext:value-type="float">
            <text:p>3196</text:p>
          </table:table-cell>
          <table:table-cell table:formula="of:=[.C16]/[.B16]" office:value-type="float" office:value="0.621288380254927" calcext:value-type="float">
            <text:p>0.621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64.307" calcext:value-type="float">
            <text:p>2264.307</text:p>
          </table:table-cell>
          <table:table-cell table:style-name="Default" office:value-type="float" office:value="4546" calcext:value-type="float">
            <text:p>4546</text:p>
          </table:table-cell>
          <table:table-cell table:formula="of:=[.C17]/[.B17]" office:value-type="float" office:value="2.0076782874407" calcext:value-type="float">
            <text:p>2.007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873" calcext:value-type="float">
            <text:p>16.8730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18]/[.B18]" office:value-type="float" office:value="189.237242932496" calcext:value-type="float">
            <text:p>189.237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63.772" calcext:value-type="float">
            <text:p>1863.772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21]/[.B21]" office:value-type="float" office:value="1.71319238619316" calcext:value-type="float">
            <text:p>1.7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202.145" calcext:value-type="float">
            <text:p>5202.145</text:p>
          </table:table-cell>
          <table:table-cell table:style-name="Default" office:value-type="float" office:value="3196" calcext:value-type="float">
            <text:p>3196</text:p>
          </table:table-cell>
          <table:table-cell table:formula="of:=[.C22]/[.B22]" office:value-type="float" office:value="0.614361960306758" calcext:value-type="float">
            <text:p>0.6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64.35" calcext:value-type="float">
            <text:p>2264.35</text:p>
          </table:table-cell>
          <table:table-cell table:style-name="Default" office:value-type="float" office:value="4546" calcext:value-type="float">
            <text:p>4546</text:p>
          </table:table-cell>
          <table:table-cell table:formula="of:=[.C23]/[.B23]" office:value-type="float" office:value="2.00764016163579" calcext:value-type="float">
            <text:p>2.0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897" calcext:value-type="float">
            <text:p>16.8970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24]/[.B24]" office:value-type="float" office:value="188.968455938924" calcext:value-type="float">
            <text:p>188.9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88.341" calcext:value-type="float">
            <text:p>1888.341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27]/[.B27]" office:value-type="float" office:value="1.69090222581621" calcext:value-type="float">
            <text:p>1.6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084.641" calcext:value-type="float">
            <text:p>5084.641</text:p>
          </table:table-cell>
          <table:table-cell table:style-name="Default" office:value-type="float" office:value="3196" calcext:value-type="float">
            <text:p>3196</text:p>
          </table:table-cell>
          <table:table-cell table:formula="of:=[.C28]/[.B28]" office:value-type="float" office:value="0.628559617089978" calcext:value-type="float">
            <text:p>0.6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27.362" calcext:value-type="float">
            <text:p>2327.362</text:p>
          </table:table-cell>
          <table:table-cell table:style-name="Default" office:value-type="float" office:value="4546" calcext:value-type="float">
            <text:p>4546</text:p>
          </table:table-cell>
          <table:table-cell table:formula="of:=[.C29]/[.B29]" office:value-type="float" office:value="1.95328444822937" calcext:value-type="float">
            <text:p>1.9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822" calcext:value-type="float">
            <text:p>16.8220</text:p>
          </table:table-cell>
          <table:table-cell table:style-name="Default" office:value-type="float" office:value="3193" calcext:value-type="float">
            <text:p>3193</text:p>
          </table:table-cell>
          <table:table-cell table:formula="of:=[.C30]/[.B30]" office:value-type="float" office:value="189.810961835691" calcext:value-type="float">
            <text:p>189.8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1863.7512" calcext:value-type="float">
            <text:p>1863.7512</text:p>
          </table:table-cell>
          <table:table-cell table:style-name="ce4" table:formula="of:=AVERAGE([.C3];[.C9];[.C15];[.C21];[.C27])" office:value-type="float" office:value="3193" calcext:value-type="float">
            <text:p>3193.0000</text:p>
          </table:table-cell>
          <table:table-cell table:style-name="ce4" table:formula="of:=AVERAGE([.D3];[.D9];[.D15];[.D21];[.D27])" office:value-type="float" office:value="1.71331292486717" calcext:value-type="float">
            <text:p>1.713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5122.057" calcext:value-type="float">
            <text:p>5122.0570</text:p>
          </table:table-cell>
          <table:table-cell table:style-name="ce4" table:formula="of:=AVERAGE([.C4];[.C10];[.C16];[.C22];[.C28])" office:value-type="float" office:value="3196" calcext:value-type="float">
            <text:p>3196.0000</text:p>
          </table:table-cell>
          <table:table-cell table:style-name="ce4" table:formula="of:=AVERAGE([.D4];[.D10];[.D16];[.D22];[.D28])" office:value-type="float" office:value="0.624057802744254" calcext:value-type="float">
            <text:p>0.624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2295.3462" calcext:value-type="float">
            <text:p>2295.3462</text:p>
          </table:table-cell>
          <table:table-cell table:style-name="ce4" table:formula="of:=AVERAGE([.C5];[.C11];[.C17];[.C23];[.C29])" office:value-type="float" office:value="4546" calcext:value-type="float">
            <text:p>4546.0000</text:p>
          </table:table-cell>
          <table:table-cell table:style-name="ce4" table:formula="of:=AVERAGE([.D5];[.D11];[.D17];[.D23];[.D29])" office:value-type="float" office:value="1.98088516674076" calcext:value-type="float">
            <text:p>1.9809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6.871" calcext:value-type="float">
            <text:p>16.8710</text:p>
          </table:table-cell>
          <table:table-cell table:style-name="ce4" table:formula="of:=AVERAGE([.C6];[.C12];[.C18];[.C24];[.C30])" office:value-type="float" office:value="3193" calcext:value-type="float">
            <text:p>3193.0000</text:p>
          </table:table-cell>
          <table:table-cell table:style-name="ce4" table:formula="of:=AVERAGE([.D6];[.D12];[.D18];[.D24];[.D30])" office:value-type="float" office:value="189.319180911379" calcext:value-type="float">
            <text:p>189.319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6.0577021301305" calcext:value-type="float">
            <text:p>16.0577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147146901914699" calcext:value-type="float">
            <text:p>0.0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68.520563745492" calcext:value-type="float">
            <text:p>68.5206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838547628483367" calcext:value-type="float">
            <text:p>0.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34.4688992600577" calcext:value-type="float">
            <text:p>34.4689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296373881303115" calcext:value-type="float">
            <text:p>0.0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334636369810576" calcext:value-type="float">
            <text:p>0.3346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3.75083347312294" calcext:value-type="float">
            <text:p>3.75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1862.616" calcext:value-type="float">
            <text:p>1862.6160</text:p>
          </table:table-cell>
          <table:table-cell table:formula="of:=MEDIAN([.C3];[.C9];[.C15];[.C21];[.C27])" office:value-type="float" office:value="3193" calcext:value-type="float">
            <text:p>3193.0000</text:p>
          </table:table-cell>
          <table:table-cell table:formula="of:=MEDIAN([.D3];[.D9];[.D15];[.D21];[.D27])" office:value-type="float" office:value="1.71425564904414" calcext:value-type="float">
            <text:p>1.7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5144.149" calcext:value-type="float">
            <text:p>5144.1490</text:p>
          </table:table-cell>
          <table:table-cell table:formula="of:=MEDIAN([.C4];[.C10];[.C16];[.C22];[.C28])" office:value-type="float" office:value="3196" calcext:value-type="float">
            <text:p>3196.0000</text:p>
          </table:table-cell>
          <table:table-cell table:formula="of:=MEDIAN([.D4];[.D10];[.D16];[.D22];[.D28])" office:value-type="float" office:value="0.621288380254927" calcext:value-type="float">
            <text:p>0.6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84.35" calcext:value-type="float">
            <text:p>2284.3500</text:p>
          </table:table-cell>
          <table:table-cell table:formula="of:=MEDIAN([.C5];[.C11];[.C17];[.C23];[.C29])" office:value-type="float" office:value="4546" calcext:value-type="float">
            <text:p>4546.0000</text:p>
          </table:table-cell>
          <table:table-cell table:formula="of:=MEDIAN([.D5];[.D11];[.D17];[.D23];[.D29])" office:value-type="float" office:value="1.99006281874494" calcext:value-type="float">
            <text:p>1.9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6.873" calcext:value-type="float">
            <text:p>16.8730</text:p>
          </table:table-cell>
          <table:table-cell table:formula="of:=MEDIAN([.C6];[.C12];[.C18];[.C24];[.C30])" office:value-type="float" office:value="3193" calcext:value-type="float">
            <text:p>3193.0000</text:p>
          </table:table-cell>
          <table:table-cell table:formula="of:=MEDIAN([.D6];[.D12];[.D18];[.D24];[.D30])" office:value-type="float" office:value="189.237242932496" calcext:value-type="float">
            <text:p>189.23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1888.341" calcext:value-type="float">
            <text:p>1888.3410</text:p>
          </table:table-cell>
          <table:table-cell table:formula="of:=MAX([.C3];[.C9];[.C15];[.C21];[.C27])" office:value-type="float" office:value="3193" calcext:value-type="float">
            <text:p>3193.0000</text:p>
          </table:table-cell>
          <table:table-cell table:formula="of:=MAX([.D3];[.D9];[.D15];[.D21];[.D27])" office:value-type="float" office:value="1.73216676539963" calcext:value-type="float">
            <text:p>1.7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5202.145" calcext:value-type="float">
            <text:p>5202.1450</text:p>
          </table:table-cell>
          <table:table-cell table:formula="of:=MAX([.C4];[.C10];[.C16];[.C22];[.C28])" office:value-type="float" office:value="3196" calcext:value-type="float">
            <text:p>3196.0000</text:p>
          </table:table-cell>
          <table:table-cell table:formula="of:=MAX([.D4];[.D10];[.D16];[.D22];[.D28])" office:value-type="float" office:value="0.636027368281538" calcext:value-type="float">
            <text:p>0.6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336.362" calcext:value-type="float">
            <text:p>2336.3620</text:p>
          </table:table-cell>
          <table:table-cell table:formula="of:=MAX([.C5];[.C11];[.C17];[.C23];[.C29])" office:value-type="float" office:value="4546" calcext:value-type="float">
            <text:p>4546.0000</text:p>
          </table:table-cell>
          <table:table-cell table:formula="of:=MAX([.D5];[.D11];[.D17];[.D23];[.D29])" office:value-type="float" office:value="2.0076782874407" calcext:value-type="float">
            <text:p>2.0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17.353" calcext:value-type="float">
            <text:p>17.3530</text:p>
          </table:table-cell>
          <table:table-cell table:formula="of:=MAX([.C6];[.C12];[.C18];[.C24];[.C30])" office:value-type="float" office:value="3193" calcext:value-type="float">
            <text:p>3193.0000</text:p>
          </table:table-cell>
          <table:table-cell table:formula="of:=MAX([.D6];[.D12];[.D18];[.D24];[.D30])" office:value-type="float" office:value="194.576477757465" calcext:value-type="float">
            <text:p>194.57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1843.356" calcext:value-type="float">
            <text:p>1843.3560</text:p>
          </table:table-cell>
          <table:table-cell table:formula="of:=MIN([.C3];[.C9];[.C15];[.C21];[.C27])" office:value-type="float" office:value="3193" calcext:value-type="float">
            <text:p>3193.0000</text:p>
          </table:table-cell>
          <table:table-cell table:formula="of:=MIN([.D3];[.D9];[.D15];[.D21];[.D27])" office:value-type="float" office:value="1.69090222581621" calcext:value-type="float">
            <text:p>1.6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5024.941" calcext:value-type="float">
            <text:p>5024.9410</text:p>
          </table:table-cell>
          <table:table-cell table:formula="of:=MIN([.C4];[.C10];[.C16];[.C22];[.C28])" office:value-type="float" office:value="3196" calcext:value-type="float">
            <text:p>3196.0000</text:p>
          </table:table-cell>
          <table:table-cell table:formula="of:=MIN([.D4];[.D10];[.D16];[.D22];[.D28])" office:value-type="float" office:value="0.614361960306758" calcext:value-type="float">
            <text:p>0.6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64.307" calcext:value-type="float">
            <text:p>2264.3070</text:p>
          </table:table-cell>
          <table:table-cell table:formula="of:=MIN([.C5];[.C11];[.C17];[.C23];[.C29])" office:value-type="float" office:value="4546" calcext:value-type="float">
            <text:p>4546.0000</text:p>
          </table:table-cell>
          <table:table-cell table:formula="of:=MIN([.D5];[.D11];[.D17];[.D23];[.D29])" office:value-type="float" office:value="1.945760117653" calcext:value-type="float">
            <text:p>1.9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6.41" calcext:value-type="float">
            <text:p>16.4100</text:p>
          </table:table-cell>
          <table:table-cell table:formula="of:=MIN([.C6];[.C12];[.C18];[.C24];[.C30])" office:value-type="float" office:value="3193" calcext:value-type="float">
            <text:p>3193.0000</text:p>
          </table:table-cell>
          <table:table-cell table:formula="of:=MIN([.D6];[.D12];[.D18];[.D24];[.D30])" office:value-type="float" office:value="184.002766092318" calcext:value-type="float">
            <text:p>184.00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1843.356" calcext:value-type="float">
            <text:p>1843.3560</text:p>
          </table:table-cell>
          <table:table-cell table:formula="of:=QUARTILE(([.C3]~[.C9]~[.C15]~[.C21]~[.C27]);0)" office:value-type="float" office:value="3193" calcext:value-type="float">
            <text:p>3193.0000</text:p>
          </table:table-cell>
          <table:table-cell table:formula="of:=QUARTILE(([.D3]~[.D9]~[.D15]~[.D21]~[.D27]);0)" office:value-type="float" office:value="1.69090222581621" calcext:value-type="float">
            <text:p>1.6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5024.941" calcext:value-type="float">
            <text:p>5024.9410</text:p>
          </table:table-cell>
          <table:table-cell table:formula="of:=QUARTILE(([.C4]~[.C10]~[.C16]~[.C22]~[.C28]);0)" office:value-type="float" office:value="3196" calcext:value-type="float">
            <text:p>3196.0000</text:p>
          </table:table-cell>
          <table:table-cell table:formula="of:=QUARTILE(([.D4]~[.D10]~[.D16]~[.D22]~[.D28]);0)" office:value-type="float" office:value="0.614361960306758" calcext:value-type="float">
            <text:p>0.6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64.307" calcext:value-type="float">
            <text:p>2264.3070</text:p>
          </table:table-cell>
          <table:table-cell table:formula="of:=QUARTILE(([.C5]~[.C11]~[.C17]~[.C23]~[.C29]);0)" office:value-type="float" office:value="4546" calcext:value-type="float">
            <text:p>4546.0000</text:p>
          </table:table-cell>
          <table:table-cell table:formula="of:=QUARTILE(([.D5]~[.D11]~[.D17]~[.D23]~[.D29]);0)" office:value-type="float" office:value="1.945760117653" calcext:value-type="float">
            <text:p>1.9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6.41" calcext:value-type="float">
            <text:p>16.4100</text:p>
          </table:table-cell>
          <table:table-cell table:formula="of:=QUARTILE(([.C6]~[.C12]~[.C18]~[.C24]~[.C30]);0)" office:value-type="float" office:value="3193" calcext:value-type="float">
            <text:p>3193.0000</text:p>
          </table:table-cell>
          <table:table-cell table:formula="of:=QUARTILE(([.D6]~[.D12]~[.D18]~[.D24]~[.D30]);0)" office:value-type="float" office:value="184.002766092318" calcext:value-type="float">
            <text:p>184.00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1888.341" calcext:value-type="float">
            <text:p>1888.3410</text:p>
          </table:table-cell>
          <table:table-cell table:formula="of:=QUARTILE(([.C3]~[.C9]~[.C15]~[.C21]~[.C27]);4)" office:value-type="float" office:value="3193" calcext:value-type="float">
            <text:p>3193.0000</text:p>
          </table:table-cell>
          <table:table-cell table:formula="of:=QUARTILE(([.D3]~[.D9]~[.D15]~[.D21]~[.D27]);4)" office:value-type="float" office:value="1.73216676539963" calcext:value-type="float">
            <text:p>1.7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5202.145" calcext:value-type="float">
            <text:p>5202.1450</text:p>
          </table:table-cell>
          <table:table-cell table:formula="of:=QUARTILE(([.C4]~[.C10]~[.C16]~[.C22]~[.C28]);4)" office:value-type="float" office:value="3196" calcext:value-type="float">
            <text:p>3196.0000</text:p>
          </table:table-cell>
          <table:table-cell table:formula="of:=QUARTILE(([.D4]~[.D10]~[.D16]~[.D22]~[.D28]);4)" office:value-type="float" office:value="0.636027368281538" calcext:value-type="float">
            <text:p>0.6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336.362" calcext:value-type="float">
            <text:p>2336.3620</text:p>
          </table:table-cell>
          <table:table-cell table:formula="of:=QUARTILE(([.C5]~[.C11]~[.C17]~[.C23]~[.C29]);4)" office:value-type="float" office:value="4546" calcext:value-type="float">
            <text:p>4546.0000</text:p>
          </table:table-cell>
          <table:table-cell table:formula="of:=QUARTILE(([.D5]~[.D11]~[.D17]~[.D23]~[.D29]);4)" office:value-type="float" office:value="2.0076782874407" calcext:value-type="float">
            <text:p>2.0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17.353" calcext:value-type="float">
            <text:p>17.3530</text:p>
          </table:table-cell>
          <table:table-cell table:formula="of:=QUARTILE(([.C6]~[.C12]~[.C18]~[.C24]~[.C30]);4)" office:value-type="float" office:value="3193" calcext:value-type="float">
            <text:p>3193.0000</text:p>
          </table:table-cell>
          <table:table-cell table:formula="of:=QUARTILE(([.D6]~[.D12]~[.D18]~[.D24]~[.D30]);4)" office:value-type="float" office:value="194.576477757465" calcext:value-type="float">
            <text:p>194.576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-01-23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795.993" calcext:value-type="float">
            <text:p>1795.993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3]/[.B3]" office:value-type="float" office:value="1.77617618776911" calcext:value-type="float">
            <text:p>1.7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679.675" calcext:value-type="float">
            <text:p>5679.675</text:p>
          </table:table-cell>
          <table:table-cell table:style-name="Default" office:value-type="float" office:value="3189" calcext:value-type="float">
            <text:p>3189</text:p>
          </table:table-cell>
          <table:table-cell table:formula="of:=[.C4]/[.B4]" office:value-type="float" office:value="0.561475788667485" calcext:value-type="float">
            <text:p>0.5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08.332" calcext:value-type="float">
            <text:p>2308.332</text:p>
          </table:table-cell>
          <table:table-cell table:style-name="Default" office:value-type="float" office:value="4542" calcext:value-type="float">
            <text:p>4542</text:p>
          </table:table-cell>
          <table:table-cell table:formula="of:=[.C5]/[.B5]" office:value-type="float" office:value="1.96765456615426" calcext:value-type="float">
            <text:p>1.9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878" calcext:value-type="float">
            <text:p>17.878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6]/[.B6]" office:value-type="float" office:value="178.43159190066" calcext:value-type="float">
            <text:p>178.4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01.889" calcext:value-type="float">
            <text:p>1801.889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9]/[.B9]" office:value-type="float" office:value="1.77036432321858" calcext:value-type="float">
            <text:p>1.7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801.023" calcext:value-type="float">
            <text:p>5801.023</text:p>
          </table:table-cell>
          <table:table-cell table:style-name="Default" office:value-type="float" office:value="3189" calcext:value-type="float">
            <text:p>3189</text:p>
          </table:table-cell>
          <table:table-cell table:formula="of:=[.C10]/[.B10]" office:value-type="float" office:value="0.549730625098366" calcext:value-type="float">
            <text:p>0.5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12.314" calcext:value-type="float">
            <text:p>2212.314</text:p>
          </table:table-cell>
          <table:table-cell table:style-name="Default" office:value-type="float" office:value="4542" calcext:value-type="float">
            <text:p>4542</text:p>
          </table:table-cell>
          <table:table-cell table:formula="of:=[.C11]/[.B11]" office:value-type="float" office:value="2.05305395165424" calcext:value-type="float">
            <text:p>2.0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6.601" calcext:value-type="float">
            <text:p>16.601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2]/[.B12]" office:value-type="float" office:value="192.157098969942" calcext:value-type="float">
            <text:p>192.1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16.146" calcext:value-type="float">
            <text:p>1816.146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5]/[.B15]" office:value-type="float" office:value="1.75646671578166" calcext:value-type="float">
            <text:p>1.756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662.867" calcext:value-type="float">
            <text:p>5662.867</text:p>
          </table:table-cell>
          <table:table-cell table:style-name="Default" office:value-type="float" office:value="3189" calcext:value-type="float">
            <text:p>3189</text:p>
          </table:table-cell>
          <table:table-cell table:formula="of:=[.C16]/[.B16]" office:value-type="float" office:value="0.56314230936379" calcext:value-type="float">
            <text:p>0.563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58.33" calcext:value-type="float">
            <text:p>2258.33</text:p>
          </table:table-cell>
          <table:table-cell table:style-name="Default" office:value-type="float" office:value="4542" calcext:value-type="float">
            <text:p>4542</text:p>
          </table:table-cell>
          <table:table-cell table:formula="of:=[.C17]/[.B17]" office:value-type="float" office:value="2.01122068076853" calcext:value-type="float">
            <text:p>2.0112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177" calcext:value-type="float">
            <text:p>17.177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18]/[.B18]" office:value-type="float" office:value="185.713454037376" calcext:value-type="float">
            <text:p>185.7135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08.3" calcext:value-type="float">
            <text:p>1808.3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1]/[.B21]" office:value-type="float" office:value="1.76408781728695" calcext:value-type="float">
            <text:p>1.7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679.356" calcext:value-type="float">
            <text:p>5679.356</text:p>
          </table:table-cell>
          <table:table-cell table:style-name="Default" office:value-type="float" office:value="3189" calcext:value-type="float">
            <text:p>3189</text:p>
          </table:table-cell>
          <table:table-cell table:formula="of:=[.C22]/[.B22]" office:value-type="float" office:value="0.561507325830605" calcext:value-type="float">
            <text:p>0.5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22.314" calcext:value-type="float">
            <text:p>2222.314</text:p>
          </table:table-cell>
          <table:table-cell table:style-name="Default" office:value-type="float" office:value="4542" calcext:value-type="float">
            <text:p>4542</text:p>
          </table:table-cell>
          <table:table-cell table:formula="of:=[.C23]/[.B23]" office:value-type="float" office:value="2.04381559041612" calcext:value-type="float">
            <text:p>2.0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635" calcext:value-type="float">
            <text:p>17.635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4]/[.B24]" office:value-type="float" office:value="180.890275021265" calcext:value-type="float">
            <text:p>180.8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1802.946" calcext:value-type="float">
            <text:p>1802.946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27]/[.B27]" office:value-type="float" office:value="1.76932642464056" calcext:value-type="float">
            <text:p>1.7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5638.713" calcext:value-type="float">
            <text:p>5638.713</text:p>
          </table:table-cell>
          <table:table-cell table:style-name="Default" office:value-type="float" office:value="3189" calcext:value-type="float">
            <text:p>3189</text:p>
          </table:table-cell>
          <table:table-cell table:formula="of:=[.C28]/[.B28]" office:value-type="float" office:value="0.565554586658339" calcext:value-type="float">
            <text:p>0.5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352.332" calcext:value-type="float">
            <text:p>2352.332</text:p>
          </table:table-cell>
          <table:table-cell table:style-name="Default" office:value-type="float" office:value="4542" calcext:value-type="float">
            <text:p>4542</text:p>
          </table:table-cell>
          <table:table-cell table:formula="of:=[.C29]/[.B29]" office:value-type="float" office:value="1.93084989703834" calcext:value-type="float">
            <text:p>1.9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779" calcext:value-type="float">
            <text:p>17.7790</text:p>
          </table:table-cell>
          <table:table-cell table:style-name="Default" office:value-type="float" office:value="3190" calcext:value-type="float">
            <text:p>3190</text:p>
          </table:table-cell>
          <table:table-cell table:formula="of:=[.C30]/[.B30]" office:value-type="float" office:value="179.425164519939" calcext:value-type="float">
            <text:p>179.4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1805.0548" calcext:value-type="float">
            <text:p>1805.0548</text:p>
          </table:table-cell>
          <table:table-cell table:style-name="ce4" table:formula="of:=AVERAGE([.C3];[.C9];[.C15];[.C21];[.C27])" office:value-type="float" office:value="3190" calcext:value-type="float">
            <text:p>3190.0000</text:p>
          </table:table-cell>
          <table:table-cell table:style-name="ce4" table:formula="of:=AVERAGE([.D3];[.D9];[.D15];[.D21];[.D27])" office:value-type="float" office:value="1.76728429373937" calcext:value-type="float">
            <text:p>1.767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5692.3268" calcext:value-type="float">
            <text:p>5692.3268</text:p>
          </table:table-cell>
          <table:table-cell table:style-name="ce4" table:formula="of:=AVERAGE([.C4];[.C10];[.C16];[.C22];[.C28])" office:value-type="float" office:value="3189" calcext:value-type="float">
            <text:p>3189.0000</text:p>
          </table:table-cell>
          <table:table-cell table:style-name="ce4" table:formula="of:=AVERAGE([.D4];[.D10];[.D16];[.D22];[.D28])" office:value-type="float" office:value="0.560282127123717" calcext:value-type="float">
            <text:p>0.56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2270.7244" calcext:value-type="float">
            <text:p>2270.7244</text:p>
          </table:table-cell>
          <table:table-cell table:style-name="ce4" table:formula="of:=AVERAGE([.C5];[.C11];[.C17];[.C23];[.C29])" office:value-type="float" office:value="4542" calcext:value-type="float">
            <text:p>4542.0000</text:p>
          </table:table-cell>
          <table:table-cell table:style-name="ce4" table:formula="of:=AVERAGE([.D5];[.D11];[.D17];[.D23];[.D29])" office:value-type="float" office:value="2.0013189372063" calcext:value-type="float">
            <text:p>2.001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7.414" calcext:value-type="float">
            <text:p>17.4140</text:p>
          </table:table-cell>
          <table:table-cell table:style-name="ce4" table:formula="of:=AVERAGE([.C6];[.C12];[.C18];[.C24];[.C30])" office:value-type="float" office:value="3190" calcext:value-type="float">
            <text:p>3190.0000</text:p>
          </table:table-cell>
          <table:table-cell table:style-name="ce4" table:formula="of:=AVERAGE([.D6];[.D12];[.D18];[.D24];[.D30])" office:value-type="float" office:value="183.323516889836" calcext:value-type="float">
            <text:p>183.323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7.5850442780514" calcext:value-type="float">
            <text:p>7.5850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0741552618207987" calcext:value-type="float">
            <text:p>0.0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63.0188324169848" calcext:value-type="float">
            <text:p>63.0188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612861335731967" calcext:value-type="float">
            <text:p>0.0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59.1250682096858" calcext:value-type="float">
            <text:p>59.1251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516713104151119" calcext:value-type="float">
            <text:p>0.0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527849410343519" calcext:value-type="float">
            <text:p>0.5278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5.67434399789361" calcext:value-type="float">
            <text:p>5.67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1802.946" calcext:value-type="float">
            <text:p>1802.9460</text:p>
          </table:table-cell>
          <table:table-cell table:formula="of:=MEDIAN([.C3];[.C9];[.C15];[.C21];[.C27])" office:value-type="float" office:value="3190" calcext:value-type="float">
            <text:p>3190.0000</text:p>
          </table:table-cell>
          <table:table-cell table:formula="of:=MEDIAN([.D3];[.D9];[.D15];[.D21];[.D27])" office:value-type="float" office:value="1.76932642464056" calcext:value-type="float">
            <text:p>1.7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5679.356" calcext:value-type="float">
            <text:p>5679.3560</text:p>
          </table:table-cell>
          <table:table-cell table:formula="of:=MEDIAN([.C4];[.C10];[.C16];[.C22];[.C28])" office:value-type="float" office:value="3189" calcext:value-type="float">
            <text:p>3189.0000</text:p>
          </table:table-cell>
          <table:table-cell table:formula="of:=MEDIAN([.D4];[.D10];[.D16];[.D22];[.D28])" office:value-type="float" office:value="0.561507325830605" calcext:value-type="float">
            <text:p>0.5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58.33" calcext:value-type="float">
            <text:p>2258.3300</text:p>
          </table:table-cell>
          <table:table-cell table:formula="of:=MEDIAN([.C5];[.C11];[.C17];[.C23];[.C29])" office:value-type="float" office:value="4542" calcext:value-type="float">
            <text:p>4542.0000</text:p>
          </table:table-cell>
          <table:table-cell table:formula="of:=MEDIAN([.D5];[.D11];[.D17];[.D23];[.D29])" office:value-type="float" office:value="2.01122068076853" calcext:value-type="float">
            <text:p>2.0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7.635" calcext:value-type="float">
            <text:p>17.6350</text:p>
          </table:table-cell>
          <table:table-cell table:formula="of:=MEDIAN([.C6];[.C12];[.C18];[.C24];[.C30])" office:value-type="float" office:value="3190" calcext:value-type="float">
            <text:p>3190.0000</text:p>
          </table:table-cell>
          <table:table-cell table:formula="of:=MEDIAN([.D6];[.D12];[.D18];[.D24];[.D30])" office:value-type="float" office:value="180.890275021265" calcext:value-type="float">
            <text:p>180.89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1816.146" calcext:value-type="float">
            <text:p>1816.1460</text:p>
          </table:table-cell>
          <table:table-cell table:formula="of:=MAX([.C3];[.C9];[.C15];[.C21];[.C27])" office:value-type="float" office:value="3190" calcext:value-type="float">
            <text:p>3190.0000</text:p>
          </table:table-cell>
          <table:table-cell table:formula="of:=MAX([.D3];[.D9];[.D15];[.D21];[.D27])" office:value-type="float" office:value="1.77617618776911" calcext:value-type="float">
            <text:p>1.7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5801.023" calcext:value-type="float">
            <text:p>5801.0230</text:p>
          </table:table-cell>
          <table:table-cell table:formula="of:=MAX([.C4];[.C10];[.C16];[.C22];[.C28])" office:value-type="float" office:value="3189" calcext:value-type="float">
            <text:p>3189.0000</text:p>
          </table:table-cell>
          <table:table-cell table:formula="of:=MAX([.D4];[.D10];[.D16];[.D22];[.D28])" office:value-type="float" office:value="0.565554586658339" calcext:value-type="float">
            <text:p>0.5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352.332" calcext:value-type="float">
            <text:p>2352.3320</text:p>
          </table:table-cell>
          <table:table-cell table:formula="of:=MAX([.C5];[.C11];[.C17];[.C23];[.C29])" office:value-type="float" office:value="4542" calcext:value-type="float">
            <text:p>4542.0000</text:p>
          </table:table-cell>
          <table:table-cell table:formula="of:=MAX([.D5];[.D11];[.D17];[.D23];[.D29])" office:value-type="float" office:value="2.05305395165424" calcext:value-type="float">
            <text:p>2.0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17.878" calcext:value-type="float">
            <text:p>17.8780</text:p>
          </table:table-cell>
          <table:table-cell table:formula="of:=MAX([.C6];[.C12];[.C18];[.C24];[.C30])" office:value-type="float" office:value="3190" calcext:value-type="float">
            <text:p>3190.0000</text:p>
          </table:table-cell>
          <table:table-cell table:formula="of:=MAX([.D6];[.D12];[.D18];[.D24];[.D30])" office:value-type="float" office:value="192.157098969942" calcext:value-type="float">
            <text:p>192.15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1795.993" calcext:value-type="float">
            <text:p>1795.9930</text:p>
          </table:table-cell>
          <table:table-cell table:formula="of:=MIN([.C3];[.C9];[.C15];[.C21];[.C27])" office:value-type="float" office:value="3190" calcext:value-type="float">
            <text:p>3190.0000</text:p>
          </table:table-cell>
          <table:table-cell table:formula="of:=MIN([.D3];[.D9];[.D15];[.D21];[.D27])" office:value-type="float" office:value="1.75646671578166" calcext:value-type="float">
            <text:p>1.7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5638.713" calcext:value-type="float">
            <text:p>5638.7130</text:p>
          </table:table-cell>
          <table:table-cell table:formula="of:=MIN([.C4];[.C10];[.C16];[.C22];[.C28])" office:value-type="float" office:value="3189" calcext:value-type="float">
            <text:p>3189.0000</text:p>
          </table:table-cell>
          <table:table-cell table:formula="of:=MIN([.D4];[.D10];[.D16];[.D22];[.D28])" office:value-type="float" office:value="0.549730625098366" calcext:value-type="float">
            <text:p>0.5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12.314" calcext:value-type="float">
            <text:p>2212.3140</text:p>
          </table:table-cell>
          <table:table-cell table:formula="of:=MIN([.C5];[.C11];[.C17];[.C23];[.C29])" office:value-type="float" office:value="4542" calcext:value-type="float">
            <text:p>4542.0000</text:p>
          </table:table-cell>
          <table:table-cell table:formula="of:=MIN([.D5];[.D11];[.D17];[.D23];[.D29])" office:value-type="float" office:value="1.93084989703834" calcext:value-type="float">
            <text:p>1.9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6.601" calcext:value-type="float">
            <text:p>16.6010</text:p>
          </table:table-cell>
          <table:table-cell table:formula="of:=MIN([.C6];[.C12];[.C18];[.C24];[.C30])" office:value-type="float" office:value="3190" calcext:value-type="float">
            <text:p>3190.0000</text:p>
          </table:table-cell>
          <table:table-cell table:formula="of:=MIN([.D6];[.D12];[.D18];[.D24];[.D30])" office:value-type="float" office:value="178.43159190066" calcext:value-type="float">
            <text:p>178.43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1795.993" calcext:value-type="float">
            <text:p>1795.9930</text:p>
          </table:table-cell>
          <table:table-cell table:formula="of:=QUARTILE(([.C3]~[.C9]~[.C15]~[.C21]~[.C27]);0)" office:value-type="float" office:value="3190" calcext:value-type="float">
            <text:p>3190.0000</text:p>
          </table:table-cell>
          <table:table-cell table:formula="of:=QUARTILE(([.D3]~[.D9]~[.D15]~[.D21]~[.D27]);0)" office:value-type="float" office:value="1.75646671578166" calcext:value-type="float">
            <text:p>1.7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5638.713" calcext:value-type="float">
            <text:p>5638.7130</text:p>
          </table:table-cell>
          <table:table-cell table:formula="of:=QUARTILE(([.C4]~[.C10]~[.C16]~[.C22]~[.C28]);0)" office:value-type="float" office:value="3189" calcext:value-type="float">
            <text:p>3189.0000</text:p>
          </table:table-cell>
          <table:table-cell table:formula="of:=QUARTILE(([.D4]~[.D10]~[.D16]~[.D22]~[.D28]);0)" office:value-type="float" office:value="0.549730625098366" calcext:value-type="float">
            <text:p>0.5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12.314" calcext:value-type="float">
            <text:p>2212.3140</text:p>
          </table:table-cell>
          <table:table-cell table:formula="of:=QUARTILE(([.C5]~[.C11]~[.C17]~[.C23]~[.C29]);0)" office:value-type="float" office:value="4542" calcext:value-type="float">
            <text:p>4542.0000</text:p>
          </table:table-cell>
          <table:table-cell table:formula="of:=QUARTILE(([.D5]~[.D11]~[.D17]~[.D23]~[.D29]);0)" office:value-type="float" office:value="1.93084989703834" calcext:value-type="float">
            <text:p>1.9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6.601" calcext:value-type="float">
            <text:p>16.6010</text:p>
          </table:table-cell>
          <table:table-cell table:formula="of:=QUARTILE(([.C6]~[.C12]~[.C18]~[.C24]~[.C30]);0)" office:value-type="float" office:value="3190" calcext:value-type="float">
            <text:p>3190.0000</text:p>
          </table:table-cell>
          <table:table-cell table:formula="of:=QUARTILE(([.D6]~[.D12]~[.D18]~[.D24]~[.D30]);0)" office:value-type="float" office:value="178.43159190066" calcext:value-type="float">
            <text:p>178.431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1816.146" calcext:value-type="float">
            <text:p>1816.1460</text:p>
          </table:table-cell>
          <table:table-cell table:formula="of:=QUARTILE(([.C3]~[.C9]~[.C15]~[.C21]~[.C27]);4)" office:value-type="float" office:value="3190" calcext:value-type="float">
            <text:p>3190.0000</text:p>
          </table:table-cell>
          <table:table-cell table:formula="of:=QUARTILE(([.D3]~[.D9]~[.D15]~[.D21]~[.D27]);4)" office:value-type="float" office:value="1.77617618776911" calcext:value-type="float">
            <text:p>1.7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5801.023" calcext:value-type="float">
            <text:p>5801.0230</text:p>
          </table:table-cell>
          <table:table-cell table:formula="of:=QUARTILE(([.C4]~[.C10]~[.C16]~[.C22]~[.C28]);4)" office:value-type="float" office:value="3189" calcext:value-type="float">
            <text:p>3189.0000</text:p>
          </table:table-cell>
          <table:table-cell table:formula="of:=QUARTILE(([.D4]~[.D10]~[.D16]~[.D22]~[.D28]);4)" office:value-type="float" office:value="0.565554586658339" calcext:value-type="float">
            <text:p>0.5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352.332" calcext:value-type="float">
            <text:p>2352.3320</text:p>
          </table:table-cell>
          <table:table-cell table:formula="of:=QUARTILE(([.C5]~[.C11]~[.C17]~[.C23]~[.C29]);4)" office:value-type="float" office:value="4542" calcext:value-type="float">
            <text:p>4542.0000</text:p>
          </table:table-cell>
          <table:table-cell table:formula="of:=QUARTILE(([.D5]~[.D11]~[.D17]~[.D23]~[.D29]);4)" office:value-type="float" office:value="2.05305395165424" calcext:value-type="float">
            <text:p>2.0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17.878" calcext:value-type="float">
            <text:p>17.8780</text:p>
          </table:table-cell>
          <table:table-cell table:formula="of:=QUARTILE(([.C6]~[.C12]~[.C18]~[.C24]~[.C30]);4)" office:value-type="float" office:value="3190" calcext:value-type="float">
            <text:p>3190.0000</text:p>
          </table:table-cell>
          <table:table-cell table:formula="of:=QUARTILE(([.D6]~[.D12]~[.D18]~[.D24]~[.D30]);4)" office:value-type="float" office:value="192.157098969942" calcext:value-type="float">
            <text:p>192.1571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-02-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943.976" calcext:value-type="float">
            <text:p>2943.976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3]/[.B3]" office:value-type="float" office:value="1.2357437696503" calcext:value-type="float">
            <text:p>1.2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7611.83" calcext:value-type="float">
            <text:p>7611.83</text:p>
          </table:table-cell>
          <table:table-cell table:style-name="Default" office:value-type="float" office:value="3632" calcext:value-type="float">
            <text:p>3632</text:p>
          </table:table-cell>
          <table:table-cell table:formula="of:=[.C4]/[.B4]" office:value-type="float" office:value="0.47715201206543" calcext:value-type="float">
            <text:p>0.4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802.411" calcext:value-type="float">
            <text:p>28802.411</text:p>
          </table:table-cell>
          <table:table-cell table:style-name="Default" office:value-type="float" office:value="7543" calcext:value-type="float">
            <text:p>7543</text:p>
          </table:table-cell>
          <table:table-cell table:formula="of:=[.C5]/[.B5]" office:value-type="float" office:value="0.261887798212448" calcext:value-type="float">
            <text:p>0.2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739" calcext:value-type="float">
            <text:p>19.7390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6]/[.B6]" office:value-type="float" office:value="184.305182633365" calcext:value-type="float">
            <text:p>184.3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965.66" calcext:value-type="float">
            <text:p>2965.66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9]/[.B9]" office:value-type="float" office:value="1.2267083886892" calcext:value-type="float">
            <text:p>1.2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7617.587" calcext:value-type="float">
            <text:p>7617.587</text:p>
          </table:table-cell>
          <table:table-cell table:style-name="Default" office:value-type="float" office:value="3632" calcext:value-type="float">
            <text:p>3632</text:p>
          </table:table-cell>
          <table:table-cell table:formula="of:=[.C10]/[.B10]" office:value-type="float" office:value="0.476791403892072" calcext:value-type="float">
            <text:p>0.4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802.01" calcext:value-type="float">
            <text:p>28802.01</text:p>
          </table:table-cell>
          <table:table-cell table:style-name="Default" office:value-type="float" office:value="8155" calcext:value-type="float">
            <text:p>8155</text:p>
          </table:table-cell>
          <table:table-cell table:formula="of:=[.C11]/[.B11]" office:value-type="float" office:value="0.283139961412415" calcext:value-type="float">
            <text:p>0.2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.949" calcext:value-type="float">
            <text:p>17.9490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12]/[.B12]" office:value-type="float" office:value="202.6853863725" calcext:value-type="float">
            <text:p>202.685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948.368" calcext:value-type="float">
            <text:p>2948.368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15]/[.B15]" office:value-type="float" office:value="1.23390295919641" calcext:value-type="float">
            <text:p>1.23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7700.54" calcext:value-type="float">
            <text:p>7700.54</text:p>
          </table:table-cell>
          <table:table-cell table:style-name="Default" office:value-type="float" office:value="3632" calcext:value-type="float">
            <text:p>3632</text:p>
          </table:table-cell>
          <table:table-cell table:formula="of:=[.C16]/[.B16]" office:value-type="float" office:value="0.471655234567965" calcext:value-type="float">
            <text:p>0.471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802.506" calcext:value-type="float">
            <text:p>28802.506</text:p>
          </table:table-cell>
          <table:table-cell table:style-name="Default" office:value-type="float" office:value="7747" calcext:value-type="float">
            <text:p>7747</text:p>
          </table:table-cell>
          <table:table-cell table:formula="of:=[.C17]/[.B17]" office:value-type="float" office:value="0.268969651460189" calcext:value-type="float">
            <text:p>0.269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602" calcext:value-type="float">
            <text:p>19.6020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18]/[.B18]" office:value-type="float" office:value="185.593306805428" calcext:value-type="float">
            <text:p>185.59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954.182" calcext:value-type="float">
            <text:p>2954.182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21]/[.B21]" office:value-type="float" office:value="1.23147456724061" calcext:value-type="float">
            <text:p>1.2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7665.1" calcext:value-type="float">
            <text:p>7665.1</text:p>
          </table:table-cell>
          <table:table-cell table:style-name="Default" office:value-type="float" office:value="3632" calcext:value-type="float">
            <text:p>3632</text:p>
          </table:table-cell>
          <table:table-cell table:formula="of:=[.C22]/[.B22]" office:value-type="float" office:value="0.473835957782677" calcext:value-type="float">
            <text:p>0.4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802.311" calcext:value-type="float">
            <text:p>28802.311</text:p>
          </table:table-cell>
          <table:table-cell table:style-name="Default" office:value-type="float" office:value="7923" calcext:value-type="float">
            <text:p>7923</text:p>
          </table:table-cell>
          <table:table-cell table:formula="of:=[.C23]/[.B23]" office:value-type="float" office:value="0.275082093238976" calcext:value-type="float">
            <text:p>0.2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0.13" calcext:value-type="float">
            <text:p>20.1300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24]/[.B24]" office:value-type="float" office:value="180.725285643318" calcext:value-type="float">
            <text:p>180.7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963.128" calcext:value-type="float">
            <text:p>2963.128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27]/[.B27]" office:value-type="float" office:value="1.2277566139566" calcext:value-type="float">
            <text:p>1.2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7518.681" calcext:value-type="float">
            <text:p>7518.681</text:p>
          </table:table-cell>
          <table:table-cell table:style-name="Default" office:value-type="float" office:value="3632" calcext:value-type="float">
            <text:p>3632</text:p>
          </table:table-cell>
          <table:table-cell table:formula="of:=[.C28]/[.B28]" office:value-type="float" office:value="0.483063452219877" calcext:value-type="float">
            <text:p>0.4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802.04" calcext:value-type="float">
            <text:p>28802.04</text:p>
          </table:table-cell>
          <table:table-cell table:style-name="Default" office:value-type="float" office:value="7644" calcext:value-type="float">
            <text:p>7644</text:p>
          </table:table-cell>
          <table:table-cell table:formula="of:=[.C29]/[.B29]" office:value-type="float" office:value="0.265397867651041" calcext:value-type="float">
            <text:p>0.2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226" calcext:value-type="float">
            <text:p>19.2260</text:p>
          </table:table-cell>
          <table:table-cell table:style-name="Default" office:value-type="float" office:value="3638" calcext:value-type="float">
            <text:p>3638</text:p>
          </table:table-cell>
          <table:table-cell table:formula="of:=[.C30]/[.B30]" office:value-type="float" office:value="189.222927285967" calcext:value-type="float">
            <text:p>189.2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2955.0628" calcext:value-type="float">
            <text:p>2955.0628</text:p>
          </table:table-cell>
          <table:table-cell table:style-name="ce4" table:formula="of:=AVERAGE([.C3];[.C9];[.C15];[.C21];[.C27])" office:value-type="float" office:value="3638" calcext:value-type="float">
            <text:p>3638.0000</text:p>
          </table:table-cell>
          <table:table-cell table:style-name="ce4" table:formula="of:=AVERAGE([.D3];[.D9];[.D15];[.D21];[.D27])" office:value-type="float" office:value="1.23111725974662" calcext:value-type="float">
            <text:p>1.231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7622.7476" calcext:value-type="float">
            <text:p>7622.7476</text:p>
          </table:table-cell>
          <table:table-cell table:style-name="ce4" table:formula="of:=AVERAGE([.C4];[.C10];[.C16];[.C22];[.C28])" office:value-type="float" office:value="3632" calcext:value-type="float">
            <text:p>3632.0000</text:p>
          </table:table-cell>
          <table:table-cell table:style-name="ce4" table:formula="of:=AVERAGE([.D4];[.D10];[.D16];[.D22];[.D28])" office:value-type="float" office:value="0.476499612105604" calcext:value-type="float">
            <text:p>0.476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28802.2556" calcext:value-type="float">
            <text:p>28802.2556</text:p>
          </table:table-cell>
          <table:table-cell table:style-name="ce4" table:formula="of:=AVERAGE([.C5];[.C11];[.C17];[.C23];[.C29])" office:value-type="float" office:value="7802.4" calcext:value-type="float">
            <text:p>7802.4000</text:p>
          </table:table-cell>
          <table:table-cell table:style-name="ce4" table:formula="of:=AVERAGE([.D5];[.D11];[.D17];[.D23];[.D29])" office:value-type="float" office:value="0.270895474395014" calcext:value-type="float">
            <text:p>0.2709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9.3292" calcext:value-type="float">
            <text:p>19.3292</text:p>
          </table:table-cell>
          <table:table-cell table:style-name="ce4" table:formula="of:=AVERAGE([.C6];[.C12];[.C18];[.C24];[.C30])" office:value-type="float" office:value="3638" calcext:value-type="float">
            <text:p>3638.0000</text:p>
          </table:table-cell>
          <table:table-cell table:style-name="ce4" table:formula="of:=AVERAGE([.D6];[.D12];[.D18];[.D24];[.D30])" office:value-type="float" office:value="188.506417748116" calcext:value-type="float">
            <text:p>188.506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9.29867448618348" calcext:value-type="float">
            <text:p>9.2987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0387377296978043" calcext:value-type="float">
            <text:p>0.0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68.5949456979159" calcext:value-type="float">
            <text:p>68.5949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430574654616361" calcext:value-type="float">
            <text:p>0.0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221766318453236" calcext:value-type="float">
            <text:p>0.2218</text:p>
          </table:table-cell>
          <table:table-cell table:formula="of:=STDEVA([.C5];[.C11];[.C17];[.C23];[.C29])" office:value-type="float" office:value="242.032642426595" calcext:value-type="float">
            <text:p>242.0326</text:p>
          </table:table-cell>
          <table:table-cell table:formula="of:=STDEVA([.D5];[.D11];[.D17];[.D23];[.D29])" office:value-type="float" office:value="0.00840425403830651" calcext:value-type="float">
            <text:p>0.0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836546292801539" calcext:value-type="float">
            <text:p>0.8365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8.48880359437102" calcext:value-type="float">
            <text:p>8.48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954.182" calcext:value-type="float">
            <text:p>2954.1820</text:p>
          </table:table-cell>
          <table:table-cell table:formula="of:=MEDIAN([.C3];[.C9];[.C15];[.C21];[.C27])" office:value-type="float" office:value="3638" calcext:value-type="float">
            <text:p>3638.0000</text:p>
          </table:table-cell>
          <table:table-cell table:formula="of:=MEDIAN([.D3];[.D9];[.D15];[.D21];[.D27])" office:value-type="float" office:value="1.23147456724061" calcext:value-type="float">
            <text:p>1.2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7617.587" calcext:value-type="float">
            <text:p>7617.5870</text:p>
          </table:table-cell>
          <table:table-cell table:formula="of:=MEDIAN([.C4];[.C10];[.C16];[.C22];[.C28])" office:value-type="float" office:value="3632" calcext:value-type="float">
            <text:p>3632.0000</text:p>
          </table:table-cell>
          <table:table-cell table:formula="of:=MEDIAN([.D4];[.D10];[.D16];[.D22];[.D28])" office:value-type="float" office:value="0.476791403892072" calcext:value-type="float">
            <text:p>0.4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8802.311" calcext:value-type="float">
            <text:p>28802.3110</text:p>
          </table:table-cell>
          <table:table-cell table:formula="of:=MEDIAN([.C5];[.C11];[.C17];[.C23];[.C29])" office:value-type="float" office:value="7747" calcext:value-type="float">
            <text:p>7747.0000</text:p>
          </table:table-cell>
          <table:table-cell table:formula="of:=MEDIAN([.D5];[.D11];[.D17];[.D23];[.D29])" office:value-type="float" office:value="0.268969651460189" calcext:value-type="float">
            <text:p>0.26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9.602" calcext:value-type="float">
            <text:p>19.6020</text:p>
          </table:table-cell>
          <table:table-cell table:formula="of:=MEDIAN([.C6];[.C12];[.C18];[.C24];[.C30])" office:value-type="float" office:value="3638" calcext:value-type="float">
            <text:p>3638.0000</text:p>
          </table:table-cell>
          <table:table-cell table:formula="of:=MEDIAN([.D6];[.D12];[.D18];[.D24];[.D30])" office:value-type="float" office:value="185.593306805428" calcext:value-type="float">
            <text:p>185.59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965.66" calcext:value-type="float">
            <text:p>2965.6600</text:p>
          </table:table-cell>
          <table:table-cell table:formula="of:=MAX([.C3];[.C9];[.C15];[.C21];[.C27])" office:value-type="float" office:value="3638" calcext:value-type="float">
            <text:p>3638.0000</text:p>
          </table:table-cell>
          <table:table-cell table:formula="of:=MAX([.D3];[.D9];[.D15];[.D21];[.D27])" office:value-type="float" office:value="1.2357437696503" calcext:value-type="float">
            <text:p>1.2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7700.54" calcext:value-type="float">
            <text:p>7700.5400</text:p>
          </table:table-cell>
          <table:table-cell table:formula="of:=MAX([.C4];[.C10];[.C16];[.C22];[.C28])" office:value-type="float" office:value="3632" calcext:value-type="float">
            <text:p>3632.0000</text:p>
          </table:table-cell>
          <table:table-cell table:formula="of:=MAX([.D4];[.D10];[.D16];[.D22];[.D28])" office:value-type="float" office:value="0.483063452219877" calcext:value-type="float">
            <text:p>0.4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8802.506" calcext:value-type="float">
            <text:p>28802.5060</text:p>
          </table:table-cell>
          <table:table-cell table:formula="of:=MAX([.C5];[.C11];[.C17];[.C23];[.C29])" office:value-type="float" office:value="8155" calcext:value-type="float">
            <text:p>8155.0000</text:p>
          </table:table-cell>
          <table:table-cell table:formula="of:=MAX([.D5];[.D11];[.D17];[.D23];[.D29])" office:value-type="float" office:value="0.283139961412415" calcext:value-type="float">
            <text:p>0.2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0.13" calcext:value-type="float">
            <text:p>20.1300</text:p>
          </table:table-cell>
          <table:table-cell table:formula="of:=MAX([.C6];[.C12];[.C18];[.C24];[.C30])" office:value-type="float" office:value="3638" calcext:value-type="float">
            <text:p>3638.0000</text:p>
          </table:table-cell>
          <table:table-cell table:formula="of:=MAX([.D6];[.D12];[.D18];[.D24];[.D30])" office:value-type="float" office:value="202.6853863725" calcext:value-type="float">
            <text:p>202.68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943.976" calcext:value-type="float">
            <text:p>2943.9760</text:p>
          </table:table-cell>
          <table:table-cell table:formula="of:=MIN([.C3];[.C9];[.C15];[.C21];[.C27])" office:value-type="float" office:value="3638" calcext:value-type="float">
            <text:p>3638.0000</text:p>
          </table:table-cell>
          <table:table-cell table:formula="of:=MIN([.D3];[.D9];[.D15];[.D21];[.D27])" office:value-type="float" office:value="1.2267083886892" calcext:value-type="float">
            <text:p>1.2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7518.681" calcext:value-type="float">
            <text:p>7518.6810</text:p>
          </table:table-cell>
          <table:table-cell table:formula="of:=MIN([.C4];[.C10];[.C16];[.C22];[.C28])" office:value-type="float" office:value="3632" calcext:value-type="float">
            <text:p>3632.0000</text:p>
          </table:table-cell>
          <table:table-cell table:formula="of:=MIN([.D4];[.D10];[.D16];[.D22];[.D28])" office:value-type="float" office:value="0.471655234567965" calcext:value-type="float">
            <text:p>0.4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8802.01" calcext:value-type="float">
            <text:p>28802.0100</text:p>
          </table:table-cell>
          <table:table-cell table:formula="of:=MIN([.C5];[.C11];[.C17];[.C23];[.C29])" office:value-type="float" office:value="7543" calcext:value-type="float">
            <text:p>7543.0000</text:p>
          </table:table-cell>
          <table:table-cell table:formula="of:=MIN([.D5];[.D11];[.D17];[.D23];[.D29])" office:value-type="float" office:value="0.261887798212448" calcext:value-type="float">
            <text:p>0.2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7.949" calcext:value-type="float">
            <text:p>17.9490</text:p>
          </table:table-cell>
          <table:table-cell table:formula="of:=MIN([.C6];[.C12];[.C18];[.C24];[.C30])" office:value-type="float" office:value="3638" calcext:value-type="float">
            <text:p>3638.0000</text:p>
          </table:table-cell>
          <table:table-cell table:formula="of:=MIN([.D6];[.D12];[.D18];[.D24];[.D30])" office:value-type="float" office:value="180.725285643318" calcext:value-type="float">
            <text:p>180.725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943.976" calcext:value-type="float">
            <text:p>2943.9760</text:p>
          </table:table-cell>
          <table:table-cell table:formula="of:=QUARTILE(([.C3]~[.C9]~[.C15]~[.C21]~[.C27]);0)" office:value-type="float" office:value="3638" calcext:value-type="float">
            <text:p>3638.0000</text:p>
          </table:table-cell>
          <table:table-cell table:formula="of:=QUARTILE(([.D3]~[.D9]~[.D15]~[.D21]~[.D27]);0)" office:value-type="float" office:value="1.2267083886892" calcext:value-type="float">
            <text:p>1.2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7518.681" calcext:value-type="float">
            <text:p>7518.6810</text:p>
          </table:table-cell>
          <table:table-cell table:formula="of:=QUARTILE(([.C4]~[.C10]~[.C16]~[.C22]~[.C28]);0)" office:value-type="float" office:value="3632" calcext:value-type="float">
            <text:p>3632.0000</text:p>
          </table:table-cell>
          <table:table-cell table:formula="of:=QUARTILE(([.D4]~[.D10]~[.D16]~[.D22]~[.D28]);0)" office:value-type="float" office:value="0.471655234567965" calcext:value-type="float">
            <text:p>0.4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8802.01" calcext:value-type="float">
            <text:p>28802.0100</text:p>
          </table:table-cell>
          <table:table-cell table:formula="of:=QUARTILE(([.C5]~[.C11]~[.C17]~[.C23]~[.C29]);0)" office:value-type="float" office:value="7543" calcext:value-type="float">
            <text:p>7543.0000</text:p>
          </table:table-cell>
          <table:table-cell table:formula="of:=QUARTILE(([.D5]~[.D11]~[.D17]~[.D23]~[.D29]);0)" office:value-type="float" office:value="0.261887798212448" calcext:value-type="float">
            <text:p>0.2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7.949" calcext:value-type="float">
            <text:p>17.9490</text:p>
          </table:table-cell>
          <table:table-cell table:formula="of:=QUARTILE(([.C6]~[.C12]~[.C18]~[.C24]~[.C30]);0)" office:value-type="float" office:value="3638" calcext:value-type="float">
            <text:p>3638.0000</text:p>
          </table:table-cell>
          <table:table-cell table:formula="of:=QUARTILE(([.D6]~[.D12]~[.D18]~[.D24]~[.D30]);0)" office:value-type="float" office:value="180.725285643318" calcext:value-type="float">
            <text:p>180.725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965.66" calcext:value-type="float">
            <text:p>2965.6600</text:p>
          </table:table-cell>
          <table:table-cell table:formula="of:=QUARTILE(([.C3]~[.C9]~[.C15]~[.C21]~[.C27]);4)" office:value-type="float" office:value="3638" calcext:value-type="float">
            <text:p>3638.0000</text:p>
          </table:table-cell>
          <table:table-cell table:formula="of:=QUARTILE(([.D3]~[.D9]~[.D15]~[.D21]~[.D27]);4)" office:value-type="float" office:value="1.2357437696503" calcext:value-type="float">
            <text:p>1.2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7700.54" calcext:value-type="float">
            <text:p>7700.5400</text:p>
          </table:table-cell>
          <table:table-cell table:formula="of:=QUARTILE(([.C4]~[.C10]~[.C16]~[.C22]~[.C28]);4)" office:value-type="float" office:value="3632" calcext:value-type="float">
            <text:p>3632.0000</text:p>
          </table:table-cell>
          <table:table-cell table:formula="of:=QUARTILE(([.D4]~[.D10]~[.D16]~[.D22]~[.D28]);4)" office:value-type="float" office:value="0.483063452219877" calcext:value-type="float">
            <text:p>0.4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8802.506" calcext:value-type="float">
            <text:p>28802.5060</text:p>
          </table:table-cell>
          <table:table-cell table:formula="of:=QUARTILE(([.C5]~[.C11]~[.C17]~[.C23]~[.C29]);4)" office:value-type="float" office:value="8155" calcext:value-type="float">
            <text:p>8155.0000</text:p>
          </table:table-cell>
          <table:table-cell table:formula="of:=QUARTILE(([.D5]~[.D11]~[.D17]~[.D23]~[.D29]);4)" office:value-type="float" office:value="0.283139961412415" calcext:value-type="float">
            <text:p>0.2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20.13" calcext:value-type="float">
            <text:p>20.1300</text:p>
          </table:table-cell>
          <table:table-cell table:formula="of:=QUARTILE(([.C6]~[.C12]~[.C18]~[.C24]~[.C30]);4)" office:value-type="float" office:value="3638" calcext:value-type="float">
            <text:p>3638.0000</text:p>
          </table:table-cell>
          <table:table-cell table:formula="of:=QUARTILE(([.D6]~[.D12]~[.D18]~[.D24]~[.D30]);4)" office:value-type="float" office:value="202.6853863725" calcext:value-type="float">
            <text:p>202.6854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-03-2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86.556" calcext:value-type="float">
            <text:p>2586.556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3]/[.B3]" office:value-type="float" office:value="1.37441447237176" calcext:value-type="float">
            <text:p>1.3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6628.434" calcext:value-type="float">
            <text:p>6628.434</text:p>
          </table:table-cell>
          <table:table-cell table:style-name="Default" office:value-type="float" office:value="3551" calcext:value-type="float">
            <text:p>3551</text:p>
          </table:table-cell>
          <table:table-cell table:formula="of:=[.C4]/[.B4]" office:value-type="float" office:value="0.535722313897973" calcext:value-type="float">
            <text:p>0.5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124.462" calcext:value-type="float">
            <text:p>3124.462</text:p>
          </table:table-cell>
          <table:table-cell table:style-name="Default" office:value-type="float" office:value="4975" calcext:value-type="float">
            <text:p>4975</text:p>
          </table:table-cell>
          <table:table-cell table:formula="of:=[.C5]/[.B5]" office:value-type="float" office:value="1.59227412591352" calcext:value-type="float">
            <text:p>1.5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0.638" calcext:value-type="float">
            <text:p>20.6380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6]/[.B6]" office:value-type="float" office:value="172.255063475143" calcext:value-type="float">
            <text:p>172.2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01.538" calcext:value-type="float">
            <text:p>2601.538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9]/[.B9]" office:value-type="float" office:value="1.36649935538132" calcext:value-type="float">
            <text:p>1.3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6692.144" calcext:value-type="float">
            <text:p>6692.144</text:p>
          </table:table-cell>
          <table:table-cell table:style-name="Default" office:value-type="float" office:value="3551" calcext:value-type="float">
            <text:p>3551</text:p>
          </table:table-cell>
          <table:table-cell table:formula="of:=[.C10]/[.B10]" office:value-type="float" office:value="0.5306221742987" calcext:value-type="float">
            <text:p>0.530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024.412" calcext:value-type="float">
            <text:p>3024.412</text:p>
          </table:table-cell>
          <table:table-cell table:style-name="Default" office:value-type="float" office:value="4975" calcext:value-type="float">
            <text:p>4975</text:p>
          </table:table-cell>
          <table:table-cell table:formula="of:=[.C11]/[.B11]" office:value-type="float" office:value="1.64494784440744" calcext:value-type="float">
            <text:p>1.64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477" calcext:value-type="float">
            <text:p>19.4770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12]/[.B12]" office:value-type="float" office:value="182.522975817631" calcext:value-type="float">
            <text:p>182.523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97.533" calcext:value-type="float">
            <text:p>2597.533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15]/[.B15]" office:value-type="float" office:value="1.36860628912125" calcext:value-type="float">
            <text:p>1.3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6687.837" calcext:value-type="float">
            <text:p>6687.837</text:p>
          </table:table-cell>
          <table:table-cell table:style-name="Default" office:value-type="float" office:value="3551" calcext:value-type="float">
            <text:p>3551</text:p>
          </table:table-cell>
          <table:table-cell table:formula="of:=[.C16]/[.B16]" office:value-type="float" office:value="0.530963897594992" calcext:value-type="float">
            <text:p>0.5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056.472" calcext:value-type="float">
            <text:p>3056.472</text:p>
          </table:table-cell>
          <table:table-cell table:style-name="Default" office:value-type="float" office:value="4975" calcext:value-type="float">
            <text:p>4975</text:p>
          </table:table-cell>
          <table:table-cell table:formula="of:=[.C17]/[.B17]" office:value-type="float" office:value="1.627693628471" calcext:value-type="float">
            <text:p>1.6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739" calcext:value-type="float">
            <text:p>19.7390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18]/[.B18]" office:value-type="float" office:value="180.100309032879" calcext:value-type="float">
            <text:p>180.100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81.29" calcext:value-type="float">
            <text:p>2581.29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21]/[.B21]" office:value-type="float" office:value="1.37721836756041" calcext:value-type="float">
            <text:p>1.377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6583.757" calcext:value-type="float">
            <text:p>6583.757</text:p>
          </table:table-cell>
          <table:table-cell table:style-name="Default" office:value-type="float" office:value="3551" calcext:value-type="float">
            <text:p>3551</text:p>
          </table:table-cell>
          <table:table-cell table:formula="of:=[.C22]/[.B22]" office:value-type="float" office:value="0.539357695006058" calcext:value-type="float">
            <text:p>0.539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039.412" calcext:value-type="float">
            <text:p>3039.412</text:p>
          </table:table-cell>
          <table:table-cell table:style-name="Default" office:value-type="float" office:value="4975" calcext:value-type="float">
            <text:p>4975</text:p>
          </table:table-cell>
          <table:table-cell table:formula="of:=[.C23]/[.B23]" office:value-type="float" office:value="1.63682975522897" calcext:value-type="float">
            <text:p>1.6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.345" calcext:value-type="float">
            <text:p>19.3450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24]/[.B24]" office:value-type="float" office:value="183.768415611269" calcext:value-type="float">
            <text:p>183.7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75.948" calcext:value-type="float">
            <text:p>2575.948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27]/[.B27]" office:value-type="float" office:value="1.38007444249651" calcext:value-type="float">
            <text:p>1.3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6642.037" calcext:value-type="float">
            <text:p>6642.037</text:p>
          </table:table-cell>
          <table:table-cell table:style-name="Default" office:value-type="float" office:value="3551" calcext:value-type="float">
            <text:p>3551</text:p>
          </table:table-cell>
          <table:table-cell table:formula="of:=[.C28]/[.B28]" office:value-type="float" office:value="0.53462514587016" calcext:value-type="float">
            <text:p>0.5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109.462" calcext:value-type="float">
            <text:p>3109.462</text:p>
          </table:table-cell>
          <table:table-cell table:style-name="Default" office:value-type="float" office:value="4975" calcext:value-type="float">
            <text:p>4975</text:p>
          </table:table-cell>
          <table:table-cell table:formula="of:=[.C29]/[.B29]" office:value-type="float" office:value="1.59995523341337" calcext:value-type="float">
            <text:p>1.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0.113" calcext:value-type="float">
            <text:p>20.1130</text:p>
          </table:table-cell>
          <table:table-cell table:style-name="Default" office:value-type="float" office:value="3555" calcext:value-type="float">
            <text:p>3555</text:p>
          </table:table-cell>
          <table:table-cell table:formula="of:=[.C30]/[.B30]" office:value-type="float" office:value="176.751354845125" calcext:value-type="float">
            <text:p>176.7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2588.573" calcext:value-type="float">
            <text:p>2588.5730</text:p>
          </table:table-cell>
          <table:table-cell table:style-name="ce4" table:formula="of:=AVERAGE([.C3];[.C9];[.C15];[.C21];[.C27])" office:value-type="float" office:value="3555" calcext:value-type="float">
            <text:p>3555.0000</text:p>
          </table:table-cell>
          <table:table-cell table:style-name="ce4" table:formula="of:=AVERAGE([.D3];[.D9];[.D15];[.D21];[.D27])" office:value-type="float" office:value="1.37336258538625" calcext:value-type="float">
            <text:p>1.373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6646.8418" calcext:value-type="float">
            <text:p>6646.8418</text:p>
          </table:table-cell>
          <table:table-cell table:style-name="ce4" table:formula="of:=AVERAGE([.C4];[.C10];[.C16];[.C22];[.C28])" office:value-type="float" office:value="3551" calcext:value-type="float">
            <text:p>3551.0000</text:p>
          </table:table-cell>
          <table:table-cell table:style-name="ce4" table:formula="of:=AVERAGE([.D4];[.D10];[.D16];[.D22];[.D28])" office:value-type="float" office:value="0.534258245333577" calcext:value-type="float">
            <text:p>0.534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3070.844" calcext:value-type="float">
            <text:p>3070.8440</text:p>
          </table:table-cell>
          <table:table-cell table:style-name="ce4" table:formula="of:=AVERAGE([.C5];[.C11];[.C17];[.C23];[.C29])" office:value-type="float" office:value="4975" calcext:value-type="float">
            <text:p>4975.0000</text:p>
          </table:table-cell>
          <table:table-cell table:style-name="ce4" table:formula="of:=AVERAGE([.D5];[.D11];[.D17];[.D23];[.D29])" office:value-type="float" office:value="1.62034011748686" calcext:value-type="float">
            <text:p>1.62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19.8624" calcext:value-type="float">
            <text:p>19.8624</text:p>
          </table:table-cell>
          <table:table-cell table:style-name="ce4" table:formula="of:=AVERAGE([.C6];[.C12];[.C18];[.C24];[.C30])" office:value-type="float" office:value="3555" calcext:value-type="float">
            <text:p>3555.0000</text:p>
          </table:table-cell>
          <table:table-cell table:style-name="ce4" table:formula="of:=AVERAGE([.D6];[.D12];[.D18];[.D24];[.D30])" office:value-type="float" office:value="179.079623756409" calcext:value-type="float">
            <text:p>179.079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0.7804664555853" calcext:value-type="float">
            <text:p>10.7805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0571727270065162" calcext:value-type="float">
            <text:p>0.0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44.9291690964792" calcext:value-type="float">
            <text:p>44.9292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361788057156935" calcext:value-type="float">
            <text:p>0.0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43.9223618445093" calcext:value-type="float">
            <text:p>43.9224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231017633663666" calcext:value-type="float">
            <text:p>0.0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523406916270697" calcext:value-type="float">
            <text:p>0.5234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4.66043721299872" calcext:value-type="float">
            <text:p>4.66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586.556" calcext:value-type="float">
            <text:p>2586.5560</text:p>
          </table:table-cell>
          <table:table-cell table:formula="of:=MEDIAN([.C3];[.C9];[.C15];[.C21];[.C27])" office:value-type="float" office:value="3555" calcext:value-type="float">
            <text:p>3555.0000</text:p>
          </table:table-cell>
          <table:table-cell table:formula="of:=MEDIAN([.D3];[.D9];[.D15];[.D21];[.D27])" office:value-type="float" office:value="1.37441447237176" calcext:value-type="float">
            <text:p>1.3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6642.037" calcext:value-type="float">
            <text:p>6642.0370</text:p>
          </table:table-cell>
          <table:table-cell table:formula="of:=MEDIAN([.C4];[.C10];[.C16];[.C22];[.C28])" office:value-type="float" office:value="3551" calcext:value-type="float">
            <text:p>3551.0000</text:p>
          </table:table-cell>
          <table:table-cell table:formula="of:=MEDIAN([.D4];[.D10];[.D16];[.D22];[.D28])" office:value-type="float" office:value="0.53462514587016" calcext:value-type="float">
            <text:p>0.5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3056.472" calcext:value-type="float">
            <text:p>3056.4720</text:p>
          </table:table-cell>
          <table:table-cell table:formula="of:=MEDIAN([.C5];[.C11];[.C17];[.C23];[.C29])" office:value-type="float" office:value="4975" calcext:value-type="float">
            <text:p>4975.0000</text:p>
          </table:table-cell>
          <table:table-cell table:formula="of:=MEDIAN([.D5];[.D11];[.D17];[.D23];[.D29])" office:value-type="float" office:value="1.627693628471" calcext:value-type="float">
            <text:p>1.6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19.739" calcext:value-type="float">
            <text:p>19.7390</text:p>
          </table:table-cell>
          <table:table-cell table:formula="of:=MEDIAN([.C6];[.C12];[.C18];[.C24];[.C30])" office:value-type="float" office:value="3555" calcext:value-type="float">
            <text:p>3555.0000</text:p>
          </table:table-cell>
          <table:table-cell table:formula="of:=MEDIAN([.D6];[.D12];[.D18];[.D24];[.D30])" office:value-type="float" office:value="180.100309032879" calcext:value-type="float">
            <text:p>180.1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601.538" calcext:value-type="float">
            <text:p>2601.5380</text:p>
          </table:table-cell>
          <table:table-cell table:formula="of:=MAX([.C3];[.C9];[.C15];[.C21];[.C27])" office:value-type="float" office:value="3555" calcext:value-type="float">
            <text:p>3555.0000</text:p>
          </table:table-cell>
          <table:table-cell table:formula="of:=MAX([.D3];[.D9];[.D15];[.D21];[.D27])" office:value-type="float" office:value="1.38007444249651" calcext:value-type="float">
            <text:p>1.3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6692.144" calcext:value-type="float">
            <text:p>6692.1440</text:p>
          </table:table-cell>
          <table:table-cell table:formula="of:=MAX([.C4];[.C10];[.C16];[.C22];[.C28])" office:value-type="float" office:value="3551" calcext:value-type="float">
            <text:p>3551.0000</text:p>
          </table:table-cell>
          <table:table-cell table:formula="of:=MAX([.D4];[.D10];[.D16];[.D22];[.D28])" office:value-type="float" office:value="0.539357695006058" calcext:value-type="float">
            <text:p>0.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3124.462" calcext:value-type="float">
            <text:p>3124.4620</text:p>
          </table:table-cell>
          <table:table-cell table:formula="of:=MAX([.C5];[.C11];[.C17];[.C23];[.C29])" office:value-type="float" office:value="4975" calcext:value-type="float">
            <text:p>4975.0000</text:p>
          </table:table-cell>
          <table:table-cell table:formula="of:=MAX([.D5];[.D11];[.D17];[.D23];[.D29])" office:value-type="float" office:value="1.64494784440744" calcext:value-type="float">
            <text:p>1.6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0.638" calcext:value-type="float">
            <text:p>20.6380</text:p>
          </table:table-cell>
          <table:table-cell table:formula="of:=MAX([.C6];[.C12];[.C18];[.C24];[.C30])" office:value-type="float" office:value="3555" calcext:value-type="float">
            <text:p>3555.0000</text:p>
          </table:table-cell>
          <table:table-cell table:formula="of:=MAX([.D6];[.D12];[.D18];[.D24];[.D30])" office:value-type="float" office:value="183.768415611269" calcext:value-type="float">
            <text:p>183.76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575.948" calcext:value-type="float">
            <text:p>2575.9480</text:p>
          </table:table-cell>
          <table:table-cell table:formula="of:=MIN([.C3];[.C9];[.C15];[.C21];[.C27])" office:value-type="float" office:value="3555" calcext:value-type="float">
            <text:p>3555.0000</text:p>
          </table:table-cell>
          <table:table-cell table:formula="of:=MIN([.D3];[.D9];[.D15];[.D21];[.D27])" office:value-type="float" office:value="1.36649935538132" calcext:value-type="float">
            <text:p>1.3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6583.757" calcext:value-type="float">
            <text:p>6583.7570</text:p>
          </table:table-cell>
          <table:table-cell table:formula="of:=MIN([.C4];[.C10];[.C16];[.C22];[.C28])" office:value-type="float" office:value="3551" calcext:value-type="float">
            <text:p>3551.0000</text:p>
          </table:table-cell>
          <table:table-cell table:formula="of:=MIN([.D4];[.D10];[.D16];[.D22];[.D28])" office:value-type="float" office:value="0.5306221742987" calcext:value-type="float">
            <text:p>0.5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3024.412" calcext:value-type="float">
            <text:p>3024.4120</text:p>
          </table:table-cell>
          <table:table-cell table:formula="of:=MIN([.C5];[.C11];[.C17];[.C23];[.C29])" office:value-type="float" office:value="4975" calcext:value-type="float">
            <text:p>4975.0000</text:p>
          </table:table-cell>
          <table:table-cell table:formula="of:=MIN([.D5];[.D11];[.D17];[.D23];[.D29])" office:value-type="float" office:value="1.59227412591352" calcext:value-type="float">
            <text:p>1.5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19.345" calcext:value-type="float">
            <text:p>19.3450</text:p>
          </table:table-cell>
          <table:table-cell table:formula="of:=MIN([.C6];[.C12];[.C18];[.C24];[.C30])" office:value-type="float" office:value="3555" calcext:value-type="float">
            <text:p>3555.0000</text:p>
          </table:table-cell>
          <table:table-cell table:formula="of:=MIN([.D6];[.D12];[.D18];[.D24];[.D30])" office:value-type="float" office:value="172.255063475143" calcext:value-type="float">
            <text:p>172.255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575.948" calcext:value-type="float">
            <text:p>2575.9480</text:p>
          </table:table-cell>
          <table:table-cell table:formula="of:=QUARTILE(([.C3]~[.C9]~[.C15]~[.C21]~[.C27]);0)" office:value-type="float" office:value="3555" calcext:value-type="float">
            <text:p>3555.0000</text:p>
          </table:table-cell>
          <table:table-cell table:formula="of:=QUARTILE(([.D3]~[.D9]~[.D15]~[.D21]~[.D27]);0)" office:value-type="float" office:value="1.36649935538132" calcext:value-type="float">
            <text:p>1.3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6583.757" calcext:value-type="float">
            <text:p>6583.7570</text:p>
          </table:table-cell>
          <table:table-cell table:formula="of:=QUARTILE(([.C4]~[.C10]~[.C16]~[.C22]~[.C28]);0)" office:value-type="float" office:value="3551" calcext:value-type="float">
            <text:p>3551.0000</text:p>
          </table:table-cell>
          <table:table-cell table:formula="of:=QUARTILE(([.D4]~[.D10]~[.D16]~[.D22]~[.D28]);0)" office:value-type="float" office:value="0.5306221742987" calcext:value-type="float">
            <text:p>0.5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3024.412" calcext:value-type="float">
            <text:p>3024.4120</text:p>
          </table:table-cell>
          <table:table-cell table:formula="of:=QUARTILE(([.C5]~[.C11]~[.C17]~[.C23]~[.C29]);0)" office:value-type="float" office:value="4975" calcext:value-type="float">
            <text:p>4975.0000</text:p>
          </table:table-cell>
          <table:table-cell table:formula="of:=QUARTILE(([.D5]~[.D11]~[.D17]~[.D23]~[.D29]);0)" office:value-type="float" office:value="1.59227412591352" calcext:value-type="float">
            <text:p>1.5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19.345" calcext:value-type="float">
            <text:p>19.3450</text:p>
          </table:table-cell>
          <table:table-cell table:formula="of:=QUARTILE(([.C6]~[.C12]~[.C18]~[.C24]~[.C30]);0)" office:value-type="float" office:value="3555" calcext:value-type="float">
            <text:p>3555.0000</text:p>
          </table:table-cell>
          <table:table-cell table:formula="of:=QUARTILE(([.D6]~[.D12]~[.D18]~[.D24]~[.D30]);0)" office:value-type="float" office:value="172.255063475143" calcext:value-type="float">
            <text:p>172.255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601.538" calcext:value-type="float">
            <text:p>2601.5380</text:p>
          </table:table-cell>
          <table:table-cell table:formula="of:=QUARTILE(([.C3]~[.C9]~[.C15]~[.C21]~[.C27]);4)" office:value-type="float" office:value="3555" calcext:value-type="float">
            <text:p>3555.0000</text:p>
          </table:table-cell>
          <table:table-cell table:formula="of:=QUARTILE(([.D3]~[.D9]~[.D15]~[.D21]~[.D27]);4)" office:value-type="float" office:value="1.38007444249651" calcext:value-type="float">
            <text:p>1.3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6692.144" calcext:value-type="float">
            <text:p>6692.1440</text:p>
          </table:table-cell>
          <table:table-cell table:formula="of:=QUARTILE(([.C4]~[.C10]~[.C16]~[.C22]~[.C28]);4)" office:value-type="float" office:value="3551" calcext:value-type="float">
            <text:p>3551.0000</text:p>
          </table:table-cell>
          <table:table-cell table:formula="of:=QUARTILE(([.D4]~[.D10]~[.D16]~[.D22]~[.D28]);4)" office:value-type="float" office:value="0.539357695006058" calcext:value-type="float">
            <text:p>0.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3124.462" calcext:value-type="float">
            <text:p>3124.4620</text:p>
          </table:table-cell>
          <table:table-cell table:formula="of:=QUARTILE(([.C5]~[.C11]~[.C17]~[.C23]~[.C29]);4)" office:value-type="float" office:value="4975" calcext:value-type="float">
            <text:p>4975.0000</text:p>
          </table:table-cell>
          <table:table-cell table:formula="of:=QUARTILE(([.D5]~[.D11]~[.D17]~[.D23]~[.D29]);4)" office:value-type="float" office:value="1.64494784440744" calcext:value-type="float">
            <text:p>1.6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20.638" calcext:value-type="float">
            <text:p>20.6380</text:p>
          </table:table-cell>
          <table:table-cell table:formula="of:=QUARTILE(([.C6]~[.C12]~[.C18]~[.C24]~[.C30]);4)" office:value-type="float" office:value="3555" calcext:value-type="float">
            <text:p>3555.0000</text:p>
          </table:table-cell>
          <table:table-cell table:formula="of:=QUARTILE(([.D6]~[.D12]~[.D18]~[.D24]~[.D30]);4)" office:value-type="float" office:value="183.768415611269" calcext:value-type="float">
            <text:p>183.7684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-04-23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49.686" calcext:value-type="float">
            <text:p>3149.686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3]/[.B3]" office:value-type="float" office:value="1.40966432844417" calcext:value-type="float">
            <text:p>1.4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458.279" calcext:value-type="float">
            <text:p>8458.279</text:p>
          </table:table-cell>
          <table:table-cell table:style-name="Default" office:value-type="float" office:value="4434" calcext:value-type="float">
            <text:p>4434</text:p>
          </table:table-cell>
          <table:table-cell table:formula="of:=[.C4]/[.B4]" office:value-type="float" office:value="0.524220116172569" calcext:value-type="float">
            <text:p>0.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920.537" calcext:value-type="float">
            <text:p>3920.537</text:p>
          </table:table-cell>
          <table:table-cell table:style-name="Default" office:value-type="float" office:value="6392" calcext:value-type="float">
            <text:p>6392</text:p>
          </table:table-cell>
          <table:table-cell table:formula="of:=[.C5]/[.B5]" office:value-type="float" office:value="1.63038889825552" calcext:value-type="float">
            <text:p>1.6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3.426" calcext:value-type="float">
            <text:p>23.4260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6]/[.B6]" office:value-type="float" office:value="189.532997524119" calcext:value-type="float">
            <text:p>189.5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06.87" calcext:value-type="float">
            <text:p>3106.87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9]/[.B9]" office:value-type="float" office:value="1.42909101442931" calcext:value-type="float">
            <text:p>1.4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355.924" calcext:value-type="float">
            <text:p>8355.924</text:p>
          </table:table-cell>
          <table:table-cell table:style-name="Default" office:value-type="float" office:value="4434" calcext:value-type="float">
            <text:p>4434</text:p>
          </table:table-cell>
          <table:table-cell table:formula="of:=[.C10]/[.B10]" office:value-type="float" office:value="0.530641494585159" calcext:value-type="float">
            <text:p>0.5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774.498" calcext:value-type="float">
            <text:p>3774.498</text:p>
          </table:table-cell>
          <table:table-cell table:style-name="Default" office:value-type="float" office:value="6392" calcext:value-type="float">
            <text:p>6392</text:p>
          </table:table-cell>
          <table:table-cell table:formula="of:=[.C11]/[.B11]" office:value-type="float" office:value="1.6934702310082" calcext:value-type="float">
            <text:p>1.6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.033" calcext:value-type="float">
            <text:p>25.0330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12]/[.B12]" office:value-type="float" office:value="177.365877042304" calcext:value-type="float">
            <text:p>177.3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41.705" calcext:value-type="float">
            <text:p>3141.705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15]/[.B15]" office:value-type="float" office:value="1.41324535562696" calcext:value-type="float">
            <text:p>1.4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372.361" calcext:value-type="float">
            <text:p>8372.361</text:p>
          </table:table-cell>
          <table:table-cell table:style-name="Default" office:value-type="float" office:value="4434" calcext:value-type="float">
            <text:p>4434</text:p>
          </table:table-cell>
          <table:table-cell table:formula="of:=[.C16]/[.B16]" office:value-type="float" office:value="0.529599715062454" calcext:value-type="float">
            <text:p>0.529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816.547" calcext:value-type="float">
            <text:p>3816.547</text:p>
          </table:table-cell>
          <table:table-cell table:style-name="Default" office:value-type="float" office:value="6392" calcext:value-type="float">
            <text:p>6392</text:p>
          </table:table-cell>
          <table:table-cell table:formula="of:=[.C17]/[.B17]" office:value-type="float" office:value="1.67481233691083" calcext:value-type="float">
            <text:p>1.674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.111" calcext:value-type="float">
            <text:p>24.1110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18]/[.B18]" office:value-type="float" office:value="184.14831404753" calcext:value-type="float">
            <text:p>184.14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15.427" calcext:value-type="float">
            <text:p>3115.427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21]/[.B21]" office:value-type="float" office:value="1.42516579589251" calcext:value-type="float">
            <text:p>1.4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346.559" calcext:value-type="float">
            <text:p>8346.559</text:p>
          </table:table-cell>
          <table:table-cell table:style-name="Default" office:value-type="float" office:value="4434" calcext:value-type="float">
            <text:p>4434</text:p>
          </table:table-cell>
          <table:table-cell table:formula="of:=[.C22]/[.B22]" office:value-type="float" office:value="0.531236884565244" calcext:value-type="float">
            <text:p>0.5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784.498" calcext:value-type="float">
            <text:p>3784.498</text:p>
          </table:table-cell>
          <table:table-cell table:style-name="Default" office:value-type="float" office:value="6392" calcext:value-type="float">
            <text:p>6392</text:p>
          </table:table-cell>
          <table:table-cell table:formula="of:=[.C23]/[.B23]" office:value-type="float" office:value="1.68899547575398" calcext:value-type="float">
            <text:p>1.68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.632" calcext:value-type="float">
            <text:p>25.6320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24]/[.B24]" office:value-type="float" office:value="173.220973782772" calcext:value-type="float">
            <text:p>173.2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70.601" calcext:value-type="float">
            <text:p>3170.601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27]/[.B27]" office:value-type="float" office:value="1.40036541967911" calcext:value-type="float">
            <text:p>1.4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341.091" calcext:value-type="float">
            <text:p>8341.091</text:p>
          </table:table-cell>
          <table:table-cell table:style-name="Default" office:value-type="float" office:value="4434" calcext:value-type="float">
            <text:p>4434</text:p>
          </table:table-cell>
          <table:table-cell table:formula="of:=[.C28]/[.B28]" office:value-type="float" office:value="0.531585136764483" calcext:value-type="float">
            <text:p>0.5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895.537" calcext:value-type="float">
            <text:p>3895.537</text:p>
          </table:table-cell>
          <table:table-cell table:style-name="Default" office:value-type="float" office:value="6392" calcext:value-type="float">
            <text:p>6392</text:p>
          </table:table-cell>
          <table:table-cell table:formula="of:=[.C29]/[.B29]" office:value-type="float" office:value="1.64085208278089" calcext:value-type="float">
            <text:p>1.6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3.905" calcext:value-type="float">
            <text:p>23.9050</text:p>
          </table:table-cell>
          <table:table-cell table:style-name="Default" office:value-type="float" office:value="4440" calcext:value-type="float">
            <text:p>4440</text:p>
          </table:table-cell>
          <table:table-cell table:formula="of:=[.C30]/[.B30]" office:value-type="float" office:value="185.735201840619" calcext:value-type="float">
            <text:p>185.7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3136.8578" calcext:value-type="float">
            <text:p>3136.8578</text:p>
          </table:table-cell>
          <table:table-cell table:style-name="ce4" table:formula="of:=AVERAGE([.C3];[.C9];[.C15];[.C21];[.C27])" office:value-type="float" office:value="4440" calcext:value-type="float">
            <text:p>4440.0000</text:p>
          </table:table-cell>
          <table:table-cell table:style-name="ce4" table:formula="of:=AVERAGE([.D3];[.D9];[.D15];[.D21];[.D27])" office:value-type="float" office:value="1.41550638281441" calcext:value-type="float">
            <text:p>1.415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8374.8428" calcext:value-type="float">
            <text:p>8374.8428</text:p>
          </table:table-cell>
          <table:table-cell table:style-name="ce4" table:formula="of:=AVERAGE([.C4];[.C10];[.C16];[.C22];[.C28])" office:value-type="float" office:value="4434" calcext:value-type="float">
            <text:p>4434.0000</text:p>
          </table:table-cell>
          <table:table-cell table:style-name="ce4" table:formula="of:=AVERAGE([.D4];[.D10];[.D16];[.D22];[.D28])" office:value-type="float" office:value="0.529456669429982" calcext:value-type="float">
            <text:p>0.529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3838.3234" calcext:value-type="float">
            <text:p>3838.3234</text:p>
          </table:table-cell>
          <table:table-cell table:style-name="ce4" table:formula="of:=AVERAGE([.C5];[.C11];[.C17];[.C23];[.C29])" office:value-type="float" office:value="6392" calcext:value-type="float">
            <text:p>6392.0000</text:p>
          </table:table-cell>
          <table:table-cell table:style-name="ce4" table:formula="of:=AVERAGE([.D5];[.D11];[.D17];[.D23];[.D29])" office:value-type="float" office:value="1.66570380494188" calcext:value-type="float">
            <text:p>1.665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24.4214" calcext:value-type="float">
            <text:p>24.4214</text:p>
          </table:table-cell>
          <table:table-cell table:style-name="ce4" table:formula="of:=AVERAGE([.C6];[.C12];[.C18];[.C24];[.C30])" office:value-type="float" office:value="4440" calcext:value-type="float">
            <text:p>4440.0000</text:p>
          </table:table-cell>
          <table:table-cell table:style-name="ce4" table:formula="of:=AVERAGE([.D6];[.D12];[.D18];[.D24];[.D30])" office:value-type="float" office:value="182.000672847469" calcext:value-type="float">
            <text:p>182.000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25.9095008963894" calcext:value-type="float">
            <text:p>25.9095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116869273656269" calcext:value-type="float">
            <text:p>0.0117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48.127012011967" calcext:value-type="float">
            <text:p>48.1270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302263551560915" calcext:value-type="float">
            <text:p>0.0030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66.1013218801257" calcext:value-type="float">
            <text:p>66.1013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285534254905544" calcext:value-type="float">
            <text:p>0.028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893510660260974" calcext:value-type="float">
            <text:p>0.8935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6.59278833995081" calcext:value-type="float">
            <text:p>6.5928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3141.705" calcext:value-type="float">
            <text:p>3141.7050</text:p>
          </table:table-cell>
          <table:table-cell table:formula="of:=MEDIAN([.C3];[.C9];[.C15];[.C21];[.C27])" office:value-type="float" office:value="4440" calcext:value-type="float">
            <text:p>4440.0000</text:p>
          </table:table-cell>
          <table:table-cell table:formula="of:=MEDIAN([.D3];[.D9];[.D15];[.D21];[.D27])" office:value-type="float" office:value="1.41324535562696" calcext:value-type="float">
            <text:p>1.4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8355.924" calcext:value-type="float">
            <text:p>8355.9240</text:p>
          </table:table-cell>
          <table:table-cell table:formula="of:=MEDIAN([.C4];[.C10];[.C16];[.C22];[.C28])" office:value-type="float" office:value="4434" calcext:value-type="float">
            <text:p>4434.0000</text:p>
          </table:table-cell>
          <table:table-cell table:formula="of:=MEDIAN([.D4];[.D10];[.D16];[.D22];[.D28])" office:value-type="float" office:value="0.530641494585159" calcext:value-type="float">
            <text:p>0.5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3816.547" calcext:value-type="float">
            <text:p>3816.5470</text:p>
          </table:table-cell>
          <table:table-cell table:formula="of:=MEDIAN([.C5];[.C11];[.C17];[.C23];[.C29])" office:value-type="float" office:value="6392" calcext:value-type="float">
            <text:p>6392.0000</text:p>
          </table:table-cell>
          <table:table-cell table:formula="of:=MEDIAN([.D5];[.D11];[.D17];[.D23];[.D29])" office:value-type="float" office:value="1.67481233691083" calcext:value-type="float">
            <text:p>1.6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4.111" calcext:value-type="float">
            <text:p>24.1110</text:p>
          </table:table-cell>
          <table:table-cell table:formula="of:=MEDIAN([.C6];[.C12];[.C18];[.C24];[.C30])" office:value-type="float" office:value="4440" calcext:value-type="float">
            <text:p>4440.0000</text:p>
          </table:table-cell>
          <table:table-cell table:formula="of:=MEDIAN([.D6];[.D12];[.D18];[.D24];[.D30])" office:value-type="float" office:value="184.14831404753" calcext:value-type="float">
            <text:p>184.14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3170.601" calcext:value-type="float">
            <text:p>3170.6010</text:p>
          </table:table-cell>
          <table:table-cell table:formula="of:=MAX([.C3];[.C9];[.C15];[.C21];[.C27])" office:value-type="float" office:value="4440" calcext:value-type="float">
            <text:p>4440.0000</text:p>
          </table:table-cell>
          <table:table-cell table:formula="of:=MAX([.D3];[.D9];[.D15];[.D21];[.D27])" office:value-type="float" office:value="1.42909101442931" calcext:value-type="float">
            <text:p>1.4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8458.279" calcext:value-type="float">
            <text:p>8458.2790</text:p>
          </table:table-cell>
          <table:table-cell table:formula="of:=MAX([.C4];[.C10];[.C16];[.C22];[.C28])" office:value-type="float" office:value="4434" calcext:value-type="float">
            <text:p>4434.0000</text:p>
          </table:table-cell>
          <table:table-cell table:formula="of:=MAX([.D4];[.D10];[.D16];[.D22];[.D28])" office:value-type="float" office:value="0.531585136764483" calcext:value-type="float">
            <text:p>0.5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3920.537" calcext:value-type="float">
            <text:p>3920.5370</text:p>
          </table:table-cell>
          <table:table-cell table:formula="of:=MAX([.C5];[.C11];[.C17];[.C23];[.C29])" office:value-type="float" office:value="6392" calcext:value-type="float">
            <text:p>6392.0000</text:p>
          </table:table-cell>
          <table:table-cell table:formula="of:=MAX([.D5];[.D11];[.D17];[.D23];[.D29])" office:value-type="float" office:value="1.6934702310082" calcext:value-type="float">
            <text:p>1.6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5.632" calcext:value-type="float">
            <text:p>25.6320</text:p>
          </table:table-cell>
          <table:table-cell table:formula="of:=MAX([.C6];[.C12];[.C18];[.C24];[.C30])" office:value-type="float" office:value="4440" calcext:value-type="float">
            <text:p>4440.0000</text:p>
          </table:table-cell>
          <table:table-cell table:formula="of:=MAX([.D6];[.D12];[.D18];[.D24];[.D30])" office:value-type="float" office:value="189.532997524119" calcext:value-type="float">
            <text:p>189.53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3106.87" calcext:value-type="float">
            <text:p>3106.8700</text:p>
          </table:table-cell>
          <table:table-cell table:formula="of:=MIN([.C3];[.C9];[.C15];[.C21];[.C27])" office:value-type="float" office:value="4440" calcext:value-type="float">
            <text:p>4440.0000</text:p>
          </table:table-cell>
          <table:table-cell table:formula="of:=MIN([.D3];[.D9];[.D15];[.D21];[.D27])" office:value-type="float" office:value="1.40036541967911" calcext:value-type="float">
            <text:p>1.4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8341.091" calcext:value-type="float">
            <text:p>8341.0910</text:p>
          </table:table-cell>
          <table:table-cell table:formula="of:=MIN([.C4];[.C10];[.C16];[.C22];[.C28])" office:value-type="float" office:value="4434" calcext:value-type="float">
            <text:p>4434.0000</text:p>
          </table:table-cell>
          <table:table-cell table:formula="of:=MIN([.D4];[.D10];[.D16];[.D22];[.D28])" office:value-type="float" office:value="0.524220116172569" calcext:value-type="float">
            <text:p>0.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3774.498" calcext:value-type="float">
            <text:p>3774.4980</text:p>
          </table:table-cell>
          <table:table-cell table:formula="of:=MIN([.C5];[.C11];[.C17];[.C23];[.C29])" office:value-type="float" office:value="6392" calcext:value-type="float">
            <text:p>6392.0000</text:p>
          </table:table-cell>
          <table:table-cell table:formula="of:=MIN([.D5];[.D11];[.D17];[.D23];[.D29])" office:value-type="float" office:value="1.63038889825552" calcext:value-type="float">
            <text:p>1.6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3.426" calcext:value-type="float">
            <text:p>23.4260</text:p>
          </table:table-cell>
          <table:table-cell table:formula="of:=MIN([.C6];[.C12];[.C18];[.C24];[.C30])" office:value-type="float" office:value="4440" calcext:value-type="float">
            <text:p>4440.0000</text:p>
          </table:table-cell>
          <table:table-cell table:formula="of:=MIN([.D6];[.D12];[.D18];[.D24];[.D30])" office:value-type="float" office:value="173.220973782772" calcext:value-type="float">
            <text:p>173.221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3106.87" calcext:value-type="float">
            <text:p>3106.8700</text:p>
          </table:table-cell>
          <table:table-cell table:formula="of:=QUARTILE(([.C3]~[.C9]~[.C15]~[.C21]~[.C27]);0)" office:value-type="float" office:value="4440" calcext:value-type="float">
            <text:p>4440.0000</text:p>
          </table:table-cell>
          <table:table-cell table:formula="of:=QUARTILE(([.D3]~[.D9]~[.D15]~[.D21]~[.D27]);0)" office:value-type="float" office:value="1.40036541967911" calcext:value-type="float">
            <text:p>1.4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8341.091" calcext:value-type="float">
            <text:p>8341.0910</text:p>
          </table:table-cell>
          <table:table-cell table:formula="of:=QUARTILE(([.C4]~[.C10]~[.C16]~[.C22]~[.C28]);0)" office:value-type="float" office:value="4434" calcext:value-type="float">
            <text:p>4434.0000</text:p>
          </table:table-cell>
          <table:table-cell table:formula="of:=QUARTILE(([.D4]~[.D10]~[.D16]~[.D22]~[.D28]);0)" office:value-type="float" office:value="0.524220116172569" calcext:value-type="float">
            <text:p>0.5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3774.498" calcext:value-type="float">
            <text:p>3774.4980</text:p>
          </table:table-cell>
          <table:table-cell table:formula="of:=QUARTILE(([.C5]~[.C11]~[.C17]~[.C23]~[.C29]);0)" office:value-type="float" office:value="6392" calcext:value-type="float">
            <text:p>6392.0000</text:p>
          </table:table-cell>
          <table:table-cell table:formula="of:=QUARTILE(([.D5]~[.D11]~[.D17]~[.D23]~[.D29]);0)" office:value-type="float" office:value="1.63038889825552" calcext:value-type="float">
            <text:p>1.6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23.426" calcext:value-type="float">
            <text:p>23.4260</text:p>
          </table:table-cell>
          <table:table-cell table:formula="of:=QUARTILE(([.C6]~[.C12]~[.C18]~[.C24]~[.C30]);0)" office:value-type="float" office:value="4440" calcext:value-type="float">
            <text:p>4440.0000</text:p>
          </table:table-cell>
          <table:table-cell table:formula="of:=QUARTILE(([.D6]~[.D12]~[.D18]~[.D24]~[.D30]);0)" office:value-type="float" office:value="173.220973782772" calcext:value-type="float">
            <text:p>173.221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3170.601" calcext:value-type="float">
            <text:p>3170.6010</text:p>
          </table:table-cell>
          <table:table-cell table:formula="of:=QUARTILE(([.C3]~[.C9]~[.C15]~[.C21]~[.C27]);4)" office:value-type="float" office:value="4440" calcext:value-type="float">
            <text:p>4440.0000</text:p>
          </table:table-cell>
          <table:table-cell table:formula="of:=QUARTILE(([.D3]~[.D9]~[.D15]~[.D21]~[.D27]);4)" office:value-type="float" office:value="1.42909101442931" calcext:value-type="float">
            <text:p>1.4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8458.279" calcext:value-type="float">
            <text:p>8458.2790</text:p>
          </table:table-cell>
          <table:table-cell table:formula="of:=QUARTILE(([.C4]~[.C10]~[.C16]~[.C22]~[.C28]);4)" office:value-type="float" office:value="4434" calcext:value-type="float">
            <text:p>4434.0000</text:p>
          </table:table-cell>
          <table:table-cell table:formula="of:=QUARTILE(([.D4]~[.D10]~[.D16]~[.D22]~[.D28]);4)" office:value-type="float" office:value="0.531585136764483" calcext:value-type="float">
            <text:p>0.5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3920.537" calcext:value-type="float">
            <text:p>3920.5370</text:p>
          </table:table-cell>
          <table:table-cell table:formula="of:=QUARTILE(([.C5]~[.C11]~[.C17]~[.C23]~[.C29]);4)" office:value-type="float" office:value="6392" calcext:value-type="float">
            <text:p>6392.0000</text:p>
          </table:table-cell>
          <table:table-cell table:formula="of:=QUARTILE(([.D5]~[.D11]~[.D17]~[.D23]~[.D29]);4)" office:value-type="float" office:value="1.6934702310082" calcext:value-type="float">
            <text:p>1.6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25.632" calcext:value-type="float">
            <text:p>25.6320</text:p>
          </table:table-cell>
          <table:table-cell table:formula="of:=QUARTILE(([.C6]~[.C12]~[.C18]~[.C24]~[.C30]);4)" office:value-type="float" office:value="4440" calcext:value-type="float">
            <text:p>4440.0000</text:p>
          </table:table-cell>
          <table:table-cell table:formula="of:=QUARTILE(([.D6]~[.D12]~[.D18]~[.D24]~[.D30]);4)" office:value-type="float" office:value="189.532997524119" calcext:value-type="float">
            <text:p>189.533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-05-09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47.845" calcext:value-type="float">
            <text:p>3147.845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3]/[.B3]" office:value-type="float" office:value="1.40381753231179" calcext:value-type="float">
            <text:p>1.4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618.009" calcext:value-type="float">
            <text:p>8618.009</text:p>
          </table:table-cell>
          <table:table-cell table:style-name="Default" office:value-type="float" office:value="4427" calcext:value-type="float">
            <text:p>4427</text:p>
          </table:table-cell>
          <table:table-cell table:formula="of:=[.C4]/[.B4]" office:value-type="float" office:value="0.513691735527313" calcext:value-type="float">
            <text:p>0.5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688.537" calcext:value-type="float">
            <text:p>3688.537</text:p>
          </table:table-cell>
          <table:table-cell table:style-name="Default" office:value-type="float" office:value="6245" calcext:value-type="float">
            <text:p>6245</text:p>
          </table:table-cell>
          <table:table-cell table:formula="of:=[.C5]/[.B5]" office:value-type="float" office:value="1.69308319260455" calcext:value-type="float">
            <text:p>1.6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6.139" calcext:value-type="float">
            <text:p>26.1390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6]/[.B6]" office:value-type="float" office:value="169.057729828991" calcext:value-type="float">
            <text:p>169.0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08.761" calcext:value-type="float">
            <text:p>3108.761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9]/[.B9]" office:value-type="float" office:value="1.42146662287645" calcext:value-type="float">
            <text:p>1.4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325.301" calcext:value-type="float">
            <text:p>8325.301</text:p>
          </table:table-cell>
          <table:table-cell table:style-name="Default" office:value-type="float" office:value="4427" calcext:value-type="float">
            <text:p>4427</text:p>
          </table:table-cell>
          <table:table-cell table:formula="of:=[.C10]/[.B10]" office:value-type="float" office:value="0.531752545643695" calcext:value-type="float">
            <text:p>0.5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554.445" calcext:value-type="float">
            <text:p>3554.445</text:p>
          </table:table-cell>
          <table:table-cell table:style-name="Default" office:value-type="float" office:value="6245" calcext:value-type="float">
            <text:p>6245</text:p>
          </table:table-cell>
          <table:table-cell table:formula="of:=[.C11]/[.B11]" office:value-type="float" office:value="1.75695502392075" calcext:value-type="float">
            <text:p>1.7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.303" calcext:value-type="float">
            <text:p>24.3030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12]/[.B12]" office:value-type="float" office:value="181.829403777311" calcext:value-type="float">
            <text:p>181.829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108.327" calcext:value-type="float">
            <text:p>3108.327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15]/[.B15]" office:value-type="float" office:value="1.42166509508169" calcext:value-type="float">
            <text:p>1.421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230.734" calcext:value-type="float">
            <text:p>8230.734</text:p>
          </table:table-cell>
          <table:table-cell table:style-name="Default" office:value-type="float" office:value="4427" calcext:value-type="float">
            <text:p>4427</text:p>
          </table:table-cell>
          <table:table-cell table:formula="of:=[.C16]/[.B16]" office:value-type="float" office:value="0.537862115335036" calcext:value-type="float">
            <text:p>0.537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534.431" calcext:value-type="float">
            <text:p>3534.431</text:p>
          </table:table-cell>
          <table:table-cell table:style-name="Default" office:value-type="float" office:value="6245" calcext:value-type="float">
            <text:p>6245</text:p>
          </table:table-cell>
          <table:table-cell table:formula="of:=[.C17]/[.B17]" office:value-type="float" office:value="1.76690392314916" calcext:value-type="float">
            <text:p>1.76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.512" calcext:value-type="float">
            <text:p>25.5120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18]/[.B18]" office:value-type="float" office:value="173.212605832549" calcext:value-type="float">
            <text:p>173.212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090.788" calcext:value-type="float">
            <text:p>3090.788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21]/[.B21]" office:value-type="float" office:value="1.42973248246078" calcext:value-type="float">
            <text:p>1.4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275.81" calcext:value-type="float">
            <text:p>8275.81</text:p>
          </table:table-cell>
          <table:table-cell table:style-name="Default" office:value-type="float" office:value="4427" calcext:value-type="float">
            <text:p>4427</text:p>
          </table:table-cell>
          <table:table-cell table:formula="of:=[.C22]/[.B22]" office:value-type="float" office:value="0.534932532283849" calcext:value-type="float">
            <text:p>0.5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666.537" calcext:value-type="float">
            <text:p>3666.537</text:p>
          </table:table-cell>
          <table:table-cell table:style-name="Default" office:value-type="float" office:value="6245" calcext:value-type="float">
            <text:p>6245</text:p>
          </table:table-cell>
          <table:table-cell table:formula="of:=[.C23]/[.B23]" office:value-type="float" office:value="1.70324205101435" calcext:value-type="float">
            <text:p>1.7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3.534" calcext:value-type="float">
            <text:p>23.5340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24]/[.B24]" office:value-type="float" office:value="187.770884677488" calcext:value-type="float">
            <text:p>187.7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091.063" calcext:value-type="float">
            <text:p>3091.063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27]/[.B27]" office:value-type="float" office:value="1.4296052846545" calcext:value-type="float">
            <text:p>1.4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8347.905" calcext:value-type="float">
            <text:p>8347.905</text:p>
          </table:table-cell>
          <table:table-cell table:style-name="Default" office:value-type="float" office:value="4427" calcext:value-type="float">
            <text:p>4427</text:p>
          </table:table-cell>
          <table:table-cell table:formula="of:=[.C28]/[.B28]" office:value-type="float" office:value="0.530312695221136" calcext:value-type="float">
            <text:p>0.5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672.537" calcext:value-type="float">
            <text:p>3672.537</text:p>
          </table:table-cell>
          <table:table-cell table:style-name="Default" office:value-type="float" office:value="6245" calcext:value-type="float">
            <text:p>6245</text:p>
          </table:table-cell>
          <table:table-cell table:formula="of:=[.C29]/[.B29]" office:value-type="float" office:value="1.7004593827101" calcext:value-type="float">
            <text:p>1.7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5.705" calcext:value-type="float">
            <text:p>25.7050</text:p>
          </table:table-cell>
          <table:table-cell table:style-name="Default" office:value-type="float" office:value="4419" calcext:value-type="float">
            <text:p>4419</text:p>
          </table:table-cell>
          <table:table-cell table:formula="of:=[.C30]/[.B30]" office:value-type="float" office:value="171.912079361992" calcext:value-type="float">
            <text:p>171.9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7"/>
          <table:table-cell table:number-columns-repeated="1019"/>
        </table:table-row>
        <table:table-row table:style-name="ro1">
          <table:table-cell table:style-name="ce4" office:value-type="string" calcext:value-type="string">
            <text:p>ICPL</text:p>
          </table:table-cell>
          <table:table-cell table:style-name="ce4" table:formula="of:=AVERAGE([.B3];[.B9];[.B15];[.B21];[.B27])" office:value-type="float" office:value="3109.3568" calcext:value-type="float">
            <text:p>3109.3568</text:p>
          </table:table-cell>
          <table:table-cell table:style-name="ce4" table:formula="of:=AVERAGE([.C3];[.C9];[.C15];[.C21];[.C27])" office:value-type="float" office:value="4419" calcext:value-type="float">
            <text:p>4419.0000</text:p>
          </table:table-cell>
          <table:table-cell table:style-name="ce4" table:formula="of:=AVERAGE([.D3];[.D9];[.D15];[.D21];[.D27])" office:value-type="float" office:value="1.42125740347704" calcext:value-type="float">
            <text:p>1.421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Chvatal</text:p>
          </table:table-cell>
          <table:table-cell table:style-name="ce4" table:formula="of:=AVERAGE([.B4];[.B10];[.B16];[.B22];[.B28])" office:value-type="float" office:value="8359.5518" calcext:value-type="float">
            <text:p>8359.5518</text:p>
          </table:table-cell>
          <table:table-cell table:style-name="ce4" table:formula="of:=AVERAGE([.C4];[.C10];[.C16];[.C22];[.C28])" office:value-type="float" office:value="4427" calcext:value-type="float">
            <text:p>4427.0000</text:p>
          </table:table-cell>
          <table:table-cell table:style-name="ce4" table:formula="of:=AVERAGE([.D4];[.D10];[.D16];[.D22];[.D28])" office:value-type="float" office:value="0.529710324802206" calcext:value-type="float">
            <text:p>0.529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IncLing</text:p>
          </table:table-cell>
          <table:table-cell table:style-name="ce4" table:formula="of:=AVERAGE([.B5];[.B11];[.B17];[.B23];[.B29])" office:value-type="float" office:value="3623.2974" calcext:value-type="float">
            <text:p>3623.2974</text:p>
          </table:table-cell>
          <table:table-cell table:style-name="ce4" table:formula="of:=AVERAGE([.C5];[.C11];[.C17];[.C23];[.C29])" office:value-type="float" office:value="6245" calcext:value-type="float">
            <text:p>6245.0000</text:p>
          </table:table-cell>
          <table:table-cell table:style-name="ce4" table:formula="of:=AVERAGE([.D5];[.D11];[.D17];[.D23];[.D29])" office:value-type="float" office:value="1.72412871467978" calcext:value-type="float">
            <text:p>1.724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4" table:formula="of:=AVERAGE([.B6];[.B12];[.B18];[.B24];[.B30])" office:value-type="float" office:value="25.0386" calcext:value-type="float">
            <text:p>25.0386</text:p>
          </table:table-cell>
          <table:table-cell table:style-name="ce4" table:formula="of:=AVERAGE([.C6];[.C12];[.C18];[.C24];[.C30])" office:value-type="float" office:value="4419" calcext:value-type="float">
            <text:p>4419.0000</text:p>
          </table:table-cell>
          <table:table-cell table:style-name="ce4" table:formula="of:=AVERAGE([.D6];[.D12];[.D18];[.D24];[.D30])" office:value-type="float" office:value="176.756540695666" calcext:value-type="float">
            <text:p>176.756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eservative (Modified InkLing)</text:p>
          </table:table-cell>
          <table:table-cell table:style-name="ce4" table:formula="of:=AVERAGE([.B7];[.B13];[.B19];[.B25];[.B31])" office:value-type="string" office:string-value="" calcext:value-type="error">
            <text:p>#DIV/0!</text:p>
          </table:table-cell>
          <table:table-cell table:style-name="ce4" table:formula="of:=AVERAGE([.C7];[.C13];[.C19];[.C25];[.C31])" office:value-type="string" office:string-value="" calcext:value-type="error">
            <text:p>#DIV/0!</text:p>
          </table:table-cell>
          <table:table-cell table:style-name="ce4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23.2498411650487" calcext:value-type="float">
            <text:p>23.2498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105578546044615" calcext:value-type="float">
            <text:p>0.0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51.422921107407" calcext:value-type="float">
            <text:p>151.4229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941875599956292" calcext:value-type="float">
            <text:p>0.0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72.7810014000905" calcext:value-type="float">
            <text:p>72.7810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34884091911179" calcext:value-type="float">
            <text:p>0.0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1.08212813474191" calcext:value-type="float">
            <text:p>1.0821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7.78379216518731" calcext:value-type="float">
            <text:p>7.78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3108.327" calcext:value-type="float">
            <text:p>3108.3270</text:p>
          </table:table-cell>
          <table:table-cell table:formula="of:=MEDIAN([.C3];[.C9];[.C15];[.C21];[.C27])" office:value-type="float" office:value="4419" calcext:value-type="float">
            <text:p>4419.0000</text:p>
          </table:table-cell>
          <table:table-cell table:formula="of:=MEDIAN([.D3];[.D9];[.D15];[.D21];[.D27])" office:value-type="float" office:value="1.42166509508169" calcext:value-type="float">
            <text:p>1.4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8325.301" calcext:value-type="float">
            <text:p>8325.3010</text:p>
          </table:table-cell>
          <table:table-cell table:formula="of:=MEDIAN([.C4];[.C10];[.C16];[.C22];[.C28])" office:value-type="float" office:value="4427" calcext:value-type="float">
            <text:p>4427.0000</text:p>
          </table:table-cell>
          <table:table-cell table:formula="of:=MEDIAN([.D4];[.D10];[.D16];[.D22];[.D28])" office:value-type="float" office:value="0.531752545643695" calcext:value-type="float">
            <text:p>0.5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3666.537" calcext:value-type="float">
            <text:p>3666.5370</text:p>
          </table:table-cell>
          <table:table-cell table:formula="of:=MEDIAN([.C5];[.C11];[.C17];[.C23];[.C29])" office:value-type="float" office:value="6245" calcext:value-type="float">
            <text:p>6245.0000</text:p>
          </table:table-cell>
          <table:table-cell table:formula="of:=MEDIAN([.D5];[.D11];[.D17];[.D23];[.D29])" office:value-type="float" office:value="1.70324205101435" calcext:value-type="float">
            <text:p>1.7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5.512" calcext:value-type="float">
            <text:p>25.5120</text:p>
          </table:table-cell>
          <table:table-cell table:formula="of:=MEDIAN([.C6];[.C12];[.C18];[.C24];[.C30])" office:value-type="float" office:value="4419" calcext:value-type="float">
            <text:p>4419.0000</text:p>
          </table:table-cell>
          <table:table-cell table:formula="of:=MEDIAN([.D6];[.D12];[.D18];[.D24];[.D30])" office:value-type="float" office:value="173.212605832549" calcext:value-type="float">
            <text:p>173.21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3147.845" calcext:value-type="float">
            <text:p>3147.8450</text:p>
          </table:table-cell>
          <table:table-cell table:formula="of:=MAX([.C3];[.C9];[.C15];[.C21];[.C27])" office:value-type="float" office:value="4419" calcext:value-type="float">
            <text:p>4419.0000</text:p>
          </table:table-cell>
          <table:table-cell table:formula="of:=MAX([.D3];[.D9];[.D15];[.D21];[.D27])" office:value-type="float" office:value="1.42973248246078" calcext:value-type="float">
            <text:p>1.4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8618.009" calcext:value-type="float">
            <text:p>8618.0090</text:p>
          </table:table-cell>
          <table:table-cell table:formula="of:=MAX([.C4];[.C10];[.C16];[.C22];[.C28])" office:value-type="float" office:value="4427" calcext:value-type="float">
            <text:p>4427.0000</text:p>
          </table:table-cell>
          <table:table-cell table:formula="of:=MAX([.D4];[.D10];[.D16];[.D22];[.D28])" office:value-type="float" office:value="0.537862115335036" calcext:value-type="float">
            <text:p>0.5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3688.537" calcext:value-type="float">
            <text:p>3688.5370</text:p>
          </table:table-cell>
          <table:table-cell table:formula="of:=MAX([.C5];[.C11];[.C17];[.C23];[.C29])" office:value-type="float" office:value="6245" calcext:value-type="float">
            <text:p>6245.0000</text:p>
          </table:table-cell>
          <table:table-cell table:formula="of:=MAX([.D5];[.D11];[.D17];[.D23];[.D29])" office:value-type="float" office:value="1.76690392314916" calcext:value-type="float">
            <text:p>1.7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26.139" calcext:value-type="float">
            <text:p>26.1390</text:p>
          </table:table-cell>
          <table:table-cell table:formula="of:=MAX([.C6];[.C12];[.C18];[.C24];[.C30])" office:value-type="float" office:value="4419" calcext:value-type="float">
            <text:p>4419.0000</text:p>
          </table:table-cell>
          <table:table-cell table:formula="of:=MAX([.D6];[.D12];[.D18];[.D24];[.D30])" office:value-type="float" office:value="187.770884677488" calcext:value-type="float">
            <text:p>187.77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3090.788" calcext:value-type="float">
            <text:p>3090.7880</text:p>
          </table:table-cell>
          <table:table-cell table:formula="of:=MIN([.C3];[.C9];[.C15];[.C21];[.C27])" office:value-type="float" office:value="4419" calcext:value-type="float">
            <text:p>4419.0000</text:p>
          </table:table-cell>
          <table:table-cell table:formula="of:=MIN([.D3];[.D9];[.D15];[.D21];[.D27])" office:value-type="float" office:value="1.40381753231179" calcext:value-type="float">
            <text:p>1.4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8230.734" calcext:value-type="float">
            <text:p>8230.7340</text:p>
          </table:table-cell>
          <table:table-cell table:formula="of:=MIN([.C4];[.C10];[.C16];[.C22];[.C28])" office:value-type="float" office:value="4427" calcext:value-type="float">
            <text:p>4427.0000</text:p>
          </table:table-cell>
          <table:table-cell table:formula="of:=MIN([.D4];[.D10];[.D16];[.D22];[.D28])" office:value-type="float" office:value="0.513691735527313" calcext:value-type="float">
            <text:p>0.5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3534.431" calcext:value-type="float">
            <text:p>3534.4310</text:p>
          </table:table-cell>
          <table:table-cell table:formula="of:=MIN([.C5];[.C11];[.C17];[.C23];[.C29])" office:value-type="float" office:value="6245" calcext:value-type="float">
            <text:p>6245.0000</text:p>
          </table:table-cell>
          <table:table-cell table:formula="of:=MIN([.D5];[.D11];[.D17];[.D23];[.D29])" office:value-type="float" office:value="1.69308319260455" calcext:value-type="float">
            <text:p>1.6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3.534" calcext:value-type="float">
            <text:p>23.5340</text:p>
          </table:table-cell>
          <table:table-cell table:formula="of:=MIN([.C6];[.C12];[.C18];[.C24];[.C30])" office:value-type="float" office:value="4419" calcext:value-type="float">
            <text:p>4419.0000</text:p>
          </table:table-cell>
          <table:table-cell table:formula="of:=MIN([.D6];[.D12];[.D18];[.D24];[.D30])" office:value-type="float" office:value="169.057729828991" calcext:value-type="float">
            <text:p>169.057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3090.788" calcext:value-type="float">
            <text:p>3090.7880</text:p>
          </table:table-cell>
          <table:table-cell table:formula="of:=QUARTILE(([.C3]~[.C9]~[.C15]~[.C21]~[.C27]);0)" office:value-type="float" office:value="4419" calcext:value-type="float">
            <text:p>4419.0000</text:p>
          </table:table-cell>
          <table:table-cell table:formula="of:=QUARTILE(([.D3]~[.D9]~[.D15]~[.D21]~[.D27]);0)" office:value-type="float" office:value="1.40381753231179" calcext:value-type="float">
            <text:p>1.4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8230.734" calcext:value-type="float">
            <text:p>8230.7340</text:p>
          </table:table-cell>
          <table:table-cell table:formula="of:=QUARTILE(([.C4]~[.C10]~[.C16]~[.C22]~[.C28]);0)" office:value-type="float" office:value="4427" calcext:value-type="float">
            <text:p>4427.0000</text:p>
          </table:table-cell>
          <table:table-cell table:formula="of:=QUARTILE(([.D4]~[.D10]~[.D16]~[.D22]~[.D28]);0)" office:value-type="float" office:value="0.513691735527313" calcext:value-type="float">
            <text:p>0.5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3534.431" calcext:value-type="float">
            <text:p>3534.4310</text:p>
          </table:table-cell>
          <table:table-cell table:formula="of:=QUARTILE(([.C5]~[.C11]~[.C17]~[.C23]~[.C29]);0)" office:value-type="float" office:value="6245" calcext:value-type="float">
            <text:p>6245.0000</text:p>
          </table:table-cell>
          <table:table-cell table:formula="of:=QUARTILE(([.D5]~[.D11]~[.D17]~[.D23]~[.D29]);0)" office:value-type="float" office:value="1.69308319260455" calcext:value-type="float">
            <text:p>1.6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23.534" calcext:value-type="float">
            <text:p>23.5340</text:p>
          </table:table-cell>
          <table:table-cell table:formula="of:=QUARTILE(([.C6]~[.C12]~[.C18]~[.C24]~[.C30]);0)" office:value-type="float" office:value="4419" calcext:value-type="float">
            <text:p>4419.0000</text:p>
          </table:table-cell>
          <table:table-cell table:formula="of:=QUARTILE(([.D6]~[.D12]~[.D18]~[.D24]~[.D30]);0)" office:value-type="float" office:value="169.057729828991" calcext:value-type="float">
            <text:p>169.057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3147.845" calcext:value-type="float">
            <text:p>3147.8450</text:p>
          </table:table-cell>
          <table:table-cell table:formula="of:=QUARTILE(([.C3]~[.C9]~[.C15]~[.C21]~[.C27]);4)" office:value-type="float" office:value="4419" calcext:value-type="float">
            <text:p>4419.0000</text:p>
          </table:table-cell>
          <table:table-cell table:formula="of:=QUARTILE(([.D3]~[.D9]~[.D15]~[.D21]~[.D27]);4)" office:value-type="float" office:value="1.42973248246078" calcext:value-type="float">
            <text:p>1.4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8618.009" calcext:value-type="float">
            <text:p>8618.0090</text:p>
          </table:table-cell>
          <table:table-cell table:formula="of:=QUARTILE(([.C4]~[.C10]~[.C16]~[.C22]~[.C28]);4)" office:value-type="float" office:value="4427" calcext:value-type="float">
            <text:p>4427.0000</text:p>
          </table:table-cell>
          <table:table-cell table:formula="of:=QUARTILE(([.D4]~[.D10]~[.D16]~[.D22]~[.D28]);4)" office:value-type="float" office:value="0.537862115335036" calcext:value-type="float">
            <text:p>0.5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3688.537" calcext:value-type="float">
            <text:p>3688.5370</text:p>
          </table:table-cell>
          <table:table-cell table:formula="of:=QUARTILE(([.C5]~[.C11]~[.C17]~[.C23]~[.C29]);4)" office:value-type="float" office:value="6245" calcext:value-type="float">
            <text:p>6245.0000</text:p>
          </table:table-cell>
          <table:table-cell table:formula="of:=QUARTILE(([.D5]~[.D11]~[.D17]~[.D23]~[.D29]);4)" office:value-type="float" office:value="1.76690392314916" calcext:value-type="float">
            <text:p>1.7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26.139" calcext:value-type="float">
            <text:p>26.1390</text:p>
          </table:table-cell>
          <table:table-cell table:formula="of:=QUARTILE(([.C6]~[.C12]~[.C18]~[.C24]~[.C30]);4)" office:value-type="float" office:value="4419" calcext:value-type="float">
            <text:p>4419.0000</text:p>
          </table:table-cell>
          <table:table-cell table:formula="of:=QUARTILE(([.D6]~[.D12]~[.D18]~[.D24]~[.D30]);4)" office:value-type="float" office:value="187.770884677488" calcext:value-type="float">
            <text:p>187.7709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ncial_completeHistory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8" table:default-cell-style-name="ce10"/>
        <table:table-column table:style-name="co6" table:number-columns-repeated="2" table:default-cell-style-name="ce10"/>
        <table:table-row table:style-name="ro1"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Runtime Preanalysis in s</text:p>
          </table:table-cell>
          <table:table-cell table:style-name="ce8" office:value-type="string" calcext:value-type="string">
            <text:p>Runtime IncLing in s</text:p>
          </table:table-cell>
          <table:table-cell table:style-name="ce8" office:value-type="string" calcext:value-type="string">
            <text:p>Runtime total</text:p>
          </table:table-cell>
          <table:table-cell table:style-name="ce8" office:value-type="string" calcext:value-type="string">
            <text:p>Configurations</text:p>
          </table:table-cell>
          <table:table-cell table:style-name="ce8" office:value-type="string" calcext:value-type="string">
            <text:p>Newly Calculated Configurations</text:p>
          </table:table-cell>
          <table:table-cell table:style-name="ce8" office:value-type="string" calcext:value-type="string">
            <text:p>Efficiency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1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54" calcext:value-type="float">
            <text:p>0.154</text:p>
          </table:table-cell>
          <table:table-cell table:style-name="Default" office:value-type="float" office:value="52.01" calcext:value-type="float">
            <text:p>52.01</text:p>
          </table:table-cell>
          <table:table-cell table:style-name="ce3" table:formula="of:=[.B3]+[.C3]" office:value-type="float" office:value="52.164" calcext:value-type="float">
            <text:p>52.1640</text:p>
          </table:table-cell>
          <table:table-cell table:number-columns-repeated="2" table:style-name="Default" office:value-type="float" office:value="399" calcext:value-type="float">
            <text:p>399</text:p>
          </table:table-cell>
          <table:table-cell table:style-name="ce3" table:formula="of:=[.E3]/[.D3]" office:value-type="float" office:value="7.64895330112721" calcext:value-type="float">
            <text:p>7.649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4.487" calcext:value-type="float">
            <text:p>4.487</text:p>
          </table:table-cell>
          <table:table-cell table:style-name="Default" office:value-type="float" office:value="2240.361" calcext:value-type="float">
            <text:p>2240.361</text:p>
          </table:table-cell>
          <table:table-cell table:style-name="ce3" table:formula="of:=[.B4]+[.C4]" office:value-type="float" office:value="2244.848" calcext:value-type="float">
            <text:p>2244.8480</text:p>
          </table:table-cell>
          <table:table-cell table:number-columns-repeated="2" table:style-name="Default" office:value-type="float" office:value="4560" calcext:value-type="float">
            <text:p>4560</text:p>
          </table:table-cell>
          <table:table-cell table:style-name="ce3" table:formula="of:=[.E4]/[.D4]" office:value-type="float" office:value="2.03131793333001" calcext:value-type="float">
            <text:p>2.031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43.063" calcext:value-type="float">
            <text:p>43.063</text:p>
          </table:table-cell>
          <table:table-cell table:style-name="Default" office:value-type="float" office:value="2232.372" calcext:value-type="float">
            <text:p>2232.372</text:p>
          </table:table-cell>
          <table:table-cell table:style-name="ce3" table:formula="of:=[.B5]+[.C5]" office:value-type="float" office:value="2275.435" calcext:value-type="float">
            <text:p>2275.4350</text:p>
          </table:table-cell>
          <table:table-cell table:number-columns-repeated="2" table:style-name="Default" office:value-type="float" office:value="4563" calcext:value-type="float">
            <text:p>4563</text:p>
          </table:table-cell>
          <table:table-cell table:style-name="ce3" table:formula="of:=[.E5]/[.D5]" office:value-type="float" office:value="2.00533084882671" calcext:value-type="float">
            <text:p>2.005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43.994" calcext:value-type="float">
            <text:p>43.994</text:p>
          </table:table-cell>
          <table:table-cell table:style-name="Default" office:value-type="float" office:value="2118.311" calcext:value-type="float">
            <text:p>2118.311</text:p>
          </table:table-cell>
          <table:table-cell table:style-name="ce3" table:formula="of:=[.B6]+[.C6]" office:value-type="float" office:value="2162.305" calcext:value-type="float">
            <text:p>2162.305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19" calcext:value-type="float">
            <text:p>4519</text:p>
          </table:table-cell>
          <table:table-cell table:style-name="ce3" table:formula="of:=[.E6]/[.D6]" office:value-type="float" office:value="2.112560438976" calcext:value-type="float">
            <text:p>2.112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51.275" calcext:value-type="float">
            <text:p>51.275</text:p>
          </table:table-cell>
          <table:table-cell table:style-name="Default" office:value-type="float" office:value="498.068" calcext:value-type="float">
            <text:p>498.068</text:p>
          </table:table-cell>
          <table:table-cell table:style-name="ce3" table:formula="of:=[.B7]+[.C7]" office:value-type="float" office:value="549.343" calcext:value-type="float">
            <text:p>549.3430</text:p>
          </table:table-cell>
          <table:table-cell table:style-name="Default" office:value-type="float" office:value="4539" calcext:value-type="float">
            <text:p>4539</text:p>
          </table:table-cell>
          <table:table-cell table:style-name="Default" office:value-type="float" office:value="1092" calcext:value-type="float">
            <text:p>1092</text:p>
          </table:table-cell>
          <table:table-cell table:style-name="ce3" table:formula="of:=[.E7]/[.D7]" office:value-type="float" office:value="8.26259732079957" calcext:value-type="float">
            <text:p>8.2626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41.099" calcext:value-type="float">
            <text:p>41.099</text:p>
          </table:table-cell>
          <table:table-cell table:style-name="Default" office:value-type="float" office:value="2216.35" calcext:value-type="float">
            <text:p>2216.35</text:p>
          </table:table-cell>
          <table:table-cell table:style-name="ce3" table:formula="of:=[.B8]+[.C8]" office:value-type="float" office:value="2257.449" calcext:value-type="float">
            <text:p>2257.4490</text:p>
          </table:table-cell>
          <table:table-cell table:number-columns-repeated="2" table:style-name="Default" office:value-type="float" office:value="4542" calcext:value-type="float">
            <text:p>4542</text:p>
          </table:table-cell>
          <table:table-cell table:style-name="ce3" table:formula="of:=[.E8]/[.D8]" office:value-type="float" office:value="2.01200558683718" calcext:value-type="float">
            <text:p>2.012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42.634" calcext:value-type="float">
            <text:p>42.634</text:p>
          </table:table-cell>
          <table:table-cell table:style-name="Default" office:value-type="float" office:value="28802.768" calcext:value-type="float">
            <text:p>28802.768</text:p>
          </table:table-cell>
          <table:table-cell table:style-name="ce3" table:formula="of:=[.B9]+[.C9]" office:value-type="float" office:value="28845.402" calcext:value-type="float">
            <text:p>28845.4020</text:p>
          </table:table-cell>
          <table:table-cell table:number-columns-repeated="2" table:style-name="Default" office:value-type="float" office:value="7923" calcext:value-type="float">
            <text:p>7923</text:p>
          </table:table-cell>
          <table:table-cell table:style-name="ce3" table:formula="of:=[.E9]/[.D9]" office:value-type="float" office:value="0.274671159029089" calcext:value-type="float">
            <text:p>0.2747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76.669" calcext:value-type="float">
            <text:p>76.669</text:p>
          </table:table-cell>
          <table:table-cell table:style-name="Default" office:value-type="float" office:value="3138.649" calcext:value-type="float">
            <text:p>3138.649</text:p>
          </table:table-cell>
          <table:table-cell table:style-name="ce3" table:formula="of:=[.B10]+[.C10]" office:value-type="float" office:value="3215.318" calcext:value-type="float">
            <text:p>3215.3180</text:p>
          </table:table-cell>
          <table:table-cell table:number-columns-repeated="2" table:style-name="Default" office:value-type="float" office:value="4975" calcext:value-type="float">
            <text:p>4975</text:p>
          </table:table-cell>
          <table:table-cell table:style-name="ce3" table:formula="of:=[.E10]/[.D10]" office:value-type="float" office:value="1.54728085993361" calcext:value-type="float">
            <text:p>1.547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48.289" calcext:value-type="float">
            <text:p>48.289</text:p>
          </table:table-cell>
          <table:table-cell table:style-name="Default" office:value-type="float" office:value="3868.63" calcext:value-type="float">
            <text:p>3868.63</text:p>
          </table:table-cell>
          <table:table-cell table:style-name="ce3" table:formula="of:=[.B11]+[.C11]" office:value-type="float" office:value="3916.919" calcext:value-type="float">
            <text:p>3916.9190</text:p>
          </table:table-cell>
          <table:table-cell table:number-columns-repeated="2" table:style-name="Default" office:value-type="float" office:value="6392" calcext:value-type="float">
            <text:p>6392</text:p>
          </table:table-cell>
          <table:table-cell table:style-name="ce3" table:formula="of:=[.E11]/[.D11]" office:value-type="float" office:value="1.63189486430534" calcext:value-type="float">
            <text:p>1.6319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62.571" calcext:value-type="float">
            <text:p>62.571</text:p>
          </table:table-cell>
          <table:table-cell table:style-name="Default" office:value-type="float" office:value="3560.556" calcext:value-type="float">
            <text:p>3560.556</text:p>
          </table:table-cell>
          <table:table-cell table:style-name="ce3" table:formula="of:=[.B12]+[.C12]" office:value-type="float" office:value="3623.127" calcext:value-type="float">
            <text:p>3623.1270</text:p>
          </table:table-cell>
          <table:table-cell table:number-columns-repeated="2" table:style-name="Default" office:value-type="float" office:value="6245" calcext:value-type="float">
            <text:p>6245</text:p>
          </table:table-cell>
          <table:table-cell table:style-name="ce3" table:formula="of:=[.E12]/[.D12]" office:value-type="float" office:value="1.72364921240685" calcext:value-type="float">
            <text:p>1.72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3:.B11])" office:value-type="float" office:value="351.664" calcext:value-type="float">
            <text:p>351.6640</text:p>
          </table:table-cell>
          <table:table-cell table:style-name="ce3" table:formula="of:=SUM([.C3:.C11])" office:value-type="float" office:value="45167.519" calcext:value-type="float">
            <text:p>45167.5190</text:p>
          </table:table-cell>
          <table:table-cell table:style-name="ce3" table:formula="of:=SUM([.D3:.D11])" office:value-type="float" office:value="45519.183" calcext:value-type="float">
            <text:p>45519.1830</text:p>
          </table:table-cell>
          <table:table-cell table:style-name="ce3" table:formula="of:=SUM([.E3:.E11])" office:value-type="float" office:value="42461" calcext:value-type="float">
            <text:p>42461.0000</text:p>
          </table:table-cell>
          <table:table-cell table:style-name="ce3" table:formula="of:=SUM([.F3:.F11])" office:value-type="float" office:value="38965" calcext:value-type="float">
            <text:p>38965.0000</text:p>
          </table:table-cell>
          <table:table-cell table:style-name="ce3" table:formula="of:=SUM([.G3:.G11])" office:value-type="float" office:value="27.5266123131647" calcext:value-type="float">
            <text:p>27.5266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2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57" calcext:value-type="float">
            <text:p>41.570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474380562906" calcext:value-type="float">
            <text:p>2.0447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86" calcext:value-type="float">
            <text:p>0.186</text:p>
          </table:table-cell>
          <table:table-cell table:style-name="Default" office:value-type="float" office:value="54.007" calcext:value-type="float">
            <text:p>54.007</text:p>
          </table:table-cell>
          <table:table-cell table:style-name="ce3" table:formula="of:=[.B15]+[.C15]" office:value-type="float" office:value="54.193" calcext:value-type="float">
            <text:p>54.1930</text:p>
          </table:table-cell>
          <table:table-cell table:number-columns-repeated="2" table:style-name="Default" office:value-type="float" office:value="399" calcext:value-type="float">
            <text:p>399</text:p>
          </table:table-cell>
          <table:table-cell table:style-name="ce3" table:formula="of:=[.E15]/[.D15]" office:value-type="float" office:value="7.36257450224199" calcext:value-type="float">
            <text:p>7.362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6.236" calcext:value-type="float">
            <text:p>6.236</text:p>
          </table:table-cell>
          <table:table-cell table:style-name="Default" office:value-type="float" office:value="2264.337" calcext:value-type="float">
            <text:p>2264.337</text:p>
          </table:table-cell>
          <table:table-cell table:style-name="ce3" table:formula="of:=[.B16]+[.C16]" office:value-type="float" office:value="2270.573" calcext:value-type="float">
            <text:p>2270.5730</text:p>
          </table:table-cell>
          <table:table-cell table:number-columns-repeated="2" table:style-name="Default" office:value-type="float" office:value="4560" calcext:value-type="float">
            <text:p>4560</text:p>
          </table:table-cell>
          <table:table-cell table:style-name="ce3" table:formula="of:=[.E16]/[.D16]" office:value-type="float" office:value="2.00830363084561" calcext:value-type="float">
            <text:p>2.008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56.563" calcext:value-type="float">
            <text:p>56.563</text:p>
          </table:table-cell>
          <table:table-cell table:style-name="Default" office:value-type="float" office:value="2280.348" calcext:value-type="float">
            <text:p>2280.348</text:p>
          </table:table-cell>
          <table:table-cell table:style-name="ce3" table:formula="of:=[.B17]+[.C17]" office:value-type="float" office:value="2336.911" calcext:value-type="float">
            <text:p>2336.9110</text:p>
          </table:table-cell>
          <table:table-cell table:number-columns-repeated="2" table:style-name="Default" office:value-type="float" office:value="4563" calcext:value-type="float">
            <text:p>4563</text:p>
          </table:table-cell>
          <table:table-cell table:style-name="ce3" table:formula="of:=[.E17]/[.D17]" office:value-type="float" office:value="1.95257756927842" calcext:value-type="float">
            <text:p>1.952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53.66" calcext:value-type="float">
            <text:p>53.66</text:p>
          </table:table-cell>
          <table:table-cell table:style-name="Default" office:value-type="float" office:value="2184.347" calcext:value-type="float">
            <text:p>2184.347</text:p>
          </table:table-cell>
          <table:table-cell table:style-name="ce3" table:formula="of:=[.B18]+[.C18]" office:value-type="float" office:value="2238.007" calcext:value-type="float">
            <text:p>2238.007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19" calcext:value-type="float">
            <text:p>4519</text:p>
          </table:table-cell>
          <table:table-cell table:style-name="ce3" table:formula="of:=[.E18]/[.D18]" office:value-type="float" office:value="2.04110174811786" calcext:value-type="float">
            <text:p>2.041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59.809" calcext:value-type="float">
            <text:p>59.809</text:p>
          </table:table-cell>
          <table:table-cell table:style-name="Default" office:value-type="float" office:value="498.074" calcext:value-type="float">
            <text:p>498.074</text:p>
          </table:table-cell>
          <table:table-cell table:style-name="ce3" table:formula="of:=[.B19]+[.C19]" office:value-type="float" office:value="557.883" calcext:value-type="float">
            <text:p>557.8830</text:p>
          </table:table-cell>
          <table:table-cell table:style-name="Default" office:value-type="float" office:value="4539" calcext:value-type="float">
            <text:p>4539</text:p>
          </table:table-cell>
          <table:table-cell table:style-name="Default" office:value-type="float" office:value="1092" calcext:value-type="float">
            <text:p>1092</text:p>
          </table:table-cell>
          <table:table-cell table:style-name="ce3" table:formula="of:=[.E19]/[.D19]" office:value-type="float" office:value="8.1361145616554" calcext:value-type="float">
            <text:p>8.1361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52.675" calcext:value-type="float">
            <text:p>52.675</text:p>
          </table:table-cell>
          <table:table-cell table:style-name="Default" office:value-type="float" office:value="2250.434" calcext:value-type="float">
            <text:p>2250.434</text:p>
          </table:table-cell>
          <table:table-cell table:style-name="ce3" table:formula="of:=[.B20]+[.C20]" office:value-type="float" office:value="2303.109" calcext:value-type="float">
            <text:p>2303.1090</text:p>
          </table:table-cell>
          <table:table-cell table:number-columns-repeated="2" table:style-name="Default" office:value-type="float" office:value="4542" calcext:value-type="float">
            <text:p>4542</text:p>
          </table:table-cell>
          <table:table-cell table:style-name="ce3" table:formula="of:=[.E20]/[.D20]" office:value-type="float" office:value="1.97211682121862" calcext:value-type="float">
            <text:p>1.972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53.3" calcext:value-type="float">
            <text:p>53.3</text:p>
          </table:table-cell>
          <table:table-cell table:style-name="Default" office:value-type="float" office:value="28802.572" calcext:value-type="float">
            <text:p>28802.572</text:p>
          </table:table-cell>
          <table:table-cell table:style-name="ce3" table:formula="of:=[.B21]+[.C21]" office:value-type="float" office:value="28855.872" calcext:value-type="float">
            <text:p>28855.8720</text:p>
          </table:table-cell>
          <table:table-cell table:number-columns-repeated="2" table:style-name="Default" office:value-type="float" office:value="7644" calcext:value-type="float">
            <text:p>7644</text:p>
          </table:table-cell>
          <table:table-cell table:style-name="ce3" table:formula="of:=[.E21]/[.D21]" office:value-type="float" office:value="0.264902755321343" calcext:value-type="float">
            <text:p>0.264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84.372" calcext:value-type="float">
            <text:p>84.372</text:p>
          </table:table-cell>
          <table:table-cell table:style-name="Default" office:value-type="float" office:value="3032.437" calcext:value-type="float">
            <text:p>3032.437</text:p>
          </table:table-cell>
          <table:table-cell table:style-name="ce3" table:formula="of:=[.B22]+[.C22]" office:value-type="float" office:value="3116.809" calcext:value-type="float">
            <text:p>3116.8090</text:p>
          </table:table-cell>
          <table:table-cell table:number-columns-repeated="2" table:style-name="Default" office:value-type="float" office:value="4975" calcext:value-type="float">
            <text:p>4975</text:p>
          </table:table-cell>
          <table:table-cell table:style-name="ce3" table:formula="of:=[.E22]/[.D22]" office:value-type="float" office:value="1.59618378925369" calcext:value-type="float">
            <text:p>1.596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52.82" calcext:value-type="float">
            <text:p>52.82</text:p>
          </table:table-cell>
          <table:table-cell table:style-name="Default" office:value-type="float" office:value="3784.63" calcext:value-type="float">
            <text:p>3784.63</text:p>
          </table:table-cell>
          <table:table-cell table:style-name="ce3" table:formula="of:=[.B23]+[.C23]" office:value-type="float" office:value="3837.45" calcext:value-type="float">
            <text:p>3837.4500</text:p>
          </table:table-cell>
          <table:table-cell table:number-columns-repeated="2" table:style-name="Default" office:value-type="float" office:value="6392" calcext:value-type="float">
            <text:p>6392</text:p>
          </table:table-cell>
          <table:table-cell table:style-name="ce3" table:formula="of:=[.E23]/[.D23]" office:value-type="float" office:value="1.6656894552372" calcext:value-type="float">
            <text:p>1.665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70.98" calcext:value-type="float">
            <text:p>70.98</text:p>
          </table:table-cell>
          <table:table-cell table:style-name="Default" office:value-type="float" office:value="3560.612" calcext:value-type="float">
            <text:p>3560.612</text:p>
          </table:table-cell>
          <table:table-cell table:style-name="ce3" table:formula="of:=[.B24]+[.C24]" office:value-type="float" office:value="3631.592" calcext:value-type="float">
            <text:p>3631.5920</text:p>
          </table:table-cell>
          <table:table-cell table:number-columns-repeated="2" table:style-name="Default" office:value-type="float" office:value="6245" calcext:value-type="float">
            <text:p>6245</text:p>
          </table:table-cell>
          <table:table-cell table:style-name="ce3" table:formula="of:=[.E24]/[.D24]" office:value-type="float" office:value="1.7196315004549" calcext:value-type="float">
            <text:p>1.71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15:.B23])" office:value-type="float" office:value="419.621" calcext:value-type="float">
            <text:p>419.6210</text:p>
          </table:table-cell>
          <table:table-cell table:style-name="ce3" table:formula="of:=SUM([.C15:.C23])" office:value-type="float" office:value="45151.186" calcext:value-type="float">
            <text:p>45151.1860</text:p>
          </table:table-cell>
          <table:table-cell table:style-name="ce3" table:formula="of:=SUM([.D15:.D23])" office:value-type="float" office:value="45570.807" calcext:value-type="float">
            <text:p>45570.8070</text:p>
          </table:table-cell>
          <table:table-cell table:style-name="ce3" table:formula="of:=SUM([.E15:.E23])" office:value-type="float" office:value="42182" calcext:value-type="float">
            <text:p>42182.0000</text:p>
          </table:table-cell>
          <table:table-cell table:style-name="ce3" table:formula="of:=SUM([.F15:.F23])" office:value-type="float" office:value="38686" calcext:value-type="float">
            <text:p>38686.0000</text:p>
          </table:table-cell>
          <table:table-cell table:style-name="ce3" table:formula="of:=SUM([.G15:.G23])" office:value-type="float" office:value="26.9995648331701" calcext:value-type="float">
            <text:p>26.9996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3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478" calcext:value-type="float">
            <text:p>41.478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927913592748" calcext:value-type="float">
            <text:p>2.0493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41" calcext:value-type="float">
            <text:p>0.141</text:p>
          </table:table-cell>
          <table:table-cell table:style-name="Default" office:value-type="float" office:value="52.007" calcext:value-type="float">
            <text:p>52.007</text:p>
          </table:table-cell>
          <table:table-cell table:style-name="ce3" table:formula="of:=[.B27]+[.C27]" office:value-type="float" office:value="52.148" calcext:value-type="float">
            <text:p>52.1480</text:p>
          </table:table-cell>
          <table:table-cell table:number-columns-repeated="2" table:style-name="Default" office:value-type="float" office:value="399" calcext:value-type="float">
            <text:p>399</text:p>
          </table:table-cell>
          <table:table-cell table:style-name="ce3" table:formula="of:=[.E27]/[.D27]" office:value-type="float" office:value="7.65130014573905" calcext:value-type="float">
            <text:p>7.651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4.587" calcext:value-type="float">
            <text:p>4.587</text:p>
          </table:table-cell>
          <table:table-cell table:style-name="Default" office:value-type="float" office:value="2192.324" calcext:value-type="float">
            <text:p>2192.324</text:p>
          </table:table-cell>
          <table:table-cell table:style-name="ce3" table:formula="of:=[.B28]+[.C28]" office:value-type="float" office:value="2196.911" calcext:value-type="float">
            <text:p>2196.9110</text:p>
          </table:table-cell>
          <table:table-cell table:number-columns-repeated="2" table:style-name="Default" office:value-type="float" office:value="4560" calcext:value-type="float">
            <text:p>4560</text:p>
          </table:table-cell>
          <table:table-cell table:style-name="ce3" table:formula="of:=[.E28]/[.D28]" office:value-type="float" office:value="2.07564166231586" calcext:value-type="float">
            <text:p>2.075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44.168" calcext:value-type="float">
            <text:p>44.168</text:p>
          </table:table-cell>
          <table:table-cell table:style-name="Default" office:value-type="float" office:value="2284.354" calcext:value-type="float">
            <text:p>2284.354</text:p>
          </table:table-cell>
          <table:table-cell table:style-name="ce3" table:formula="of:=[.B29]+[.C29]" office:value-type="float" office:value="2328.522" calcext:value-type="float">
            <text:p>2328.5220</text:p>
          </table:table-cell>
          <table:table-cell table:number-columns-repeated="2" table:style-name="Default" office:value-type="float" office:value="4563" calcext:value-type="float">
            <text:p>4563</text:p>
          </table:table-cell>
          <table:table-cell table:style-name="ce3" table:formula="of:=[.E29]/[.D29]" office:value-type="float" office:value="1.9596121488223" calcext:value-type="float">
            <text:p>1.959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41.864" calcext:value-type="float">
            <text:p>41.864</text:p>
          </table:table-cell>
          <table:table-cell table:style-name="Default" office:value-type="float" office:value="2114.362" calcext:value-type="float">
            <text:p>2114.362</text:p>
          </table:table-cell>
          <table:table-cell table:style-name="ce3" table:formula="of:=[.B30]+[.C30]" office:value-type="float" office:value="2156.226" calcext:value-type="float">
            <text:p>2156.226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19" calcext:value-type="float">
            <text:p>4519</text:p>
          </table:table-cell>
          <table:table-cell table:style-name="ce3" table:formula="of:=[.E30]/[.D30]" office:value-type="float" office:value="2.11851633363108" calcext:value-type="float">
            <text:p>2.118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47.325" calcext:value-type="float">
            <text:p>47.325</text:p>
          </table:table-cell>
          <table:table-cell table:style-name="Default" office:value-type="float" office:value="496.051" calcext:value-type="float">
            <text:p>496.051</text:p>
          </table:table-cell>
          <table:table-cell table:style-name="ce3" table:formula="of:=[.B31]+[.C31]" office:value-type="float" office:value="543.376" calcext:value-type="float">
            <text:p>543.3760</text:p>
          </table:table-cell>
          <table:table-cell table:style-name="Default" office:value-type="float" office:value="4539" calcext:value-type="float">
            <text:p>4539</text:p>
          </table:table-cell>
          <table:table-cell table:style-name="Default" office:value-type="float" office:value="1092" calcext:value-type="float">
            <text:p>1092</text:p>
          </table:table-cell>
          <table:table-cell table:style-name="ce3" table:formula="of:=[.E31]/[.D31]" office:value-type="float" office:value="8.35333176290451" calcext:value-type="float">
            <text:p>8.3533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39.149" calcext:value-type="float">
            <text:p>39.149</text:p>
          </table:table-cell>
          <table:table-cell table:style-name="Default" office:value-type="float" office:value="2200.329" calcext:value-type="float">
            <text:p>2200.329</text:p>
          </table:table-cell>
          <table:table-cell table:style-name="ce3" table:formula="of:=[.B32]+[.C32]" office:value-type="float" office:value="2239.478" calcext:value-type="float">
            <text:p>2239.4780</text:p>
          </table:table-cell>
          <table:table-cell table:number-columns-repeated="2" table:style-name="Default" office:value-type="float" office:value="4542" calcext:value-type="float">
            <text:p>4542</text:p>
          </table:table-cell>
          <table:table-cell table:style-name="ce3" table:formula="of:=[.E32]/[.D32]" office:value-type="float" office:value="2.02815120309286" calcext:value-type="float">
            <text:p>2.0282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41.776" calcext:value-type="float">
            <text:p>41.776</text:p>
          </table:table-cell>
          <table:table-cell table:style-name="Default" office:value-type="float" office:value="28802.291" calcext:value-type="float">
            <text:p>28802.291</text:p>
          </table:table-cell>
          <table:table-cell table:style-name="ce3" table:formula="of:=[.B33]+[.C33]" office:value-type="float" office:value="28844.067" calcext:value-type="float">
            <text:p>28844.0670</text:p>
          </table:table-cell>
          <table:table-cell table:number-columns-repeated="2" table:style-name="Default" office:value-type="float" office:value="8159" calcext:value-type="float">
            <text:p>8159</text:p>
          </table:table-cell>
          <table:table-cell table:style-name="ce3" table:formula="of:=[.E33]/[.D33]" office:value-type="float" office:value="0.28286579697655" calcext:value-type="float">
            <text:p>0.282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83.88" calcext:value-type="float">
            <text:p>83.88</text:p>
          </table:table-cell>
          <table:table-cell table:style-name="Default" office:value-type="float" office:value="3018.468" calcext:value-type="float">
            <text:p>3018.468</text:p>
          </table:table-cell>
          <table:table-cell table:style-name="ce3" table:formula="of:=[.B34]+[.C34]" office:value-type="float" office:value="3102.348" calcext:value-type="float">
            <text:p>3102.3480</text:p>
          </table:table-cell>
          <table:table-cell table:number-columns-repeated="2" table:style-name="Default" office:value-type="float" office:value="4975" calcext:value-type="float">
            <text:p>4975</text:p>
          </table:table-cell>
          <table:table-cell table:style-name="ce3" table:formula="of:=[.E34]/[.D34]" office:value-type="float" office:value="1.60362409375093" calcext:value-type="float">
            <text:p>1.6036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50.319" calcext:value-type="float">
            <text:p>50.319</text:p>
          </table:table-cell>
          <table:table-cell table:style-name="Default" office:value-type="float" office:value="3760.601" calcext:value-type="float">
            <text:p>3760.601</text:p>
          </table:table-cell>
          <table:table-cell table:style-name="ce3" table:formula="of:=[.B35]+[.C35]" office:value-type="float" office:value="3810.92" calcext:value-type="float">
            <text:p>3810.9200</text:p>
          </table:table-cell>
          <table:table-cell table:number-columns-repeated="2" table:style-name="Default" office:value-type="float" office:value="6392" calcext:value-type="float">
            <text:p>6392</text:p>
          </table:table-cell>
          <table:table-cell table:style-name="ce3" table:formula="of:=[.E35]/[.D35]" office:value-type="float" office:value="1.67728527494673" calcext:value-type="float">
            <text:p>1.6773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65.207" calcext:value-type="float">
            <text:p>65.207</text:p>
          </table:table-cell>
          <table:table-cell table:style-name="Default" office:value-type="float" office:value="3752.656" calcext:value-type="float">
            <text:p>3752.656</text:p>
          </table:table-cell>
          <table:table-cell table:style-name="ce3" table:formula="of:=[.B36]+[.C36]" office:value-type="float" office:value="3817.863" calcext:value-type="float">
            <text:p>3817.8630</text:p>
          </table:table-cell>
          <table:table-cell table:number-columns-repeated="2" table:style-name="Default" office:value-type="float" office:value="6245" calcext:value-type="float">
            <text:p>6245</text:p>
          </table:table-cell>
          <table:table-cell table:style-name="ce3" table:formula="of:=[.E36]/[.D36]" office:value-type="float" office:value="1.63573182170235" calcext:value-type="float">
            <text:p>1.63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27:.B35])" office:value-type="float" office:value="353.209" calcext:value-type="float">
            <text:p>353.2090</text:p>
          </table:table-cell>
          <table:table-cell table:style-name="ce3" table:formula="of:=SUM([.C27:.C35])" office:value-type="float" office:value="44920.787" calcext:value-type="float">
            <text:p>44920.7870</text:p>
          </table:table-cell>
          <table:table-cell table:style-name="ce3" table:formula="of:=SUM([.D27:.D35])" office:value-type="float" office:value="45273.996" calcext:value-type="float">
            <text:p>45273.9960</text:p>
          </table:table-cell>
          <table:table-cell table:style-name="ce3" table:formula="of:=SUM([.E27:.E35])" office:value-type="float" office:value="42697" calcext:value-type="float">
            <text:p>42697.0000</text:p>
          </table:table-cell>
          <table:table-cell table:style-name="ce3" table:formula="of:=SUM([.F27:.F35])" office:value-type="float" office:value="39201" calcext:value-type="float">
            <text:p>39201.0000</text:p>
          </table:table-cell>
          <table:table-cell table:style-name="ce3" table:formula="of:=SUM([.G27:.G35])" office:value-type="float" office:value="27.7503284221799" calcext:value-type="float">
            <text:p>27.7503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4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588" calcext:value-type="float">
            <text:p>41.588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385880542464" calcext:value-type="float">
            <text:p>2.0439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66" calcext:value-type="float">
            <text:p>0.166</text:p>
          </table:table-cell>
          <table:table-cell table:style-name="Default" office:value-type="float" office:value="52.007" calcext:value-type="float">
            <text:p>52.007</text:p>
          </table:table-cell>
          <table:table-cell table:style-name="ce3" table:formula="of:=[.B39]+[.C39]" office:value-type="float" office:value="52.173" calcext:value-type="float">
            <text:p>52.1730</text:p>
          </table:table-cell>
          <table:table-cell table:number-columns-repeated="2" table:style-name="Default" office:value-type="float" office:value="399" calcext:value-type="float">
            <text:p>399</text:p>
          </table:table-cell>
          <table:table-cell table:style-name="ce3" table:formula="of:=[.E39]/[.D39]" office:value-type="float" office:value="7.64763383359209" calcext:value-type="float">
            <text:p>7.647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8.236" calcext:value-type="float">
            <text:p>8.236</text:p>
          </table:table-cell>
          <table:table-cell table:style-name="Default" office:value-type="float" office:value="2263.337" calcext:value-type="float">
            <text:p>2263.337</text:p>
          </table:table-cell>
          <table:table-cell table:style-name="ce3" table:formula="of:=[.B40]+[.C40]" office:value-type="float" office:value="2271.573" calcext:value-type="float">
            <text:p>2271.5730</text:p>
          </table:table-cell>
          <table:table-cell table:number-columns-repeated="2" table:style-name="Default" office:value-type="float" office:value="4560" calcext:value-type="float">
            <text:p>4560</text:p>
          </table:table-cell>
          <table:table-cell table:style-name="ce3" table:formula="of:=[.E40]/[.D40]" office:value-type="float" office:value="2.00741952823" calcext:value-type="float">
            <text:p>2.007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53.563" calcext:value-type="float">
            <text:p>53.563</text:p>
          </table:table-cell>
          <table:table-cell table:style-name="Default" office:value-type="float" office:value="2285.348" calcext:value-type="float">
            <text:p>2285.348</text:p>
          </table:table-cell>
          <table:table-cell table:style-name="ce3" table:formula="of:=[.B41]+[.C41]" office:value-type="float" office:value="2338.911" calcext:value-type="float">
            <text:p>2338.9110</text:p>
          </table:table-cell>
          <table:table-cell table:number-columns-repeated="2" table:style-name="Default" office:value-type="float" office:value="4563" calcext:value-type="float">
            <text:p>4563</text:p>
          </table:table-cell>
          <table:table-cell table:style-name="ce3" table:formula="of:=[.E41]/[.D41]" office:value-type="float" office:value="1.95090792253318" calcext:value-type="float">
            <text:p>1.950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56.66" calcext:value-type="float">
            <text:p>56.66</text:p>
          </table:table-cell>
          <table:table-cell table:style-name="Default" office:value-type="float" office:value="2189.347" calcext:value-type="float">
            <text:p>2189.347</text:p>
          </table:table-cell>
          <table:table-cell table:style-name="ce3" table:formula="of:=[.B42]+[.C42]" office:value-type="float" office:value="2246.007" calcext:value-type="float">
            <text:p>2246.007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19" calcext:value-type="float">
            <text:p>4519</text:p>
          </table:table-cell>
          <table:table-cell table:style-name="ce3" table:formula="of:=[.E42]/[.D42]" office:value-type="float" office:value="2.03383159536012" calcext:value-type="float">
            <text:p>2.033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57.809" calcext:value-type="float">
            <text:p>57.809</text:p>
          </table:table-cell>
          <table:table-cell table:style-name="Default" office:value-type="float" office:value="493.074" calcext:value-type="float">
            <text:p>493.074</text:p>
          </table:table-cell>
          <table:table-cell table:style-name="ce3" table:formula="of:=[.B43]+[.C43]" office:value-type="float" office:value="550.883" calcext:value-type="float">
            <text:p>550.8830</text:p>
          </table:table-cell>
          <table:table-cell table:style-name="Default" office:value-type="float" office:value="4539" calcext:value-type="float">
            <text:p>4539</text:p>
          </table:table-cell>
          <table:table-cell table:style-name="Default" office:value-type="float" office:value="1092" calcext:value-type="float">
            <text:p>1092</text:p>
          </table:table-cell>
          <table:table-cell table:style-name="ce3" table:formula="of:=[.E43]/[.D43]" office:value-type="float" office:value="8.23949913139451" calcext:value-type="float">
            <text:p>8.2395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53.675" calcext:value-type="float">
            <text:p>53.675</text:p>
          </table:table-cell>
          <table:table-cell table:style-name="Default" office:value-type="float" office:value="2245.434" calcext:value-type="float">
            <text:p>2245.434</text:p>
          </table:table-cell>
          <table:table-cell table:style-name="ce3" table:formula="of:=[.B44]+[.C44]" office:value-type="float" office:value="2299.109" calcext:value-type="float">
            <text:p>2299.1090</text:p>
          </table:table-cell>
          <table:table-cell table:number-columns-repeated="2" table:style-name="Default" office:value-type="float" office:value="4542" calcext:value-type="float">
            <text:p>4542</text:p>
          </table:table-cell>
          <table:table-cell table:style-name="ce3" table:formula="of:=[.E44]/[.D44]" office:value-type="float" office:value="1.97554791878071" calcext:value-type="float">
            <text:p>1.9755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55.3" calcext:value-type="float">
            <text:p>55.3</text:p>
          </table:table-cell>
          <table:table-cell table:style-name="Default" office:value-type="float" office:value="28807.572" calcext:value-type="float">
            <text:p>28807.572</text:p>
          </table:table-cell>
          <table:table-cell table:style-name="ce3" table:formula="of:=[.B45]+[.C45]" office:value-type="float" office:value="28862.872" calcext:value-type="float">
            <text:p>28862.8720</text:p>
          </table:table-cell>
          <table:table-cell table:style-name="Default" office:value-type="float" office:value="7543" calcext:value-type="float">
            <text:p>7543</text:p>
          </table:table-cell>
          <table:table-cell table:style-name="Default" office:value-type="float" office:value="7644" calcext:value-type="float">
            <text:p>7644</text:p>
          </table:table-cell>
          <table:table-cell table:style-name="ce3" table:formula="of:=[.E45]/[.D45]" office:value-type="float" office:value="0.261339204220564" calcext:value-type="float">
            <text:p>0.261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81.372" calcext:value-type="float">
            <text:p>81.372</text:p>
          </table:table-cell>
          <table:table-cell table:style-name="Default" office:value-type="float" office:value="3030.437" calcext:value-type="float">
            <text:p>3030.437</text:p>
          </table:table-cell>
          <table:table-cell table:style-name="ce3" table:formula="of:=[.B46]+[.C46]" office:value-type="float" office:value="3111.809" calcext:value-type="float">
            <text:p>3111.8090</text:p>
          </table:table-cell>
          <table:table-cell table:number-columns-repeated="2" table:style-name="Default" office:value-type="float" office:value="4975" calcext:value-type="float">
            <text:p>4975</text:p>
          </table:table-cell>
          <table:table-cell table:style-name="ce3" table:formula="of:=[.E46]/[.D46]" office:value-type="float" office:value="1.59874850930761" calcext:value-type="float">
            <text:p>1.5987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56.82" calcext:value-type="float">
            <text:p>56.82</text:p>
          </table:table-cell>
          <table:table-cell table:style-name="Default" office:value-type="float" office:value="3789.63" calcext:value-type="float">
            <text:p>3789.63</text:p>
          </table:table-cell>
          <table:table-cell table:style-name="ce3" table:formula="of:=[.B47]+[.C47]" office:value-type="float" office:value="3846.45" calcext:value-type="float">
            <text:p>3846.4500</text:p>
          </table:table-cell>
          <table:table-cell table:number-columns-repeated="2" table:style-name="Default" office:value-type="float" office:value="6392" calcext:value-type="float">
            <text:p>6392</text:p>
          </table:table-cell>
          <table:table-cell table:style-name="ce3" table:formula="of:=[.E47]/[.D47]" office:value-type="float" office:value="1.66179204201277" calcext:value-type="float">
            <text:p>1.6618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68.98" calcext:value-type="float">
            <text:p>68.98</text:p>
          </table:table-cell>
          <table:table-cell table:style-name="Default" office:value-type="float" office:value="3562.612" calcext:value-type="float">
            <text:p>3562.612</text:p>
          </table:table-cell>
          <table:table-cell table:style-name="ce3" table:formula="of:=[.B48]+[.C48]" office:value-type="float" office:value="3631.592" calcext:value-type="float">
            <text:p>3631.5920</text:p>
          </table:table-cell>
          <table:table-cell table:number-columns-repeated="2" table:style-name="Default" office:value-type="float" office:value="6245" calcext:value-type="float">
            <text:p>6245</text:p>
          </table:table-cell>
          <table:table-cell table:style-name="ce3" table:formula="of:=[.E48]/[.D48]" office:value-type="float" office:value="1.7196315004549" calcext:value-type="float">
            <text:p>1.7196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3" table:formula="of:=SUM([.B39:.B47])" office:value-type="float" office:value="423.601" calcext:value-type="float">
            <text:p>423.6010</text:p>
          </table:table-cell>
          <table:table-cell table:style-name="ce3" table:formula="of:=SUM([.C39:.C47])" office:value-type="float" office:value="45156.186" calcext:value-type="float">
            <text:p>45156.1860</text:p>
          </table:table-cell>
          <table:table-cell table:style-name="ce3" table:formula="of:=SUM([.D39:.D47])" office:value-type="float" office:value="45579.787" calcext:value-type="float">
            <text:p>45579.7870</text:p>
          </table:table-cell>
          <table:table-cell table:style-name="ce3" table:formula="of:=SUM([.E39:.E47])" office:value-type="float" office:value="42081" calcext:value-type="float">
            <text:p>42081.0000</text:p>
          </table:table-cell>
          <table:table-cell table:style-name="ce3" table:formula="of:=SUM([.F39:.F47])" office:value-type="float" office:value="38686" calcext:value-type="float">
            <text:p>38686.0000</text:p>
          </table:table-cell>
          <table:table-cell table:style-name="ce3" table:formula="of:=SUM([.G39:.G47])" office:value-type="float" office:value="27.3767196854315" calcext:value-type="float">
            <text:p>27.3767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5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332" calcext:value-type="float">
            <text:p>41.332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5651795219201" calcext:value-type="float">
            <text:p>2.0565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49" calcext:value-type="float">
            <text:p>0.149</text:p>
          </table:table-cell>
          <table:table-cell table:style-name="Default" office:value-type="float" office:value="57.01" calcext:value-type="float">
            <text:p>57.01</text:p>
          </table:table-cell>
          <table:table-cell table:style-name="ce3" table:formula="of:=[.B51]+[.C51]" office:value-type="float" office:value="57.159" calcext:value-type="float">
            <text:p>57.1590</text:p>
          </table:table-cell>
          <table:table-cell table:number-columns-repeated="2" table:style-name="Default" office:value-type="float" office:value="399" calcext:value-type="float">
            <text:p>399</text:p>
          </table:table-cell>
          <table:table-cell table:style-name="ce3" table:formula="of:=[.E51]/[.D51]" office:value-type="float" office:value="6.98052800083976" calcext:value-type="float">
            <text:p>6.980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5.487" calcext:value-type="float">
            <text:p>5.487</text:p>
          </table:table-cell>
          <table:table-cell table:style-name="Default" office:value-type="float" office:value="2250.361" calcext:value-type="float">
            <text:p>2250.361</text:p>
          </table:table-cell>
          <table:table-cell table:style-name="ce3" table:formula="of:=[.B52]+[.C52]" office:value-type="float" office:value="2255.848" calcext:value-type="float">
            <text:p>2255.8480</text:p>
          </table:table-cell>
          <table:table-cell table:number-columns-repeated="2" table:style-name="Default" office:value-type="float" office:value="4560" calcext:value-type="float">
            <text:p>4560</text:p>
          </table:table-cell>
          <table:table-cell table:style-name="ce3" table:formula="of:=[.E52]/[.D52]" office:value-type="float" office:value="2.02141279022345" calcext:value-type="float">
            <text:p>2.021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47.063" calcext:value-type="float">
            <text:p>47.063</text:p>
          </table:table-cell>
          <table:table-cell table:style-name="Default" office:value-type="float" office:value="2227.372" calcext:value-type="float">
            <text:p>2227.372</text:p>
          </table:table-cell>
          <table:table-cell table:style-name="ce3" table:formula="of:=[.B53]+[.C53]" office:value-type="float" office:value="2274.435" calcext:value-type="float">
            <text:p>2274.4350</text:p>
          </table:table-cell>
          <table:table-cell table:number-columns-repeated="2" table:style-name="Default" office:value-type="float" office:value="4563" calcext:value-type="float">
            <text:p>4563</text:p>
          </table:table-cell>
          <table:table-cell table:style-name="ce3" table:formula="of:=[.E53]/[.D53]" office:value-type="float" office:value="2.00621253190353" calcext:value-type="float">
            <text:p>2.0062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41.994" calcext:value-type="float">
            <text:p>41.994</text:p>
          </table:table-cell>
          <table:table-cell table:style-name="Default" office:value-type="float" office:value="2125.311" calcext:value-type="float">
            <text:p>2125.311</text:p>
          </table:table-cell>
          <table:table-cell table:style-name="ce3" table:formula="of:=[.B54]+[.C54]" office:value-type="float" office:value="2167.305" calcext:value-type="float">
            <text:p>2167.305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19" calcext:value-type="float">
            <text:p>4519</text:p>
          </table:table-cell>
          <table:table-cell table:style-name="ce3" table:formula="of:=[.E54]/[.D54]" office:value-type="float" office:value="2.1076867353695" calcext:value-type="float">
            <text:p>2.1077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56.275" calcext:value-type="float">
            <text:p>56.275</text:p>
          </table:table-cell>
          <table:table-cell table:style-name="Default" office:value-type="float" office:value="504.068" calcext:value-type="float">
            <text:p>504.068</text:p>
          </table:table-cell>
          <table:table-cell table:style-name="ce3" table:formula="of:=[.B55]+[.C55]" office:value-type="float" office:value="560.343" calcext:value-type="float">
            <text:p>560.3430</text:p>
          </table:table-cell>
          <table:table-cell table:style-name="Default" office:value-type="float" office:value="4539" calcext:value-type="float">
            <text:p>4539</text:p>
          </table:table-cell>
          <table:table-cell table:style-name="Default" office:value-type="float" office:value="1092" calcext:value-type="float">
            <text:p>1092</text:p>
          </table:table-cell>
          <table:table-cell table:style-name="ce3" table:formula="of:=[.E55]/[.D55]" office:value-type="float" office:value="8.1003956505212" calcext:value-type="float">
            <text:p>8.1004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39.099" calcext:value-type="float">
            <text:p>39.099</text:p>
          </table:table-cell>
          <table:table-cell table:style-name="Default" office:value-type="float" office:value="2211.35" calcext:value-type="float">
            <text:p>2211.35</text:p>
          </table:table-cell>
          <table:table-cell table:style-name="ce3" table:formula="of:=[.B56]+[.C56]" office:value-type="float" office:value="2250.449" calcext:value-type="float">
            <text:p>2250.4490</text:p>
          </table:table-cell>
          <table:table-cell table:number-columns-repeated="2" table:style-name="Default" office:value-type="float" office:value="4542" calcext:value-type="float">
            <text:p>4542</text:p>
          </table:table-cell>
          <table:table-cell table:style-name="ce3" table:formula="of:=[.E56]/[.D56]" office:value-type="float" office:value="2.01826391089067" calcext:value-type="float">
            <text:p>2.018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46.634" calcext:value-type="float">
            <text:p>46.634</text:p>
          </table:table-cell>
          <table:table-cell table:style-name="Default" office:value-type="float" office:value="28809.768" calcext:value-type="float">
            <text:p>28809.768</text:p>
          </table:table-cell>
          <table:table-cell table:style-name="ce3" table:formula="of:=[.B57]+[.C57]" office:value-type="float" office:value="28856.402" calcext:value-type="float">
            <text:p>28856.4020</text:p>
          </table:table-cell>
          <table:table-cell table:style-name="Default" office:value-type="float" office:value="8155" calcext:value-type="float">
            <text:p>8155</text:p>
          </table:table-cell>
          <table:table-cell table:style-name="Default" office:value-type="float" office:value="7923" calcext:value-type="float">
            <text:p>7923</text:p>
          </table:table-cell>
          <table:table-cell table:style-name="ce3" table:formula="of:=[.E57]/[.D57]" office:value-type="float" office:value="0.282606265327188" calcext:value-type="float">
            <text:p>0.2826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75.669" calcext:value-type="float">
            <text:p>75.669</text:p>
          </table:table-cell>
          <table:table-cell table:style-name="Default" office:value-type="float" office:value="3143.649" calcext:value-type="float">
            <text:p>3143.649</text:p>
          </table:table-cell>
          <table:table-cell table:style-name="ce3" table:formula="of:=[.B58]+[.C58]" office:value-type="float" office:value="3219.318" calcext:value-type="float">
            <text:p>3219.3180</text:p>
          </table:table-cell>
          <table:table-cell table:number-columns-repeated="2" table:style-name="Default" office:value-type="float" office:value="4975" calcext:value-type="float">
            <text:p>4975</text:p>
          </table:table-cell>
          <table:table-cell table:style-name="ce3" table:formula="of:=[.E58]/[.D58]" office:value-type="float" office:value="1.54535836472197" calcext:value-type="float">
            <text:p>1.5454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42.289" calcext:value-type="float">
            <text:p>42.289</text:p>
          </table:table-cell>
          <table:table-cell table:style-name="Default" office:value-type="float" office:value="3864.63" calcext:value-type="float">
            <text:p>3864.63</text:p>
          </table:table-cell>
          <table:table-cell table:style-name="ce3" table:formula="of:=[.B59]+[.C59]" office:value-type="float" office:value="3906.919" calcext:value-type="float">
            <text:p>3906.9190</text:p>
          </table:table-cell>
          <table:table-cell table:number-columns-repeated="2" table:style-name="Default" office:value-type="float" office:value="6392" calcext:value-type="float">
            <text:p>6392</text:p>
          </table:table-cell>
          <table:table-cell table:style-name="ce3" table:formula="of:=[.E59]/[.D59]" office:value-type="float" office:value="1.63607179979928" calcext:value-type="float">
            <text:p>1.6361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69.571" calcext:value-type="float">
            <text:p>69.571</text:p>
          </table:table-cell>
          <table:table-cell table:style-name="Default" office:value-type="float" office:value="3568.556" calcext:value-type="float">
            <text:p>3568.556</text:p>
          </table:table-cell>
          <table:table-cell table:style-name="ce3" table:formula="of:=[.B60]+[.C60]" office:value-type="float" office:value="3638.127" calcext:value-type="float">
            <text:p>3638.1270</text:p>
          </table:table-cell>
          <table:table-cell table:number-columns-repeated="2" table:style-name="Default" office:value-type="float" office:value="6245" calcext:value-type="float">
            <text:p>6245</text:p>
          </table:table-cell>
          <table:table-cell table:style-name="ce3" table:formula="of:=[.E60]/[.D60]" office:value-type="float" office:value="1.71654260557699" calcext:value-type="float">
            <text:p>1.7165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3" table:formula="of:=SUM([.B51:.B59])" office:value-type="float" office:value="354.659" calcext:value-type="float">
            <text:p>354.6590</text:p>
          </table:table-cell>
          <table:table-cell table:style-name="ce3" table:formula="of:=SUM([.C51:.C59])" office:value-type="float" office:value="45193.519" calcext:value-type="float">
            <text:p>45193.5190</text:p>
          </table:table-cell>
          <table:table-cell table:style-name="ce3" table:formula="of:=SUM([.D51:.D59])" office:value-type="float" office:value="45548.178" calcext:value-type="float">
            <text:p>45548.1780</text:p>
          </table:table-cell>
          <table:table-cell table:style-name="ce3" table:formula="of:=SUM([.E51:.E59])" office:value-type="float" office:value="42693" calcext:value-type="float">
            <text:p>42693.0000</text:p>
          </table:table-cell>
          <table:table-cell table:style-name="ce3" table:formula="of:=SUM([.F51:.F59])" office:value-type="float" office:value="38965" calcext:value-type="float">
            <text:p>38965.0000</text:p>
          </table:table-cell>
          <table:table-cell table:style-name="ce3" table:formula="of:=SUM([.G51:.G59])" office:value-type="float" office:value="26.6985360495966" calcext:value-type="float">
            <text:p>26.6985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ea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AVERAGE([.B3];[.B15];[.B27];[.B39];[.B51])" office:value-type="float" office:value="0.1592" calcext:value-type="float">
            <text:p>0.1592</text:p>
          </table:table-cell>
          <table:table-cell table:formula="of:=AVERAGE([.C3];[.C15];[.C27];[.C39];[.C51])" office:value-type="float" office:value="53.4082" calcext:value-type="float">
            <text:p>53.4082</text:p>
          </table:table-cell>
          <table:table-cell table:formula="of:=AVERAGE([.D3];[.D15];[.D27];[.D39];[.D51])" office:value-type="float" office:value="53.5674" calcext:value-type="float">
            <text:p>53.5674</text:p>
          </table:table-cell>
          <table:table-cell table:formula="of:=AVERAGE([.E3];[.E15];[.E27];[.E39];[.E51])" office:value-type="float" office:value="399" calcext:value-type="float">
            <text:p>399.0000</text:p>
          </table:table-cell>
          <table:table-cell table:formula="of:=AVERAGE([.F3];[.F15];[.F27];[.F39];[.F51])" office:value-type="float" office:value="399" calcext:value-type="float">
            <text:p>399.0000</text:p>
          </table:table-cell>
          <table:table-cell table:formula="of:=AVERAGE([.G3];[.G15];[.G27];[.G39];[.G51])" office:value-type="float" office:value="7.45819795670802" calcext:value-type="float">
            <text:p>7.458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AVERAGE([.B4];[.B16];[.B28];[.B40];[.B52])" office:value-type="float" office:value="5.8066" calcext:value-type="float">
            <text:p>5.8066</text:p>
          </table:table-cell>
          <table:table-cell table:formula="of:=AVERAGE([.C4];[.C16];[.C28];[.C40];[.C52])" office:value-type="float" office:value="2242.144" calcext:value-type="float">
            <text:p>2242.1440</text:p>
          </table:table-cell>
          <table:table-cell table:formula="of:=AVERAGE([.D4];[.D16];[.D28];[.D40];[.D52])" office:value-type="float" office:value="2247.9506" calcext:value-type="float">
            <text:p>2247.9506</text:p>
          </table:table-cell>
          <table:table-cell table:formula="of:=AVERAGE([.E4];[.E16];[.E28];[.E40];[.E52])" office:value-type="float" office:value="4560" calcext:value-type="float">
            <text:p>4560.0000</text:p>
          </table:table-cell>
          <table:table-cell table:formula="of:=AVERAGE([.F4];[.F16];[.F28];[.F40];[.F52])" office:value-type="float" office:value="4560" calcext:value-type="float">
            <text:p>4560.0000</text:p>
          </table:table-cell>
          <table:table-cell table:formula="of:=AVERAGE([.G4];[.G16];[.G28];[.G40];[.G52])" office:value-type="float" office:value="2.02881910898899" calcext:value-type="float">
            <text:p>2.028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AVERAGE([.B5];[.B17];[.B29];[.B41];[.B53])" office:value-type="float" office:value="48.884" calcext:value-type="float">
            <text:p>48.8840</text:p>
          </table:table-cell>
          <table:table-cell table:formula="of:=AVERAGE([.C5];[.C17];[.C29];[.C41];[.C53])" office:value-type="float" office:value="2261.9588" calcext:value-type="float">
            <text:p>2261.9588</text:p>
          </table:table-cell>
          <table:table-cell table:formula="of:=AVERAGE([.D5];[.D17];[.D29];[.D41];[.D53])" office:value-type="float" office:value="2310.8428" calcext:value-type="float">
            <text:p>2310.8428</text:p>
          </table:table-cell>
          <table:table-cell table:formula="of:=AVERAGE([.E5];[.E17];[.E29];[.E41];[.E53])" office:value-type="float" office:value="4563" calcext:value-type="float">
            <text:p>4563.0000</text:p>
          </table:table-cell>
          <table:table-cell table:formula="of:=AVERAGE([.F5];[.F17];[.F29];[.F41];[.F53])" office:value-type="float" office:value="4563" calcext:value-type="float">
            <text:p>4563.0000</text:p>
          </table:table-cell>
          <table:table-cell table:formula="of:=AVERAGE([.G5];[.G17];[.G29];[.G41];[.G53])" office:value-type="float" office:value="1.97492820427283" calcext:value-type="float">
            <text:p>1.974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AVERAGE([.B6];[.B18];[.B30];[.B42];[.B54])" office:value-type="float" office:value="47.6344" calcext:value-type="float">
            <text:p>47.6344</text:p>
          </table:table-cell>
          <table:table-cell table:formula="of:=AVERAGE([.C6];[.C18];[.C30];[.C42];[.C54])" office:value-type="float" office:value="2146.3356" calcext:value-type="float">
            <text:p>2146.3356</text:p>
          </table:table-cell>
          <table:table-cell table:formula="of:=AVERAGE([.D6];[.D18];[.D30];[.D42];[.D54])" office:value-type="float" office:value="2193.97" calcext:value-type="float">
            <text:p>2193.9700</text:p>
          </table:table-cell>
          <table:table-cell table:formula="of:=AVERAGE([.E6];[.E18];[.E30];[.E42];[.E54])" office:value-type="float" office:value="4568" calcext:value-type="float">
            <text:p>4568.0000</text:p>
          </table:table-cell>
          <table:table-cell table:formula="of:=AVERAGE([.F6];[.F18];[.F30];[.F42];[.F54])" office:value-type="float" office:value="4519" calcext:value-type="float">
            <text:p>4519.0000</text:p>
          </table:table-cell>
          <table:table-cell table:formula="of:=AVERAGE([.G6];[.G18];[.G30];[.G42];[.G54])" office:value-type="float" office:value="2.08273937029091" calcext:value-type="float">
            <text:p>2.0827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AVERAGE([.B7];[.B19];[.B31];[.B43];[.B55])" office:value-type="float" office:value="54.4986" calcext:value-type="float">
            <text:p>54.4986</text:p>
          </table:table-cell>
          <table:table-cell table:formula="of:=AVERAGE([.C7];[.C19];[.C31];[.C43];[.C55])" office:value-type="float" office:value="497.867" calcext:value-type="float">
            <text:p>497.8670</text:p>
          </table:table-cell>
          <table:table-cell table:formula="of:=AVERAGE([.D7];[.D19];[.D31];[.D43];[.D55])" office:value-type="float" office:value="552.3656" calcext:value-type="float">
            <text:p>552.3656</text:p>
          </table:table-cell>
          <table:table-cell table:formula="of:=AVERAGE([.E7];[.E19];[.E31];[.E43];[.E55])" office:value-type="float" office:value="4539" calcext:value-type="float">
            <text:p>4539.0000</text:p>
          </table:table-cell>
          <table:table-cell table:formula="of:=AVERAGE([.F7];[.F19];[.F31];[.F43];[.F55])" office:value-type="float" office:value="1092" calcext:value-type="float">
            <text:p>1092.0000</text:p>
          </table:table-cell>
          <table:table-cell table:formula="of:=AVERAGE([.G7];[.G19];[.G31];[.G43];[.G55])" office:value-type="float" office:value="8.21838768545504" calcext:value-type="float">
            <text:p>8.2184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AVERAGE([.B8];[.B20];[.B32];[.B44];[.B56])" office:value-type="float" office:value="45.1394" calcext:value-type="float">
            <text:p>45.1394</text:p>
          </table:table-cell>
          <table:table-cell table:formula="of:=AVERAGE([.C8];[.C20];[.C32];[.C44];[.C56])" office:value-type="float" office:value="2224.7794" calcext:value-type="float">
            <text:p>2224.7794</text:p>
          </table:table-cell>
          <table:table-cell table:formula="of:=AVERAGE([.D8];[.D20];[.D32];[.D44];[.D56])" office:value-type="float" office:value="2269.9188" calcext:value-type="float">
            <text:p>2269.9188</text:p>
          </table:table-cell>
          <table:table-cell table:formula="of:=AVERAGE([.E8];[.E20];[.E32];[.E44];[.E56])" office:value-type="float" office:value="4542" calcext:value-type="float">
            <text:p>4542.0000</text:p>
          </table:table-cell>
          <table:table-cell table:formula="of:=AVERAGE([.F8];[.F20];[.F32];[.F44];[.F56])" office:value-type="float" office:value="4542" calcext:value-type="float">
            <text:p>4542.0000</text:p>
          </table:table-cell>
          <table:table-cell table:formula="of:=AVERAGE([.G8];[.G20];[.G32];[.G44];[.G56])" office:value-type="float" office:value="2.00121708816401" calcext:value-type="float">
            <text:p>2.0012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AVERAGE([.B9];[.B21];[.B33];[.B45];[.B57])" office:value-type="float" office:value="47.9288" calcext:value-type="float">
            <text:p>47.9288</text:p>
          </table:table-cell>
          <table:table-cell table:formula="of:=AVERAGE([.C9];[.C21];[.C33];[.C45];[.C57])" office:value-type="float" office:value="28804.9942" calcext:value-type="float">
            <text:p>28804.9942</text:p>
          </table:table-cell>
          <table:table-cell table:formula="of:=AVERAGE([.D9];[.D21];[.D33];[.D45];[.D57])" office:value-type="float" office:value="28852.923" calcext:value-type="float">
            <text:p>28852.9230</text:p>
          </table:table-cell>
          <table:table-cell table:formula="of:=AVERAGE([.E9];[.E21];[.E33];[.E45];[.E57])" office:value-type="float" office:value="7884.8" calcext:value-type="float">
            <text:p>7884.8000</text:p>
          </table:table-cell>
          <table:table-cell table:formula="of:=AVERAGE([.F9];[.F21];[.F33];[.F45];[.F57])" office:value-type="float" office:value="7858.6" calcext:value-type="float">
            <text:p>7858.6000</text:p>
          </table:table-cell>
          <table:table-cell table:formula="of:=AVERAGE([.G9];[.G21];[.G33];[.G45];[.G57])" office:value-type="float" office:value="0.273277036174947" calcext:value-type="float">
            <text:p>0.273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AVERAGE([.B10];[.B22];[.B34];[.B46];[.B58])" office:value-type="float" office:value="80.3924" calcext:value-type="float">
            <text:p>80.3924</text:p>
          </table:table-cell>
          <table:table-cell table:formula="of:=AVERAGE([.C10];[.C22];[.C34];[.C46];[.C58])" office:value-type="float" office:value="3072.728" calcext:value-type="float">
            <text:p>3072.7280</text:p>
          </table:table-cell>
          <table:table-cell table:formula="of:=AVERAGE([.D10];[.D22];[.D34];[.D46];[.D58])" office:value-type="float" office:value="3153.1204" calcext:value-type="float">
            <text:p>3153.1204</text:p>
          </table:table-cell>
          <table:table-cell table:formula="of:=AVERAGE([.E10];[.E22];[.E34];[.E46];[.E58])" office:value-type="float" office:value="4975" calcext:value-type="float">
            <text:p>4975.0000</text:p>
          </table:table-cell>
          <table:table-cell table:formula="of:=AVERAGE([.F10];[.F22];[.F34];[.F46];[.F58])" office:value-type="float" office:value="4975" calcext:value-type="float">
            <text:p>4975.0000</text:p>
          </table:table-cell>
          <table:table-cell table:formula="of:=AVERAGE([.G10];[.G22];[.G34];[.G46];[.G58])" office:value-type="float" office:value="1.57823912339356" calcext:value-type="float">
            <text:p>1.578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AVERAGE([.B11];[.B23];[.B35];[.B47];[.B59])" office:value-type="float" office:value="50.1074" calcext:value-type="float">
            <text:p>50.1074</text:p>
          </table:table-cell>
          <table:table-cell table:formula="of:=AVERAGE([.C11];[.C23];[.C35];[.C47];[.C59])" office:value-type="float" office:value="3813.6242" calcext:value-type="float">
            <text:p>3813.6242</text:p>
          </table:table-cell>
          <table:table-cell table:formula="of:=AVERAGE([.D11];[.D23];[.D35];[.D47];[.D59])" office:value-type="float" office:value="3863.7316" calcext:value-type="float">
            <text:p>3863.7316</text:p>
          </table:table-cell>
          <table:table-cell table:formula="of:=AVERAGE([.E11];[.E23];[.E35];[.E47];[.E59])" office:value-type="float" office:value="6392" calcext:value-type="float">
            <text:p>6392.0000</text:p>
          </table:table-cell>
          <table:table-cell table:formula="of:=AVERAGE([.F11];[.F23];[.F35];[.F47];[.F59])" office:value-type="float" office:value="6392" calcext:value-type="float">
            <text:p>6392.0000</text:p>
          </table:table-cell>
          <table:table-cell table:formula="of:=AVERAGE([.G11];[.G23];[.G35];[.G47];[.G59])" office:value-type="float" office:value="1.65454668726026" calcext:value-type="float">
            <text:p>1.6545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AVERAGE([.B12];[.B24];[.B36];[.B48];[.B60])" office:value-type="float" office:value="67.4618" calcext:value-type="float">
            <text:p>67.4618</text:p>
          </table:table-cell>
          <table:table-cell table:formula="of:=AVERAGE([.C12];[.C24];[.C36];[.C48];[.C60])" office:value-type="float" office:value="3600.9984" calcext:value-type="float">
            <text:p>3600.9984</text:p>
          </table:table-cell>
          <table:table-cell table:formula="of:=AVERAGE([.D12];[.D24];[.D36];[.D48];[.D60])" office:value-type="float" office:value="3668.4602" calcext:value-type="float">
            <text:p>3668.4602</text:p>
          </table:table-cell>
          <table:table-cell table:formula="of:=AVERAGE([.E12];[.E24];[.E36];[.E48];[.E60])" office:value-type="float" office:value="6245" calcext:value-type="float">
            <text:p>6245.0000</text:p>
          </table:table-cell>
          <table:table-cell table:formula="of:=AVERAGE([.F12];[.F24];[.F36];[.F48];[.F60])" office:value-type="float" office:value="6245" calcext:value-type="float">
            <text:p>6245.0000</text:p>
          </table:table-cell>
          <table:table-cell table:formula="of:=AVERAGE([.G12];[.G24];[.G36];[.G48];[.G60])" office:value-type="float" office:value="1.7030373281192" calcext:value-type="float">
            <text:p>1.7030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AVERAGE([.B13];[.B25];[.B37];[.B49];[.B61])" office:value-type="float" office:value="380.5508" calcext:value-type="float">
            <text:p>380.5508</text:p>
          </table:table-cell>
          <table:table-cell table:formula="of:=AVERAGE([.C13];[.C25];[.C37];[.C49];[.C61])" office:value-type="float" office:value="45117.8394" calcext:value-type="float">
            <text:p>45117.8394</text:p>
          </table:table-cell>
          <table:table-cell table:formula="of:=AVERAGE([.D13];[.D25];[.D37];[.D49];[.D61])" office:value-type="float" office:value="45498.3902" calcext:value-type="float">
            <text:p>45498.3902</text:p>
          </table:table-cell>
          <table:table-cell table:formula="of:=AVERAGE([.E13];[.E25];[.E37];[.E49];[.E61])" office:value-type="float" office:value="42422.8" calcext:value-type="float">
            <text:p>42422.8000</text:p>
          </table:table-cell>
          <table:table-cell table:formula="of:=AVERAGE([.F13];[.F25];[.F37];[.F49];[.F61])" office:value-type="float" office:value="38900.6" calcext:value-type="float">
            <text:p>38900.6000</text:p>
          </table:table-cell>
          <table:table-cell table:formula="of:=AVERAGE([.G13];[.G25];[.G37];[.G49];[.G61])" office:value-type="float" office:value="27.2703522607086" calcext:value-type="float">
            <text:p>27.2704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edia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MEDIAN([.B3];[.B15];[.B27];[.B39];[.B51])" office:value-type="float" office:value="0.154" calcext:value-type="float">
            <text:p>0.1540</text:p>
          </table:table-cell>
          <table:table-cell table:formula="of:=MEDIAN([.C3];[.C15];[.C27];[.C39];[.C51])" office:value-type="float" office:value="52.01" calcext:value-type="float">
            <text:p>52.0100</text:p>
          </table:table-cell>
          <table:table-cell table:formula="of:=MEDIAN([.D3];[.D15];[.D27];[.D39];[.D51])" office:value-type="float" office:value="52.173" calcext:value-type="float">
            <text:p>52.1730</text:p>
          </table:table-cell>
          <table:table-cell table:formula="of:=MEDIAN([.E3];[.E15];[.E27];[.E39];[.E51])" office:value-type="float" office:value="399" calcext:value-type="float">
            <text:p>399.0000</text:p>
          </table:table-cell>
          <table:table-cell table:formula="of:=MEDIAN([.F3];[.F15];[.F27];[.F39];[.F51])" office:value-type="float" office:value="399" calcext:value-type="float">
            <text:p>399.0000</text:p>
          </table:table-cell>
          <table:table-cell table:formula="of:=MEDIAN([.G3];[.G15];[.G27];[.G39];[.G51])" office:value-type="float" office:value="7.64763383359209" calcext:value-type="float">
            <text:p>7.647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MEDIAN([.B4];[.B16];[.B28];[.B40];[.B52])" office:value-type="float" office:value="5.487" calcext:value-type="float">
            <text:p>5.4870</text:p>
          </table:table-cell>
          <table:table-cell table:formula="of:=MEDIAN([.C4];[.C16];[.C28];[.C40];[.C52])" office:value-type="float" office:value="2250.361" calcext:value-type="float">
            <text:p>2250.3610</text:p>
          </table:table-cell>
          <table:table-cell table:formula="of:=MEDIAN([.D4];[.D16];[.D28];[.D40];[.D52])" office:value-type="float" office:value="2255.848" calcext:value-type="float">
            <text:p>2255.8480</text:p>
          </table:table-cell>
          <table:table-cell table:formula="of:=MEDIAN([.E4];[.E16];[.E28];[.E40];[.E52])" office:value-type="float" office:value="4560" calcext:value-type="float">
            <text:p>4560.0000</text:p>
          </table:table-cell>
          <table:table-cell table:formula="of:=MEDIAN([.F4];[.F16];[.F28];[.F40];[.F52])" office:value-type="float" office:value="4560" calcext:value-type="float">
            <text:p>4560.0000</text:p>
          </table:table-cell>
          <table:table-cell table:formula="of:=MEDIAN([.G4];[.G16];[.G28];[.G40];[.G52])" office:value-type="float" office:value="2.02141279022345" calcext:value-type="float">
            <text:p>2.021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MEDIAN([.B5];[.B17];[.B29];[.B41];[.B53])" office:value-type="float" office:value="47.063" calcext:value-type="float">
            <text:p>47.0630</text:p>
          </table:table-cell>
          <table:table-cell table:formula="of:=MEDIAN([.C5];[.C17];[.C29];[.C41];[.C53])" office:value-type="float" office:value="2280.348" calcext:value-type="float">
            <text:p>2280.3480</text:p>
          </table:table-cell>
          <table:table-cell table:formula="of:=MEDIAN([.D5];[.D17];[.D29];[.D41];[.D53])" office:value-type="float" office:value="2328.522" calcext:value-type="float">
            <text:p>2328.5220</text:p>
          </table:table-cell>
          <table:table-cell table:formula="of:=MEDIAN([.E5];[.E17];[.E29];[.E41];[.E53])" office:value-type="float" office:value="4563" calcext:value-type="float">
            <text:p>4563.0000</text:p>
          </table:table-cell>
          <table:table-cell table:formula="of:=MEDIAN([.F5];[.F17];[.F29];[.F41];[.F53])" office:value-type="float" office:value="4563" calcext:value-type="float">
            <text:p>4563.0000</text:p>
          </table:table-cell>
          <table:table-cell table:formula="of:=MEDIAN([.G5];[.G17];[.G29];[.G41];[.G53])" office:value-type="float" office:value="1.9596121488223" calcext:value-type="float">
            <text:p>1.959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MEDIAN([.B6];[.B18];[.B30];[.B42];[.B54])" office:value-type="float" office:value="43.994" calcext:value-type="float">
            <text:p>43.9940</text:p>
          </table:table-cell>
          <table:table-cell table:formula="of:=MEDIAN([.C6];[.C18];[.C30];[.C42];[.C54])" office:value-type="float" office:value="2125.311" calcext:value-type="float">
            <text:p>2125.3110</text:p>
          </table:table-cell>
          <table:table-cell table:formula="of:=MEDIAN([.D6];[.D18];[.D30];[.D42];[.D54])" office:value-type="float" office:value="2167.305" calcext:value-type="float">
            <text:p>2167.3050</text:p>
          </table:table-cell>
          <table:table-cell table:formula="of:=MEDIAN([.E6];[.E18];[.E30];[.E42];[.E54])" office:value-type="float" office:value="4568" calcext:value-type="float">
            <text:p>4568.0000</text:p>
          </table:table-cell>
          <table:table-cell table:formula="of:=MEDIAN([.F6];[.F18];[.F30];[.F42];[.F54])" office:value-type="float" office:value="4519" calcext:value-type="float">
            <text:p>4519.0000</text:p>
          </table:table-cell>
          <table:table-cell table:formula="of:=MEDIAN([.G6];[.G18];[.G30];[.G42];[.G54])" office:value-type="float" office:value="2.1076867353695" calcext:value-type="float">
            <text:p>2.1077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MEDIAN([.B7];[.B19];[.B31];[.B43];[.B55])" office:value-type="float" office:value="56.275" calcext:value-type="float">
            <text:p>56.2750</text:p>
          </table:table-cell>
          <table:table-cell table:formula="of:=MEDIAN([.C7];[.C19];[.C31];[.C43];[.C55])" office:value-type="float" office:value="498.068" calcext:value-type="float">
            <text:p>498.0680</text:p>
          </table:table-cell>
          <table:table-cell table:formula="of:=MEDIAN([.D7];[.D19];[.D31];[.D43];[.D55])" office:value-type="float" office:value="550.883" calcext:value-type="float">
            <text:p>550.8830</text:p>
          </table:table-cell>
          <table:table-cell table:formula="of:=MEDIAN([.E7];[.E19];[.E31];[.E43];[.E55])" office:value-type="float" office:value="4539" calcext:value-type="float">
            <text:p>4539.0000</text:p>
          </table:table-cell>
          <table:table-cell table:formula="of:=MEDIAN([.F7];[.F19];[.F31];[.F43];[.F55])" office:value-type="float" office:value="1092" calcext:value-type="float">
            <text:p>1092.0000</text:p>
          </table:table-cell>
          <table:table-cell table:formula="of:=MEDIAN([.G7];[.G19];[.G31];[.G43];[.G55])" office:value-type="float" office:value="8.23949913139451" calcext:value-type="float">
            <text:p>8.2395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MEDIAN([.B8];[.B20];[.B32];[.B44];[.B56])" office:value-type="float" office:value="41.099" calcext:value-type="float">
            <text:p>41.0990</text:p>
          </table:table-cell>
          <table:table-cell table:formula="of:=MEDIAN([.C8];[.C20];[.C32];[.C44];[.C56])" office:value-type="float" office:value="2216.35" calcext:value-type="float">
            <text:p>2216.3500</text:p>
          </table:table-cell>
          <table:table-cell table:formula="of:=MEDIAN([.D8];[.D20];[.D32];[.D44];[.D56])" office:value-type="float" office:value="2257.449" calcext:value-type="float">
            <text:p>2257.4490</text:p>
          </table:table-cell>
          <table:table-cell table:formula="of:=MEDIAN([.E8];[.E20];[.E32];[.E44];[.E56])" office:value-type="float" office:value="4542" calcext:value-type="float">
            <text:p>4542.0000</text:p>
          </table:table-cell>
          <table:table-cell table:formula="of:=MEDIAN([.F8];[.F20];[.F32];[.F44];[.F56])" office:value-type="float" office:value="4542" calcext:value-type="float">
            <text:p>4542.0000</text:p>
          </table:table-cell>
          <table:table-cell table:formula="of:=MEDIAN([.G8];[.G20];[.G32];[.G44];[.G56])" office:value-type="float" office:value="2.01200558683718" calcext:value-type="float">
            <text:p>2.012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MEDIAN([.B9];[.B21];[.B33];[.B45];[.B57])" office:value-type="float" office:value="46.634" calcext:value-type="float">
            <text:p>46.6340</text:p>
          </table:table-cell>
          <table:table-cell table:formula="of:=MEDIAN([.C9];[.C21];[.C33];[.C45];[.C57])" office:value-type="float" office:value="28802.768" calcext:value-type="float">
            <text:p>28802.7680</text:p>
          </table:table-cell>
          <table:table-cell table:formula="of:=MEDIAN([.D9];[.D21];[.D33];[.D45];[.D57])" office:value-type="float" office:value="28855.872" calcext:value-type="float">
            <text:p>28855.8720</text:p>
          </table:table-cell>
          <table:table-cell table:formula="of:=MEDIAN([.E9];[.E21];[.E33];[.E45];[.E57])" office:value-type="float" office:value="7923" calcext:value-type="float">
            <text:p>7923.0000</text:p>
          </table:table-cell>
          <table:table-cell table:formula="of:=MEDIAN([.F9];[.F21];[.F33];[.F45];[.F57])" office:value-type="float" office:value="7923" calcext:value-type="float">
            <text:p>7923.0000</text:p>
          </table:table-cell>
          <table:table-cell table:formula="of:=MEDIAN([.G9];[.G21];[.G33];[.G45];[.G57])" office:value-type="float" office:value="0.274671159029089" calcext:value-type="float">
            <text:p>0.2747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MEDIAN([.B10];[.B22];[.B34];[.B46];[.B58])" office:value-type="float" office:value="81.372" calcext:value-type="float">
            <text:p>81.3720</text:p>
          </table:table-cell>
          <table:table-cell table:formula="of:=MEDIAN([.C10];[.C22];[.C34];[.C46];[.C58])" office:value-type="float" office:value="3032.437" calcext:value-type="float">
            <text:p>3032.4370</text:p>
          </table:table-cell>
          <table:table-cell table:formula="of:=MEDIAN([.D10];[.D22];[.D34];[.D46];[.D58])" office:value-type="float" office:value="3116.809" calcext:value-type="float">
            <text:p>3116.8090</text:p>
          </table:table-cell>
          <table:table-cell table:formula="of:=MEDIAN([.E10];[.E22];[.E34];[.E46];[.E58])" office:value-type="float" office:value="4975" calcext:value-type="float">
            <text:p>4975.0000</text:p>
          </table:table-cell>
          <table:table-cell table:formula="of:=MEDIAN([.F10];[.F22];[.F34];[.F46];[.F58])" office:value-type="float" office:value="4975" calcext:value-type="float">
            <text:p>4975.0000</text:p>
          </table:table-cell>
          <table:table-cell table:formula="of:=MEDIAN([.G10];[.G22];[.G34];[.G46];[.G58])" office:value-type="float" office:value="1.59618378925369" calcext:value-type="float">
            <text:p>1.596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MEDIAN([.B11];[.B23];[.B35];[.B47];[.B59])" office:value-type="float" office:value="50.319" calcext:value-type="float">
            <text:p>50.3190</text:p>
          </table:table-cell>
          <table:table-cell table:formula="of:=MEDIAN([.C11];[.C23];[.C35];[.C47];[.C59])" office:value-type="float" office:value="3789.63" calcext:value-type="float">
            <text:p>3789.6300</text:p>
          </table:table-cell>
          <table:table-cell table:formula="of:=MEDIAN([.D11];[.D23];[.D35];[.D47];[.D59])" office:value-type="float" office:value="3846.45" calcext:value-type="float">
            <text:p>3846.4500</text:p>
          </table:table-cell>
          <table:table-cell table:formula="of:=MEDIAN([.E11];[.E23];[.E35];[.E47];[.E59])" office:value-type="float" office:value="6392" calcext:value-type="float">
            <text:p>6392.0000</text:p>
          </table:table-cell>
          <table:table-cell table:formula="of:=MEDIAN([.F11];[.F23];[.F35];[.F47];[.F59])" office:value-type="float" office:value="6392" calcext:value-type="float">
            <text:p>6392.0000</text:p>
          </table:table-cell>
          <table:table-cell table:formula="of:=MEDIAN([.G11];[.G23];[.G35];[.G47];[.G59])" office:value-type="float" office:value="1.66179204201277" calcext:value-type="float">
            <text:p>1.6618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MEDIAN([.B12];[.B24];[.B36];[.B48];[.B60])" office:value-type="float" office:value="68.98" calcext:value-type="float">
            <text:p>68.9800</text:p>
          </table:table-cell>
          <table:table-cell table:formula="of:=MEDIAN([.C12];[.C24];[.C36];[.C48];[.C60])" office:value-type="float" office:value="3562.612" calcext:value-type="float">
            <text:p>3562.6120</text:p>
          </table:table-cell>
          <table:table-cell table:formula="of:=MEDIAN([.D12];[.D24];[.D36];[.D48];[.D60])" office:value-type="float" office:value="3631.592" calcext:value-type="float">
            <text:p>3631.5920</text:p>
          </table:table-cell>
          <table:table-cell table:formula="of:=MEDIAN([.E12];[.E24];[.E36];[.E48];[.E60])" office:value-type="float" office:value="6245" calcext:value-type="float">
            <text:p>6245.0000</text:p>
          </table:table-cell>
          <table:table-cell table:formula="of:=MEDIAN([.F12];[.F24];[.F36];[.F48];[.F60])" office:value-type="float" office:value="6245" calcext:value-type="float">
            <text:p>6245.0000</text:p>
          </table:table-cell>
          <table:table-cell table:formula="of:=MEDIAN([.G12];[.G24];[.G36];[.G48];[.G60])" office:value-type="float" office:value="1.7196315004549" calcext:value-type="float">
            <text:p>1.7196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EDIAN([.B13];[.B25];[.B37];[.B49];[.B61])" office:value-type="float" office:value="354.659" calcext:value-type="float">
            <text:p>354.6590</text:p>
          </table:table-cell>
          <table:table-cell table:formula="of:=MEDIAN([.C13];[.C25];[.C37];[.C49];[.C61])" office:value-type="float" office:value="45156.186" calcext:value-type="float">
            <text:p>45156.1860</text:p>
          </table:table-cell>
          <table:table-cell table:formula="of:=MEDIAN([.D13];[.D25];[.D37];[.D49];[.D61])" office:value-type="float" office:value="45548.178" calcext:value-type="float">
            <text:p>45548.1780</text:p>
          </table:table-cell>
          <table:table-cell table:formula="of:=MEDIAN([.E13];[.E25];[.E37];[.E49];[.E61])" office:value-type="float" office:value="42461" calcext:value-type="float">
            <text:p>42461.0000</text:p>
          </table:table-cell>
          <table:table-cell table:formula="of:=MEDIAN([.F13];[.F25];[.F37];[.F49];[.F61])" office:value-type="float" office:value="38965" calcext:value-type="float">
            <text:p>38965.0000</text:p>
          </table:table-cell>
          <table:table-cell table:formula="of:=MEDIAN([.G13];[.G25];[.G37];[.G49];[.G61])" office:value-type="float" office:value="27.3767196854315" calcext:value-type="float">
            <text:p>27.3767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i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MIN([.B3];[.B15];[.B27];[.B39];[.B51])" office:value-type="float" office:value="0.141" calcext:value-type="float">
            <text:p>0.1410</text:p>
          </table:table-cell>
          <table:table-cell table:formula="of:=MIN([.C3];[.C15];[.C27];[.C39];[.C51])" office:value-type="float" office:value="52.007" calcext:value-type="float">
            <text:p>52.0070</text:p>
          </table:table-cell>
          <table:table-cell table:formula="of:=MIN([.D3];[.D15];[.D27];[.D39];[.D51])" office:value-type="float" office:value="52.148" calcext:value-type="float">
            <text:p>52.1480</text:p>
          </table:table-cell>
          <table:table-cell table:formula="of:=MIN([.E3];[.E15];[.E27];[.E39];[.E51])" office:value-type="float" office:value="399" calcext:value-type="float">
            <text:p>399.0000</text:p>
          </table:table-cell>
          <table:table-cell table:formula="of:=MIN([.F3];[.F15];[.F27];[.F39];[.F51])" office:value-type="float" office:value="399" calcext:value-type="float">
            <text:p>399.0000</text:p>
          </table:table-cell>
          <table:table-cell table:formula="of:=MIN([.G3];[.G15];[.G27];[.G39];[.G51])" office:value-type="float" office:value="6.98052800083976" calcext:value-type="float">
            <text:p>6.980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MIN([.B4];[.B16];[.B28];[.B40];[.B52])" office:value-type="float" office:value="4.487" calcext:value-type="float">
            <text:p>4.4870</text:p>
          </table:table-cell>
          <table:table-cell table:formula="of:=MIN([.C4];[.C16];[.C28];[.C40];[.C52])" office:value-type="float" office:value="2192.324" calcext:value-type="float">
            <text:p>2192.3240</text:p>
          </table:table-cell>
          <table:table-cell table:formula="of:=MIN([.D4];[.D16];[.D28];[.D40];[.D52])" office:value-type="float" office:value="2196.911" calcext:value-type="float">
            <text:p>2196.9110</text:p>
          </table:table-cell>
          <table:table-cell table:formula="of:=MIN([.E4];[.E16];[.E28];[.E40];[.E52])" office:value-type="float" office:value="4560" calcext:value-type="float">
            <text:p>4560.0000</text:p>
          </table:table-cell>
          <table:table-cell table:formula="of:=MIN([.F4];[.F16];[.F28];[.F40];[.F52])" office:value-type="float" office:value="4560" calcext:value-type="float">
            <text:p>4560.0000</text:p>
          </table:table-cell>
          <table:table-cell table:formula="of:=MIN([.G4];[.G16];[.G28];[.G40];[.G52])" office:value-type="float" office:value="2.00741952823" calcext:value-type="float">
            <text:p>2.007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MIN([.B5];[.B17];[.B29];[.B41];[.B53])" office:value-type="float" office:value="43.063" calcext:value-type="float">
            <text:p>43.0630</text:p>
          </table:table-cell>
          <table:table-cell table:formula="of:=MIN([.C5];[.C17];[.C29];[.C41];[.C53])" office:value-type="float" office:value="2227.372" calcext:value-type="float">
            <text:p>2227.3720</text:p>
          </table:table-cell>
          <table:table-cell table:formula="of:=MIN([.D5];[.D17];[.D29];[.D41];[.D53])" office:value-type="float" office:value="2274.435" calcext:value-type="float">
            <text:p>2274.4350</text:p>
          </table:table-cell>
          <table:table-cell table:formula="of:=MIN([.E5];[.E17];[.E29];[.E41];[.E53])" office:value-type="float" office:value="4563" calcext:value-type="float">
            <text:p>4563.0000</text:p>
          </table:table-cell>
          <table:table-cell table:formula="of:=MIN([.F5];[.F17];[.F29];[.F41];[.F53])" office:value-type="float" office:value="4563" calcext:value-type="float">
            <text:p>4563.0000</text:p>
          </table:table-cell>
          <table:table-cell table:formula="of:=MIN([.G5];[.G17];[.G29];[.G41];[.G53])" office:value-type="float" office:value="1.95090792253318" calcext:value-type="float">
            <text:p>1.950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MIN([.B6];[.B18];[.B30];[.B42];[.B54])" office:value-type="float" office:value="41.864" calcext:value-type="float">
            <text:p>41.8640</text:p>
          </table:table-cell>
          <table:table-cell table:formula="of:=MIN([.C6];[.C18];[.C30];[.C42];[.C54])" office:value-type="float" office:value="2114.362" calcext:value-type="float">
            <text:p>2114.3620</text:p>
          </table:table-cell>
          <table:table-cell table:formula="of:=MIN([.D6];[.D18];[.D30];[.D42];[.D54])" office:value-type="float" office:value="2156.226" calcext:value-type="float">
            <text:p>2156.2260</text:p>
          </table:table-cell>
          <table:table-cell table:formula="of:=MIN([.E6];[.E18];[.E30];[.E42];[.E54])" office:value-type="float" office:value="4568" calcext:value-type="float">
            <text:p>4568.0000</text:p>
          </table:table-cell>
          <table:table-cell table:formula="of:=MIN([.F6];[.F18];[.F30];[.F42];[.F54])" office:value-type="float" office:value="4519" calcext:value-type="float">
            <text:p>4519.0000</text:p>
          </table:table-cell>
          <table:table-cell table:formula="of:=MIN([.G6];[.G18];[.G30];[.G42];[.G54])" office:value-type="float" office:value="2.03383159536012" calcext:value-type="float">
            <text:p>2.033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MIN([.B7];[.B19];[.B31];[.B43];[.B55])" office:value-type="float" office:value="47.325" calcext:value-type="float">
            <text:p>47.3250</text:p>
          </table:table-cell>
          <table:table-cell table:formula="of:=MIN([.C7];[.C19];[.C31];[.C43];[.C55])" office:value-type="float" office:value="493.074" calcext:value-type="float">
            <text:p>493.0740</text:p>
          </table:table-cell>
          <table:table-cell table:formula="of:=MIN([.D7];[.D19];[.D31];[.D43];[.D55])" office:value-type="float" office:value="543.376" calcext:value-type="float">
            <text:p>543.3760</text:p>
          </table:table-cell>
          <table:table-cell table:formula="of:=MIN([.E7];[.E19];[.E31];[.E43];[.E55])" office:value-type="float" office:value="4539" calcext:value-type="float">
            <text:p>4539.0000</text:p>
          </table:table-cell>
          <table:table-cell table:formula="of:=MIN([.F7];[.F19];[.F31];[.F43];[.F55])" office:value-type="float" office:value="1092" calcext:value-type="float">
            <text:p>1092.0000</text:p>
          </table:table-cell>
          <table:table-cell table:formula="of:=MIN([.G7];[.G19];[.G31];[.G43];[.G55])" office:value-type="float" office:value="8.1003956505212" calcext:value-type="float">
            <text:p>8.1004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MIN([.B8];[.B20];[.B32];[.B44];[.B56])" office:value-type="float" office:value="39.099" calcext:value-type="float">
            <text:p>39.0990</text:p>
          </table:table-cell>
          <table:table-cell table:formula="of:=MIN([.C8];[.C20];[.C32];[.C44];[.C56])" office:value-type="float" office:value="2200.329" calcext:value-type="float">
            <text:p>2200.3290</text:p>
          </table:table-cell>
          <table:table-cell table:formula="of:=MIN([.D8];[.D20];[.D32];[.D44];[.D56])" office:value-type="float" office:value="2239.478" calcext:value-type="float">
            <text:p>2239.4780</text:p>
          </table:table-cell>
          <table:table-cell table:formula="of:=MIN([.E8];[.E20];[.E32];[.E44];[.E56])" office:value-type="float" office:value="4542" calcext:value-type="float">
            <text:p>4542.0000</text:p>
          </table:table-cell>
          <table:table-cell table:formula="of:=MIN([.F8];[.F20];[.F32];[.F44];[.F56])" office:value-type="float" office:value="4542" calcext:value-type="float">
            <text:p>4542.0000</text:p>
          </table:table-cell>
          <table:table-cell table:formula="of:=MIN([.G8];[.G20];[.G32];[.G44];[.G56])" office:value-type="float" office:value="1.97211682121862" calcext:value-type="float">
            <text:p>1.972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MIN([.B9];[.B21];[.B33];[.B45];[.B57])" office:value-type="float" office:value="41.776" calcext:value-type="float">
            <text:p>41.7760</text:p>
          </table:table-cell>
          <table:table-cell table:formula="of:=MIN([.C9];[.C21];[.C33];[.C45];[.C57])" office:value-type="float" office:value="28802.291" calcext:value-type="float">
            <text:p>28802.2910</text:p>
          </table:table-cell>
          <table:table-cell table:formula="of:=MIN([.D9];[.D21];[.D33];[.D45];[.D57])" office:value-type="float" office:value="28844.067" calcext:value-type="float">
            <text:p>28844.0670</text:p>
          </table:table-cell>
          <table:table-cell table:formula="of:=MIN([.E9];[.E21];[.E33];[.E45];[.E57])" office:value-type="float" office:value="7543" calcext:value-type="float">
            <text:p>7543.0000</text:p>
          </table:table-cell>
          <table:table-cell table:formula="of:=MIN([.F9];[.F21];[.F33];[.F45];[.F57])" office:value-type="float" office:value="7644" calcext:value-type="float">
            <text:p>7644.0000</text:p>
          </table:table-cell>
          <table:table-cell table:formula="of:=MIN([.G9];[.G21];[.G33];[.G45];[.G57])" office:value-type="float" office:value="0.261339204220564" calcext:value-type="float">
            <text:p>0.261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MIN([.B10];[.B22];[.B34];[.B46];[.B58])" office:value-type="float" office:value="75.669" calcext:value-type="float">
            <text:p>75.6690</text:p>
          </table:table-cell>
          <table:table-cell table:formula="of:=MIN([.C10];[.C22];[.C34];[.C46];[.C58])" office:value-type="float" office:value="3018.468" calcext:value-type="float">
            <text:p>3018.4680</text:p>
          </table:table-cell>
          <table:table-cell table:formula="of:=MIN([.D10];[.D22];[.D34];[.D46];[.D58])" office:value-type="float" office:value="3102.348" calcext:value-type="float">
            <text:p>3102.3480</text:p>
          </table:table-cell>
          <table:table-cell table:formula="of:=MIN([.E10];[.E22];[.E34];[.E46];[.E58])" office:value-type="float" office:value="4975" calcext:value-type="float">
            <text:p>4975.0000</text:p>
          </table:table-cell>
          <table:table-cell table:formula="of:=MIN([.F10];[.F22];[.F34];[.F46];[.F58])" office:value-type="float" office:value="4975" calcext:value-type="float">
            <text:p>4975.0000</text:p>
          </table:table-cell>
          <table:table-cell table:formula="of:=MIN([.G10];[.G22];[.G34];[.G46];[.G58])" office:value-type="float" office:value="1.54535836472197" calcext:value-type="float">
            <text:p>1.5454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MIN([.B11];[.B23];[.B35];[.B47];[.B59])" office:value-type="float" office:value="42.289" calcext:value-type="float">
            <text:p>42.2890</text:p>
          </table:table-cell>
          <table:table-cell table:formula="of:=MIN([.C11];[.C23];[.C35];[.C47];[.C59])" office:value-type="float" office:value="3760.601" calcext:value-type="float">
            <text:p>3760.6010</text:p>
          </table:table-cell>
          <table:table-cell table:formula="of:=MIN([.D11];[.D23];[.D35];[.D47];[.D59])" office:value-type="float" office:value="3810.92" calcext:value-type="float">
            <text:p>3810.9200</text:p>
          </table:table-cell>
          <table:table-cell table:formula="of:=MIN([.E11];[.E23];[.E35];[.E47];[.E59])" office:value-type="float" office:value="6392" calcext:value-type="float">
            <text:p>6392.0000</text:p>
          </table:table-cell>
          <table:table-cell table:formula="of:=MIN([.F11];[.F23];[.F35];[.F47];[.F59])" office:value-type="float" office:value="6392" calcext:value-type="float">
            <text:p>6392.0000</text:p>
          </table:table-cell>
          <table:table-cell table:formula="of:=MIN([.G11];[.G23];[.G35];[.G47];[.G59])" office:value-type="float" office:value="1.63189486430534" calcext:value-type="float">
            <text:p>1.6319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IN([.B13];[.B25];[.B37];[.B49];[.B61])" office:value-type="float" office:value="351.664" calcext:value-type="float">
            <text:p>351.6640</text:p>
          </table:table-cell>
          <table:table-cell table:formula="of:=MIN([.C13];[.C25];[.C37];[.C49];[.C61])" office:value-type="float" office:value="44920.787" calcext:value-type="float">
            <text:p>44920.7870</text:p>
          </table:table-cell>
          <table:table-cell table:formula="of:=MIN([.D13];[.D25];[.D37];[.D49];[.D61])" office:value-type="float" office:value="45273.996" calcext:value-type="float">
            <text:p>45273.9960</text:p>
          </table:table-cell>
          <table:table-cell table:formula="of:=MIN([.E13];[.E25];[.E37];[.E49];[.E61])" office:value-type="float" office:value="42081" calcext:value-type="float">
            <text:p>42081.0000</text:p>
          </table:table-cell>
          <table:table-cell table:formula="of:=MIN([.F13];[.F25];[.F37];[.F49];[.F61])" office:value-type="float" office:value="38686" calcext:value-type="float">
            <text:p>38686.0000</text:p>
          </table:table-cell>
          <table:table-cell table:formula="of:=MIN([.G13];[.G25];[.G37];[.G49];[.G61])" office:value-type="float" office:value="26.6985360495966" calcext:value-type="float">
            <text:p>26.6985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ax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MAX([.B3];[.B15];[.B27];[.B39];[.B4])" office:value-type="float" office:value="4.487" calcext:value-type="float">
            <text:p>4.4870</text:p>
          </table:table-cell>
          <table:table-cell table:formula="of:=MAX([.C3];[.C15];[.C27];[.C39];[.C4])" office:value-type="float" office:value="2240.361" calcext:value-type="float">
            <text:p>2240.3610</text:p>
          </table:table-cell>
          <table:table-cell table:formula="of:=MAX([.D3];[.D15];[.D27];[.D39];[.D4])" office:value-type="float" office:value="2244.848" calcext:value-type="float">
            <text:p>2244.8480</text:p>
          </table:table-cell>
          <table:table-cell table:formula="of:=MAX([.E3];[.E15];[.E27];[.E39];[.E4])" office:value-type="float" office:value="4560" calcext:value-type="float">
            <text:p>4560.0000</text:p>
          </table:table-cell>
          <table:table-cell table:formula="of:=MAX([.F3];[.F15];[.F27];[.F39];[.F4])" office:value-type="float" office:value="4560" calcext:value-type="float">
            <text:p>4560.0000</text:p>
          </table:table-cell>
          <table:table-cell table:formula="of:=MAX([.G3];[.G15];[.G27];[.G39];[.G4])" office:value-type="float" office:value="7.65130014573905" calcext:value-type="float">
            <text:p>7.651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MAX([.B4];[.B16];[.B28];[.B40];[.B5])" office:value-type="float" office:value="43.063" calcext:value-type="float">
            <text:p>43.0630</text:p>
          </table:table-cell>
          <table:table-cell table:formula="of:=MAX([.C4];[.C16];[.C28];[.C40];[.C5])" office:value-type="float" office:value="2264.337" calcext:value-type="float">
            <text:p>2264.3370</text:p>
          </table:table-cell>
          <table:table-cell table:formula="of:=MAX([.D4];[.D16];[.D28];[.D40];[.D5])" office:value-type="float" office:value="2275.435" calcext:value-type="float">
            <text:p>2275.4350</text:p>
          </table:table-cell>
          <table:table-cell table:formula="of:=MAX([.E4];[.E16];[.E28];[.E40];[.E5])" office:value-type="float" office:value="4563" calcext:value-type="float">
            <text:p>4563.0000</text:p>
          </table:table-cell>
          <table:table-cell table:formula="of:=MAX([.F4];[.F16];[.F28];[.F40];[.F5])" office:value-type="float" office:value="4563" calcext:value-type="float">
            <text:p>4563.0000</text:p>
          </table:table-cell>
          <table:table-cell table:formula="of:=MAX([.G4];[.G16];[.G28];[.G40];[.G5])" office:value-type="float" office:value="2.07564166231586" calcext:value-type="float">
            <text:p>2.075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MAX([.B5];[.B17];[.B29];[.B41];[.B6])" office:value-type="float" office:value="56.563" calcext:value-type="float">
            <text:p>56.5630</text:p>
          </table:table-cell>
          <table:table-cell table:formula="of:=MAX([.C5];[.C17];[.C29];[.C41];[.C6])" office:value-type="float" office:value="2285.348" calcext:value-type="float">
            <text:p>2285.3480</text:p>
          </table:table-cell>
          <table:table-cell table:formula="of:=MAX([.D5];[.D17];[.D29];[.D41];[.D6])" office:value-type="float" office:value="2338.911" calcext:value-type="float">
            <text:p>2338.9110</text:p>
          </table:table-cell>
          <table:table-cell table:formula="of:=MAX([.E5];[.E17];[.E29];[.E41];[.E6])" office:value-type="float" office:value="4568" calcext:value-type="float">
            <text:p>4568.0000</text:p>
          </table:table-cell>
          <table:table-cell table:formula="of:=MAX([.F5];[.F17];[.F29];[.F41];[.F6])" office:value-type="float" office:value="4563" calcext:value-type="float">
            <text:p>4563.0000</text:p>
          </table:table-cell>
          <table:table-cell table:formula="of:=MAX([.G5];[.G17];[.G29];[.G41];[.G6])" office:value-type="float" office:value="2.112560438976" calcext:value-type="float">
            <text:p>2.112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MAX([.B6];[.B18];[.B30];[.B42];[.B7])" office:value-type="float" office:value="56.66" calcext:value-type="float">
            <text:p>56.6600</text:p>
          </table:table-cell>
          <table:table-cell table:formula="of:=MAX([.C6];[.C18];[.C30];[.C42];[.C7])" office:value-type="float" office:value="2189.347" calcext:value-type="float">
            <text:p>2189.3470</text:p>
          </table:table-cell>
          <table:table-cell table:formula="of:=MAX([.D6];[.D18];[.D30];[.D42];[.D7])" office:value-type="float" office:value="2246.007" calcext:value-type="float">
            <text:p>2246.0070</text:p>
          </table:table-cell>
          <table:table-cell table:formula="of:=MAX([.E6];[.E18];[.E30];[.E42];[.E7])" office:value-type="float" office:value="4568" calcext:value-type="float">
            <text:p>4568.0000</text:p>
          </table:table-cell>
          <table:table-cell table:formula="of:=MAX([.F6];[.F18];[.F30];[.F42];[.F7])" office:value-type="float" office:value="4519" calcext:value-type="float">
            <text:p>4519.0000</text:p>
          </table:table-cell>
          <table:table-cell table:formula="of:=MAX([.G6];[.G18];[.G30];[.G42];[.G7])" office:value-type="float" office:value="8.26259732079957" calcext:value-type="float">
            <text:p>8.262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MAX([.B7];[.B19];[.B31];[.B43];[.B8])" office:value-type="float" office:value="59.809" calcext:value-type="float">
            <text:p>59.8090</text:p>
          </table:table-cell>
          <table:table-cell table:formula="of:=MAX([.C7];[.C19];[.C31];[.C43];[.C8])" office:value-type="float" office:value="2216.35" calcext:value-type="float">
            <text:p>2216.3500</text:p>
          </table:table-cell>
          <table:table-cell table:formula="of:=MAX([.D7];[.D19];[.D31];[.D43];[.D8])" office:value-type="float" office:value="2257.449" calcext:value-type="float">
            <text:p>2257.4490</text:p>
          </table:table-cell>
          <table:table-cell table:formula="of:=MAX([.E7];[.E19];[.E31];[.E43];[.E8])" office:value-type="float" office:value="4542" calcext:value-type="float">
            <text:p>4542.0000</text:p>
          </table:table-cell>
          <table:table-cell table:formula="of:=MAX([.F7];[.F19];[.F31];[.F43];[.F8])" office:value-type="float" office:value="4542" calcext:value-type="float">
            <text:p>4542.0000</text:p>
          </table:table-cell>
          <table:table-cell table:formula="of:=MAX([.G7];[.G19];[.G31];[.G43];[.G8])" office:value-type="float" office:value="8.35333176290451" calcext:value-type="float">
            <text:p>8.3533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MAX([.B8];[.B20];[.B32];[.B44];[.B9])" office:value-type="float" office:value="53.675" calcext:value-type="float">
            <text:p>53.6750</text:p>
          </table:table-cell>
          <table:table-cell table:formula="of:=MAX([.C8];[.C20];[.C32];[.C44];[.C9])" office:value-type="float" office:value="28802.768" calcext:value-type="float">
            <text:p>28802.7680</text:p>
          </table:table-cell>
          <table:table-cell table:formula="of:=MAX([.D8];[.D20];[.D32];[.D44];[.D9])" office:value-type="float" office:value="28845.402" calcext:value-type="float">
            <text:p>28845.4020</text:p>
          </table:table-cell>
          <table:table-cell table:formula="of:=MAX([.E8];[.E20];[.E32];[.E44];[.E9])" office:value-type="float" office:value="7923" calcext:value-type="float">
            <text:p>7923.0000</text:p>
          </table:table-cell>
          <table:table-cell table:formula="of:=MAX([.F8];[.F20];[.F32];[.F44];[.F9])" office:value-type="float" office:value="7923" calcext:value-type="float">
            <text:p>7923.0000</text:p>
          </table:table-cell>
          <table:table-cell table:formula="of:=MAX([.G8];[.G20];[.G32];[.G44];[.G9])" office:value-type="float" office:value="2.02815120309286" calcext:value-type="float">
            <text:p>2.0282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MAX([.B9];[.B21];[.B33];[.B45];[.B10])" office:value-type="float" office:value="76.669" calcext:value-type="float">
            <text:p>76.6690</text:p>
          </table:table-cell>
          <table:table-cell table:formula="of:=MAX([.C9];[.C21];[.C33];[.C45];[.C10])" office:value-type="float" office:value="28807.572" calcext:value-type="float">
            <text:p>28807.5720</text:p>
          </table:table-cell>
          <table:table-cell table:formula="of:=MAX([.D9];[.D21];[.D33];[.D45];[.D10])" office:value-type="float" office:value="28862.872" calcext:value-type="float">
            <text:p>28862.8720</text:p>
          </table:table-cell>
          <table:table-cell table:formula="of:=MAX([.E9];[.E21];[.E33];[.E45];[.E10])" office:value-type="float" office:value="8159" calcext:value-type="float">
            <text:p>8159.0000</text:p>
          </table:table-cell>
          <table:table-cell table:formula="of:=MAX([.F9];[.F21];[.F33];[.F45];[.F10])" office:value-type="float" office:value="8159" calcext:value-type="float">
            <text:p>8159.0000</text:p>
          </table:table-cell>
          <table:table-cell table:formula="of:=MAX([.G9];[.G21];[.G33];[.G45];[.G10])" office:value-type="float" office:value="1.54728085993361" calcext:value-type="float">
            <text:p>1.547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MAX([.B10];[.B22];[.B34];[.B46];[.B11])" office:value-type="float" office:value="84.372" calcext:value-type="float">
            <text:p>84.3720</text:p>
          </table:table-cell>
          <table:table-cell table:formula="of:=MAX([.C10];[.C22];[.C34];[.C46];[.C11])" office:value-type="float" office:value="3868.63" calcext:value-type="float">
            <text:p>3868.6300</text:p>
          </table:table-cell>
          <table:table-cell table:formula="of:=MAX([.D10];[.D22];[.D34];[.D46];[.D11])" office:value-type="float" office:value="3916.919" calcext:value-type="float">
            <text:p>3916.9190</text:p>
          </table:table-cell>
          <table:table-cell table:formula="of:=MAX([.E10];[.E22];[.E34];[.E46];[.E11])" office:value-type="float" office:value="6392" calcext:value-type="float">
            <text:p>6392.0000</text:p>
          </table:table-cell>
          <table:table-cell table:formula="of:=MAX([.F10];[.F22];[.F34];[.F46];[.F11])" office:value-type="float" office:value="6392" calcext:value-type="float">
            <text:p>6392.0000</text:p>
          </table:table-cell>
          <table:table-cell table:formula="of:=MAX([.G10];[.G22];[.G34];[.G46];[.G11])" office:value-type="float" office:value="1.63189486430534" calcext:value-type="float">
            <text:p>1.6319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MAX([.B11];[.B23];[.B35];[.B47];[.B13])" office:value-type="float" office:value="351.664" calcext:value-type="float">
            <text:p>351.6640</text:p>
          </table:table-cell>
          <table:table-cell table:formula="of:=MAX([.C11];[.C23];[.C35];[.C47];[.C13])" office:value-type="float" office:value="45167.519" calcext:value-type="float">
            <text:p>45167.5190</text:p>
          </table:table-cell>
          <table:table-cell table:formula="of:=MAX([.D11];[.D23];[.D35];[.D47];[.D13])" office:value-type="float" office:value="45519.183" calcext:value-type="float">
            <text:p>45519.1830</text:p>
          </table:table-cell>
          <table:table-cell table:formula="of:=MAX([.E11];[.E23];[.E35];[.E47];[.E13])" office:value-type="float" office:value="42461" calcext:value-type="float">
            <text:p>42461.0000</text:p>
          </table:table-cell>
          <table:table-cell table:formula="of:=MAX([.F11];[.F23];[.F35];[.F47];[.F13])" office:value-type="float" office:value="38965" calcext:value-type="float">
            <text:p>38965.0000</text:p>
          </table:table-cell>
          <table:table-cell table:formula="of:=MAX([.G11];[.G23];[.G35];[.G47];[.G13])" office:value-type="float" office:value="27.5266123131647" calcext:value-type="float">
            <text:p>27.5266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AX([.B13];[.B25];[.B37];[.B49];[.B14])" office:value-type="float" office:value="423.601" calcext:value-type="float">
            <text:p>423.6010</text:p>
          </table:table-cell>
          <table:table-cell table:formula="of:=MAX([.C13];[.C25];[.C37];[.C49];[.C14])" office:value-type="float" office:value="45167.519" calcext:value-type="float">
            <text:p>45167.5190</text:p>
          </table:table-cell>
          <table:table-cell table:formula="of:=MAX([.D13];[.D25];[.D37];[.D49];[.D14])" office:value-type="float" office:value="45579.787" calcext:value-type="float">
            <text:p>45579.7870</text:p>
          </table:table-cell>
          <table:table-cell table:formula="of:=MAX([.E13];[.E25];[.E37];[.E49];[.E14])" office:value-type="float" office:value="42697" calcext:value-type="float">
            <text:p>42697.0000</text:p>
          </table:table-cell>
          <table:table-cell table:formula="of:=MAX([.F13];[.F25];[.F37];[.F49];[.F14])" office:value-type="float" office:value="39201" calcext:value-type="float">
            <text:p>39201.0000</text:p>
          </table:table-cell>
          <table:table-cell table:formula="of:=MAX([.G13];[.G25];[.G37];[.G49];[.G14])" office:value-type="float" office:value="27.7503284221799" calcext:value-type="float">
            <text:p>27.7503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Quartile Mi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QUARTILE(([.B3]~[.B15]~[.B27]~[.B39]~[.B51]);1)" office:value-type="float" office:value="0.149" calcext:value-type="float">
            <text:p>0.1490</text:p>
          </table:table-cell>
          <table:table-cell table:formula="of:=QUARTILE(([.C3]~[.C15]~[.C27]~[.C39]~[.C51]);1)" office:value-type="float" office:value="52.007" calcext:value-type="float">
            <text:p>52.0070</text:p>
          </table:table-cell>
          <table:table-cell table:formula="of:=QUARTILE(([.D3]~[.D15]~[.D27]~[.D39]~[.D51]);1)" office:value-type="float" office:value="52.164" calcext:value-type="float">
            <text:p>52.1640</text:p>
          </table:table-cell>
          <table:table-cell table:formula="of:=QUARTILE(([.E3]~[.E15]~[.E27]~[.E39]~[.E51]);1)" office:value-type="float" office:value="399" calcext:value-type="float">
            <text:p>399.0000</text:p>
          </table:table-cell>
          <table:table-cell table:formula="of:=QUARTILE(([.F3]~[.F15]~[.F27]~[.F39]~[.F51]);1)" office:value-type="float" office:value="399" calcext:value-type="float">
            <text:p>399.0000</text:p>
          </table:table-cell>
          <table:table-cell table:formula="of:=QUARTILE(([.G3]~[.G15]~[.G27]~[.G39]~[.G51]);1)" office:value-type="float" office:value="7.36257450224199" calcext:value-type="float">
            <text:p>7.362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QUARTILE(([.B4]~[.B16]~[.B28]~[.B40]~[.B52]);1)" office:value-type="float" office:value="4.587" calcext:value-type="float">
            <text:p>4.5870</text:p>
          </table:table-cell>
          <table:table-cell table:formula="of:=QUARTILE(([.C4]~[.C16]~[.C28]~[.C40]~[.C52]);1)" office:value-type="float" office:value="2240.361" calcext:value-type="float">
            <text:p>2240.3610</text:p>
          </table:table-cell>
          <table:table-cell table:formula="of:=QUARTILE(([.D4]~[.D16]~[.D28]~[.D40]~[.D52]);1)" office:value-type="float" office:value="2244.848" calcext:value-type="float">
            <text:p>2244.8480</text:p>
          </table:table-cell>
          <table:table-cell table:formula="of:=QUARTILE(([.E4]~[.E16]~[.E28]~[.E40]~[.E52]);1)" office:value-type="float" office:value="4560" calcext:value-type="float">
            <text:p>4560.0000</text:p>
          </table:table-cell>
          <table:table-cell table:formula="of:=QUARTILE(([.F4]~[.F16]~[.F28]~[.F40]~[.F52]);1)" office:value-type="float" office:value="4560" calcext:value-type="float">
            <text:p>4560.0000</text:p>
          </table:table-cell>
          <table:table-cell table:formula="of:=QUARTILE(([.G4]~[.G16]~[.G28]~[.G40]~[.G52]);1)" office:value-type="float" office:value="2.00830363084561" calcext:value-type="float">
            <text:p>2.008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QUARTILE(([.B5]~[.B17]~[.B29]~[.B41]~[.B53]);1)" office:value-type="float" office:value="44.168" calcext:value-type="float">
            <text:p>44.1680</text:p>
          </table:table-cell>
          <table:table-cell table:formula="of:=QUARTILE(([.C5]~[.C17]~[.C29]~[.C41]~[.C53]);1)" office:value-type="float" office:value="2232.372" calcext:value-type="float">
            <text:p>2232.3720</text:p>
          </table:table-cell>
          <table:table-cell table:formula="of:=QUARTILE(([.D5]~[.D17]~[.D29]~[.D41]~[.D53]);1)" office:value-type="float" office:value="2275.435" calcext:value-type="float">
            <text:p>2275.4350</text:p>
          </table:table-cell>
          <table:table-cell table:formula="of:=QUARTILE(([.E5]~[.E17]~[.E29]~[.E41]~[.E53]);1)" office:value-type="float" office:value="4563" calcext:value-type="float">
            <text:p>4563.0000</text:p>
          </table:table-cell>
          <table:table-cell table:formula="of:=QUARTILE(([.F5]~[.F17]~[.F29]~[.F41]~[.F53]);1)" office:value-type="float" office:value="4563" calcext:value-type="float">
            <text:p>4563.0000</text:p>
          </table:table-cell>
          <table:table-cell table:formula="of:=QUARTILE(([.G5]~[.G17]~[.G29]~[.G41]~[.G53]);1)" office:value-type="float" office:value="1.95257756927842" calcext:value-type="float">
            <text:p>1.952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QUARTILE(([.B6]~[.B18]~[.B30]~[.B42]~[.B54]);1)" office:value-type="float" office:value="41.994" calcext:value-type="float">
            <text:p>41.9940</text:p>
          </table:table-cell>
          <table:table-cell table:formula="of:=QUARTILE(([.C6]~[.C18]~[.C30]~[.C42]~[.C54]);1)" office:value-type="float" office:value="2118.311" calcext:value-type="float">
            <text:p>2118.3110</text:p>
          </table:table-cell>
          <table:table-cell table:formula="of:=QUARTILE(([.D6]~[.D18]~[.D30]~[.D42]~[.D54]);1)" office:value-type="float" office:value="2162.305" calcext:value-type="float">
            <text:p>2162.3050</text:p>
          </table:table-cell>
          <table:table-cell table:formula="of:=QUARTILE(([.E6]~[.E18]~[.E30]~[.E42]~[.E54]);1)" office:value-type="float" office:value="4568" calcext:value-type="float">
            <text:p>4568.0000</text:p>
          </table:table-cell>
          <table:table-cell table:formula="of:=QUARTILE(([.F6]~[.F18]~[.F30]~[.F42]~[.F54]);1)" office:value-type="float" office:value="4519" calcext:value-type="float">
            <text:p>4519.0000</text:p>
          </table:table-cell>
          <table:table-cell table:formula="of:=QUARTILE(([.G6]~[.G18]~[.G30]~[.G42]~[.G54]);1)" office:value-type="float" office:value="2.04110174811786" calcext:value-type="float">
            <text:p>2.041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QUARTILE(([.B7]~[.B19]~[.B31]~[.B43]~[.B55]);1)" office:value-type="float" office:value="51.275" calcext:value-type="float">
            <text:p>51.2750</text:p>
          </table:table-cell>
          <table:table-cell table:formula="of:=QUARTILE(([.C7]~[.C19]~[.C31]~[.C43]~[.C55]);1)" office:value-type="float" office:value="496.051" calcext:value-type="float">
            <text:p>496.0510</text:p>
          </table:table-cell>
          <table:table-cell table:formula="of:=QUARTILE(([.D7]~[.D19]~[.D31]~[.D43]~[.D55]);1)" office:value-type="float" office:value="549.343" calcext:value-type="float">
            <text:p>549.3430</text:p>
          </table:table-cell>
          <table:table-cell table:formula="of:=QUARTILE(([.E7]~[.E19]~[.E31]~[.E43]~[.E55]);1)" office:value-type="float" office:value="4539" calcext:value-type="float">
            <text:p>4539.0000</text:p>
          </table:table-cell>
          <table:table-cell table:formula="of:=QUARTILE(([.F7]~[.F19]~[.F31]~[.F43]~[.F55]);1)" office:value-type="float" office:value="1092" calcext:value-type="float">
            <text:p>1092.0000</text:p>
          </table:table-cell>
          <table:table-cell table:formula="of:=QUARTILE(([.G7]~[.G19]~[.G31]~[.G43]~[.G55]);1)" office:value-type="float" office:value="8.1361145616554" calcext:value-type="float">
            <text:p>8.1361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QUARTILE(([.B8]~[.B20]~[.B32]~[.B44]~[.B56]);1)" office:value-type="float" office:value="39.149" calcext:value-type="float">
            <text:p>39.1490</text:p>
          </table:table-cell>
          <table:table-cell table:formula="of:=QUARTILE(([.C8]~[.C20]~[.C32]~[.C44]~[.C56]);1)" office:value-type="float" office:value="2211.35" calcext:value-type="float">
            <text:p>2211.3500</text:p>
          </table:table-cell>
          <table:table-cell table:formula="of:=QUARTILE(([.D8]~[.D20]~[.D32]~[.D44]~[.D56]);1)" office:value-type="float" office:value="2250.449" calcext:value-type="float">
            <text:p>2250.4490</text:p>
          </table:table-cell>
          <table:table-cell table:formula="of:=QUARTILE(([.E8]~[.E20]~[.E32]~[.E44]~[.E56]);1)" office:value-type="float" office:value="4542" calcext:value-type="float">
            <text:p>4542.0000</text:p>
          </table:table-cell>
          <table:table-cell table:formula="of:=QUARTILE(([.F8]~[.F20]~[.F32]~[.F44]~[.F56]);1)" office:value-type="float" office:value="4542" calcext:value-type="float">
            <text:p>4542.0000</text:p>
          </table:table-cell>
          <table:table-cell table:formula="of:=QUARTILE(([.G8]~[.G20]~[.G32]~[.G44]~[.G56]);1)" office:value-type="float" office:value="1.97554791878071" calcext:value-type="float">
            <text:p>1.9755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QUARTILE(([.B9]~[.B21]~[.B33]~[.B45]~[.B57]);1)" office:value-type="float" office:value="42.634" calcext:value-type="float">
            <text:p>42.6340</text:p>
          </table:table-cell>
          <table:table-cell table:formula="of:=QUARTILE(([.C9]~[.C21]~[.C33]~[.C45]~[.C57]);1)" office:value-type="float" office:value="28802.572" calcext:value-type="float">
            <text:p>28802.5720</text:p>
          </table:table-cell>
          <table:table-cell table:formula="of:=QUARTILE(([.D9]~[.D21]~[.D33]~[.D45]~[.D57]);1)" office:value-type="float" office:value="28845.402" calcext:value-type="float">
            <text:p>28845.4020</text:p>
          </table:table-cell>
          <table:table-cell table:formula="of:=QUARTILE(([.E9]~[.E21]~[.E33]~[.E45]~[.E57]);1)" office:value-type="float" office:value="7644" calcext:value-type="float">
            <text:p>7644.0000</text:p>
          </table:table-cell>
          <table:table-cell table:formula="of:=QUARTILE(([.F9]~[.F21]~[.F33]~[.F45]~[.F57]);1)" office:value-type="float" office:value="7644" calcext:value-type="float">
            <text:p>7644.0000</text:p>
          </table:table-cell>
          <table:table-cell table:formula="of:=QUARTILE(([.G9]~[.G21]~[.G33]~[.G45]~[.G57]);1)" office:value-type="float" office:value="0.264902755321343" calcext:value-type="float">
            <text:p>0.264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QUARTILE(([.B10]~[.B22]~[.B34]~[.B46]~[.B58]);1)" office:value-type="float" office:value="76.669" calcext:value-type="float">
            <text:p>76.6690</text:p>
          </table:table-cell>
          <table:table-cell table:formula="of:=QUARTILE(([.C10]~[.C22]~[.C34]~[.C46]~[.C58]);1)" office:value-type="float" office:value="3030.437" calcext:value-type="float">
            <text:p>3030.4370</text:p>
          </table:table-cell>
          <table:table-cell table:formula="of:=QUARTILE(([.D10]~[.D22]~[.D34]~[.D46]~[.D58]);1)" office:value-type="float" office:value="3111.809" calcext:value-type="float">
            <text:p>3111.8090</text:p>
          </table:table-cell>
          <table:table-cell table:formula="of:=QUARTILE(([.E10]~[.E22]~[.E34]~[.E46]~[.E58]);1)" office:value-type="float" office:value="4975" calcext:value-type="float">
            <text:p>4975.0000</text:p>
          </table:table-cell>
          <table:table-cell table:formula="of:=QUARTILE(([.F10]~[.F22]~[.F34]~[.F46]~[.F58]);1)" office:value-type="float" office:value="4975" calcext:value-type="float">
            <text:p>4975.0000</text:p>
          </table:table-cell>
          <table:table-cell table:formula="of:=QUARTILE(([.G10]~[.G22]~[.G34]~[.G46]~[.G58]);1)" office:value-type="float" office:value="1.54728085993361" calcext:value-type="float">
            <text:p>1.547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QUARTILE(([.B11]~[.B23]~[.B35]~[.B47]~[.B59]);1)" office:value-type="float" office:value="48.289" calcext:value-type="float">
            <text:p>48.2890</text:p>
          </table:table-cell>
          <table:table-cell table:formula="of:=QUARTILE(([.C11]~[.C23]~[.C35]~[.C47]~[.C59]);1)" office:value-type="float" office:value="3784.63" calcext:value-type="float">
            <text:p>3784.6300</text:p>
          </table:table-cell>
          <table:table-cell table:formula="of:=QUARTILE(([.D11]~[.D23]~[.D35]~[.D47]~[.D59]);1)" office:value-type="float" office:value="3837.45" calcext:value-type="float">
            <text:p>3837.4500</text:p>
          </table:table-cell>
          <table:table-cell table:formula="of:=QUARTILE(([.E11]~[.E23]~[.E35]~[.E47]~[.E59]);1)" office:value-type="float" office:value="6392" calcext:value-type="float">
            <text:p>6392.0000</text:p>
          </table:table-cell>
          <table:table-cell table:formula="of:=QUARTILE(([.F11]~[.F23]~[.F35]~[.F47]~[.F59]);1)" office:value-type="float" office:value="6392" calcext:value-type="float">
            <text:p>6392.0000</text:p>
          </table:table-cell>
          <table:table-cell table:formula="of:=QUARTILE(([.G11]~[.G23]~[.G35]~[.G47]~[.G59]);1)" office:value-type="float" office:value="1.63607179979928" calcext:value-type="float">
            <text:p>1.6361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QUARTILE(([.B13]~[.B25]~[.B37]~[.B49]~[.B61]);1)" office:value-type="float" office:value="353.209" calcext:value-type="float">
            <text:p>353.2090</text:p>
          </table:table-cell>
          <table:table-cell table:formula="of:=QUARTILE(([.C13]~[.C25]~[.C37]~[.C49]~[.C61]);1)" office:value-type="float" office:value="45151.186" calcext:value-type="float">
            <text:p>45151.1860</text:p>
          </table:table-cell>
          <table:table-cell table:formula="of:=QUARTILE(([.D13]~[.D25]~[.D37]~[.D49]~[.D61]);1)" office:value-type="float" office:value="45519.183" calcext:value-type="float">
            <text:p>45519.1830</text:p>
          </table:table-cell>
          <table:table-cell table:formula="of:=QUARTILE(([.E13]~[.E25]~[.E37]~[.E49]~[.E61]);1)" office:value-type="float" office:value="42182" calcext:value-type="float">
            <text:p>42182.0000</text:p>
          </table:table-cell>
          <table:table-cell table:formula="of:=QUARTILE(([.F13]~[.F25]~[.F37]~[.F49]~[.F61]);1)" office:value-type="float" office:value="38686" calcext:value-type="float">
            <text:p>38686.0000</text:p>
          </table:table-cell>
          <table:table-cell table:formula="of:=QUARTILE(([.G13]~[.G25]~[.G37]~[.G49]~[.G61]);1)" office:value-type="float" office:value="26.9995648331701" calcext:value-type="float">
            <text:p>26.9996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Quartile Max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QUARTILE(([.B3]~[.B15]~[.B27]~[.B39]~[.B51]);3)" office:value-type="float" office:value="0.166" calcext:value-type="float">
            <text:p>0.1660</text:p>
          </table:table-cell>
          <table:table-cell table:formula="of:=QUARTILE(([.C3]~[.C15]~[.C27]~[.C39]~[.C51]);3)" office:value-type="float" office:value="54.007" calcext:value-type="float">
            <text:p>54.0070</text:p>
          </table:table-cell>
          <table:table-cell table:formula="of:=QUARTILE(([.D3]~[.D15]~[.D27]~[.D39]~[.D51]);3)" office:value-type="float" office:value="54.193" calcext:value-type="float">
            <text:p>54.1930</text:p>
          </table:table-cell>
          <table:table-cell table:formula="of:=QUARTILE(([.E3]~[.E15]~[.E27]~[.E39]~[.E51]);3)" office:value-type="float" office:value="399" calcext:value-type="float">
            <text:p>399.0000</text:p>
          </table:table-cell>
          <table:table-cell table:formula="of:=QUARTILE(([.F3]~[.F15]~[.F27]~[.F39]~[.F51]);3)" office:value-type="float" office:value="399" calcext:value-type="float">
            <text:p>399.0000</text:p>
          </table:table-cell>
          <table:table-cell table:formula="of:=QUARTILE(([.G3]~[.G15]~[.G27]~[.G39]~[.G51]);3)" office:value-type="float" office:value="7.64895330112721" calcext:value-type="float">
            <text:p>7.649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QUARTILE(([.B4]~[.B16]~[.B28]~[.B40]~[.B52]);3)" office:value-type="float" office:value="6.236" calcext:value-type="float">
            <text:p>6.2360</text:p>
          </table:table-cell>
          <table:table-cell table:formula="of:=QUARTILE(([.C4]~[.C16]~[.C28]~[.C40]~[.C52]);3)" office:value-type="float" office:value="2263.337" calcext:value-type="float">
            <text:p>2263.3370</text:p>
          </table:table-cell>
          <table:table-cell table:formula="of:=QUARTILE(([.D4]~[.D16]~[.D28]~[.D40]~[.D52]);3)" office:value-type="float" office:value="2270.573" calcext:value-type="float">
            <text:p>2270.5730</text:p>
          </table:table-cell>
          <table:table-cell table:formula="of:=QUARTILE(([.E4]~[.E16]~[.E28]~[.E40]~[.E52]);3)" office:value-type="float" office:value="4560" calcext:value-type="float">
            <text:p>4560.0000</text:p>
          </table:table-cell>
          <table:table-cell table:formula="of:=QUARTILE(([.F4]~[.F16]~[.F28]~[.F40]~[.F52]);3)" office:value-type="float" office:value="4560" calcext:value-type="float">
            <text:p>4560.0000</text:p>
          </table:table-cell>
          <table:table-cell table:formula="of:=QUARTILE(([.G4]~[.G16]~[.G28]~[.G40]~[.G52]);3)" office:value-type="float" office:value="2.03131793333001" calcext:value-type="float">
            <text:p>2.031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QUARTILE(([.B5]~[.B17]~[.B29]~[.B41]~[.B53]);3)" office:value-type="float" office:value="53.563" calcext:value-type="float">
            <text:p>53.5630</text:p>
          </table:table-cell>
          <table:table-cell table:formula="of:=QUARTILE(([.C5]~[.C17]~[.C29]~[.C41]~[.C53]);3)" office:value-type="float" office:value="2284.354" calcext:value-type="float">
            <text:p>2284.3540</text:p>
          </table:table-cell>
          <table:table-cell table:formula="of:=QUARTILE(([.D5]~[.D17]~[.D29]~[.D41]~[.D53]);3)" office:value-type="float" office:value="2336.911" calcext:value-type="float">
            <text:p>2336.9110</text:p>
          </table:table-cell>
          <table:table-cell table:formula="of:=QUARTILE(([.E5]~[.E17]~[.E29]~[.E41]~[.E53]);3)" office:value-type="float" office:value="4563" calcext:value-type="float">
            <text:p>4563.0000</text:p>
          </table:table-cell>
          <table:table-cell table:formula="of:=QUARTILE(([.F5]~[.F17]~[.F29]~[.F41]~[.F53]);3)" office:value-type="float" office:value="4563" calcext:value-type="float">
            <text:p>4563.0000</text:p>
          </table:table-cell>
          <table:table-cell table:formula="of:=QUARTILE(([.G5]~[.G17]~[.G29]~[.G41]~[.G53]);3)" office:value-type="float" office:value="2.00533084882671" calcext:value-type="float">
            <text:p>2.005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QUARTILE(([.B6]~[.B18]~[.B30]~[.B42]~[.B54]);3)" office:value-type="float" office:value="53.66" calcext:value-type="float">
            <text:p>53.6600</text:p>
          </table:table-cell>
          <table:table-cell table:formula="of:=QUARTILE(([.C6]~[.C18]~[.C30]~[.C42]~[.C54]);3)" office:value-type="float" office:value="2184.347" calcext:value-type="float">
            <text:p>2184.3470</text:p>
          </table:table-cell>
          <table:table-cell table:formula="of:=QUARTILE(([.D6]~[.D18]~[.D30]~[.D42]~[.D54]);3)" office:value-type="float" office:value="2238.007" calcext:value-type="float">
            <text:p>2238.0070</text:p>
          </table:table-cell>
          <table:table-cell table:formula="of:=QUARTILE(([.E6]~[.E18]~[.E30]~[.E42]~[.E54]);3)" office:value-type="float" office:value="4568" calcext:value-type="float">
            <text:p>4568.0000</text:p>
          </table:table-cell>
          <table:table-cell table:formula="of:=QUARTILE(([.F6]~[.F18]~[.F30]~[.F42]~[.F54]);3)" office:value-type="float" office:value="4519" calcext:value-type="float">
            <text:p>4519.0000</text:p>
          </table:table-cell>
          <table:table-cell table:formula="of:=QUARTILE(([.G6]~[.G18]~[.G30]~[.G42]~[.G54]);3)" office:value-type="float" office:value="2.112560438976" calcext:value-type="float">
            <text:p>2.112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QUARTILE(([.B7]~[.B19]~[.B31]~[.B43]~[.B55]);3)" office:value-type="float" office:value="57.809" calcext:value-type="float">
            <text:p>57.8090</text:p>
          </table:table-cell>
          <table:table-cell table:formula="of:=QUARTILE(([.C7]~[.C19]~[.C31]~[.C43]~[.C55]);3)" office:value-type="float" office:value="498.074" calcext:value-type="float">
            <text:p>498.0740</text:p>
          </table:table-cell>
          <table:table-cell table:formula="of:=QUARTILE(([.D7]~[.D19]~[.D31]~[.D43]~[.D55]);3)" office:value-type="float" office:value="557.883" calcext:value-type="float">
            <text:p>557.8830</text:p>
          </table:table-cell>
          <table:table-cell table:formula="of:=QUARTILE(([.E7]~[.E19]~[.E31]~[.E43]~[.E55]);3)" office:value-type="float" office:value="4539" calcext:value-type="float">
            <text:p>4539.0000</text:p>
          </table:table-cell>
          <table:table-cell table:formula="of:=QUARTILE(([.F7]~[.F19]~[.F31]~[.F43]~[.F55]);3)" office:value-type="float" office:value="1092" calcext:value-type="float">
            <text:p>1092.0000</text:p>
          </table:table-cell>
          <table:table-cell table:formula="of:=QUARTILE(([.G7]~[.G19]~[.G31]~[.G43]~[.G55]);3)" office:value-type="float" office:value="8.26259732079957" calcext:value-type="float">
            <text:p>8.2626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QUARTILE(([.B8]~[.B20]~[.B32]~[.B44]~[.B56]);3)" office:value-type="float" office:value="52.675" calcext:value-type="float">
            <text:p>52.6750</text:p>
          </table:table-cell>
          <table:table-cell table:formula="of:=QUARTILE(([.C8]~[.C20]~[.C32]~[.C44]~[.C56]);3)" office:value-type="float" office:value="2245.434" calcext:value-type="float">
            <text:p>2245.4340</text:p>
          </table:table-cell>
          <table:table-cell table:formula="of:=QUARTILE(([.D8]~[.D20]~[.D32]~[.D44]~[.D56]);3)" office:value-type="float" office:value="2299.109" calcext:value-type="float">
            <text:p>2299.1090</text:p>
          </table:table-cell>
          <table:table-cell table:formula="of:=QUARTILE(([.E8]~[.E20]~[.E32]~[.E44]~[.E56]);3)" office:value-type="float" office:value="4542" calcext:value-type="float">
            <text:p>4542.0000</text:p>
          </table:table-cell>
          <table:table-cell table:formula="of:=QUARTILE(([.F8]~[.F20]~[.F32]~[.F44]~[.F56]);3)" office:value-type="float" office:value="4542" calcext:value-type="float">
            <text:p>4542.0000</text:p>
          </table:table-cell>
          <table:table-cell table:formula="of:=QUARTILE(([.G8]~[.G20]~[.G32]~[.G44]~[.G56]);3)" office:value-type="float" office:value="2.01826391089067" calcext:value-type="float">
            <text:p>2.018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QUARTILE(([.B9]~[.B21]~[.B33]~[.B45]~[.B57]);3)" office:value-type="float" office:value="53.3" calcext:value-type="float">
            <text:p>53.3000</text:p>
          </table:table-cell>
          <table:table-cell table:formula="of:=QUARTILE(([.C9]~[.C21]~[.C33]~[.C45]~[.C57]);3)" office:value-type="float" office:value="28807.572" calcext:value-type="float">
            <text:p>28807.5720</text:p>
          </table:table-cell>
          <table:table-cell table:formula="of:=QUARTILE(([.D9]~[.D21]~[.D33]~[.D45]~[.D57]);3)" office:value-type="float" office:value="28856.402" calcext:value-type="float">
            <text:p>28856.4020</text:p>
          </table:table-cell>
          <table:table-cell table:formula="of:=QUARTILE(([.E9]~[.E21]~[.E33]~[.E45]~[.E57]);3)" office:value-type="float" office:value="8155" calcext:value-type="float">
            <text:p>8155.0000</text:p>
          </table:table-cell>
          <table:table-cell table:formula="of:=QUARTILE(([.F9]~[.F21]~[.F33]~[.F45]~[.F57]);3)" office:value-type="float" office:value="7923" calcext:value-type="float">
            <text:p>7923.0000</text:p>
          </table:table-cell>
          <table:table-cell table:formula="of:=QUARTILE(([.G9]~[.G21]~[.G33]~[.G45]~[.G57]);3)" office:value-type="float" office:value="0.282606265327188" calcext:value-type="float">
            <text:p>0.2826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QUARTILE(([.B10]~[.B22]~[.B34]~[.B46]~[.B58]);3)" office:value-type="float" office:value="83.88" calcext:value-type="float">
            <text:p>83.8800</text:p>
          </table:table-cell>
          <table:table-cell table:formula="of:=QUARTILE(([.C10]~[.C22]~[.C34]~[.C46]~[.C58]);3)" office:value-type="float" office:value="3138.649" calcext:value-type="float">
            <text:p>3138.6490</text:p>
          </table:table-cell>
          <table:table-cell table:formula="of:=QUARTILE(([.D10]~[.D22]~[.D34]~[.D46]~[.D58]);3)" office:value-type="float" office:value="3215.318" calcext:value-type="float">
            <text:p>3215.3180</text:p>
          </table:table-cell>
          <table:table-cell table:formula="of:=QUARTILE(([.E10]~[.E22]~[.E34]~[.E46]~[.E58]);3)" office:value-type="float" office:value="4975" calcext:value-type="float">
            <text:p>4975.0000</text:p>
          </table:table-cell>
          <table:table-cell table:formula="of:=QUARTILE(([.F10]~[.F22]~[.F34]~[.F46]~[.F58]);3)" office:value-type="float" office:value="4975" calcext:value-type="float">
            <text:p>4975.0000</text:p>
          </table:table-cell>
          <table:table-cell table:formula="of:=QUARTILE(([.G10]~[.G22]~[.G34]~[.G46]~[.G58]);3)" office:value-type="float" office:value="1.59874850930761" calcext:value-type="float">
            <text:p>1.5987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QUARTILE(([.B11]~[.B23]~[.B35]~[.B47]~[.B59]);3)" office:value-type="float" office:value="52.82" calcext:value-type="float">
            <text:p>52.8200</text:p>
          </table:table-cell>
          <table:table-cell table:formula="of:=QUARTILE(([.C11]~[.C23]~[.C35]~[.C47]~[.C59]);3)" office:value-type="float" office:value="3864.63" calcext:value-type="float">
            <text:p>3864.6300</text:p>
          </table:table-cell>
          <table:table-cell table:formula="of:=QUARTILE(([.D11]~[.D23]~[.D35]~[.D47]~[.D59]);3)" office:value-type="float" office:value="3906.919" calcext:value-type="float">
            <text:p>3906.9190</text:p>
          </table:table-cell>
          <table:table-cell table:formula="of:=QUARTILE(([.E11]~[.E23]~[.E35]~[.E47]~[.E59]);3)" office:value-type="float" office:value="6392" calcext:value-type="float">
            <text:p>6392.0000</text:p>
          </table:table-cell>
          <table:table-cell table:formula="of:=QUARTILE(([.F11]~[.F23]~[.F35]~[.F47]~[.F59]);3)" office:value-type="float" office:value="6392" calcext:value-type="float">
            <text:p>6392.0000</text:p>
          </table:table-cell>
          <table:table-cell table:formula="of:=QUARTILE(([.G11]~[.G23]~[.G35]~[.G47]~[.G59]);3)" office:value-type="float" office:value="1.6656894552372" calcext:value-type="float">
            <text:p>1.6657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QUARTILE(([.B13]~[.B25]~[.B37]~[.B49]~[.B61]);3)" office:value-type="float" office:value="419.621" calcext:value-type="float">
            <text:p>419.6210</text:p>
          </table:table-cell>
          <table:table-cell table:formula="of:=QUARTILE(([.C13]~[.C25]~[.C37]~[.C49]~[.C61]);3)" office:value-type="float" office:value="45167.519" calcext:value-type="float">
            <text:p>45167.5190</text:p>
          </table:table-cell>
          <table:table-cell table:formula="of:=QUARTILE(([.D13]~[.D25]~[.D37]~[.D49]~[.D61]);3)" office:value-type="float" office:value="45570.807" calcext:value-type="float">
            <text:p>45570.8070</text:p>
          </table:table-cell>
          <table:table-cell table:formula="of:=QUARTILE(([.E13]~[.E25]~[.E37]~[.E49]~[.E61]);3)" office:value-type="float" office:value="42693" calcext:value-type="float">
            <text:p>42693.0000</text:p>
          </table:table-cell>
          <table:table-cell table:formula="of:=QUARTILE(([.F13]~[.F25]~[.F37]~[.F49]~[.F61]);3)" office:value-type="float" office:value="38965" calcext:value-type="float">
            <text:p>38965.0000</text:p>
          </table:table-cell>
          <table:table-cell table:formula="of:=QUARTILE(([.G13]~[.G25]~[.G37]~[.G49]~[.G61]);3)" office:value-type="float" office:value="27.5266123131647" calcext:value-type="float">
            <text:p>27.5266</text:p>
          </table:table-cell>
        </table:table-row>
      </table:table>
      <table:table table:name="Chvatal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05-22'.B34]" office:value-type="float" office:value="2097.5362" calcext:value-type="float">
            <text:p>2097.5362</text:p>
          </table:table-cell>
          <table:table-cell table:formula="of:=['2017-05-22'.C34]" office:value-type="float" office:value="404" calcext:value-type="float">
            <text:p>404.0000</text:p>
          </table:table-cell>
          <table:table-cell table:formula="of:=['2017-05-22'.D34]" office:value-type="float" office:value="0.192636347457286" calcext:value-type="float">
            <text:p>0.192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2017-09-28'.B34]" office:value-type="float" office:value="5762.3234" calcext:value-type="float">
            <text:p>5762.3234</text:p>
          </table:table-cell>
          <table:table-cell table:formula="of:=['2017-09-28'.C34]" office:value-type="float" office:value="3199" calcext:value-type="float">
            <text:p>3199.0000</text:p>
          </table:table-cell>
          <table:table-cell table:formula="of:=['2017-09-28'.D34]" office:value-type="float" office:value="0.556077212592264" calcext:value-type="float">
            <text:p>0.556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2017-10-20'.B34]" office:value-type="float" office:value="4973.7618" calcext:value-type="float">
            <text:p>4973.7618</text:p>
          </table:table-cell>
          <table:table-cell table:formula="of:=['2017-10-20'.C34]" office:value-type="float" office:value="3194" calcext:value-type="float">
            <text:p>3194.0000</text:p>
          </table:table-cell>
          <table:table-cell table:formula="of:=['2017-10-20'.D34]" office:value-type="float" office:value="0.642273033153241" calcext:value-type="float">
            <text:p>0.642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2017-11-20'.B34]" office:value-type="float" office:value="4845.9492" calcext:value-type="float">
            <text:p>4845.9492</text:p>
          </table:table-cell>
          <table:table-cell table:formula="of:=['2017-11-20'.C34]" office:value-type="float" office:value="3190" calcext:value-type="float">
            <text:p>3190.0000</text:p>
          </table:table-cell>
          <table:table-cell table:formula="of:=['2017-11-20'.D34]" office:value-type="float" office:value="0.6583311710411" calcext:value-type="float">
            <text:p>0.658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2017-12-22'.B34]" office:value-type="float" office:value="5122.057" calcext:value-type="float">
            <text:p>5122.0570</text:p>
          </table:table-cell>
          <table:table-cell table:formula="of:=['2017-12-22'.C34]" office:value-type="float" office:value="3196" calcext:value-type="float">
            <text:p>3196.0000</text:p>
          </table:table-cell>
          <table:table-cell table:formula="of:=['2017-12-22'.D34]" office:value-type="float" office:value="0.624057802744254" calcext:value-type="float">
            <text:p>0.624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2018-01-23'.B34]" office:value-type="float" office:value="5692.3268" calcext:value-type="float">
            <text:p>5692.3268</text:p>
          </table:table-cell>
          <table:table-cell table:formula="of:=['2018-01-23'.C34]" office:value-type="float" office:value="3189" calcext:value-type="float">
            <text:p>3189.0000</text:p>
          </table:table-cell>
          <table:table-cell table:formula="of:=['2018-01-23'.D34]" office:value-type="float" office:value="0.560282127123717" calcext:value-type="float">
            <text:p>0.560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2018-02-20'.B34]" office:value-type="float" office:value="7622.7476" calcext:value-type="float">
            <text:p>7622.7476</text:p>
          </table:table-cell>
          <table:table-cell table:formula="of:=['2018-02-20'.C34]" office:value-type="float" office:value="3632" calcext:value-type="float">
            <text:p>3632.0000</text:p>
          </table:table-cell>
          <table:table-cell table:formula="of:=['2018-02-20'.D34]" office:value-type="float" office:value="0.476499612105604" calcext:value-type="float">
            <text:p>0.4765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2018-03-26'.B34]" office:value-type="float" office:value="6646.8418" calcext:value-type="float">
            <text:p>6646.8418</text:p>
          </table:table-cell>
          <table:table-cell table:formula="of:=['2018-03-26'.C34]" office:value-type="float" office:value="3551" calcext:value-type="float">
            <text:p>3551.0000</text:p>
          </table:table-cell>
          <table:table-cell table:formula="of:=['2018-03-26'.D34]" office:value-type="float" office:value="0.534258245333577" calcext:value-type="float">
            <text:p>0.534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2018-04-23'.B34]" office:value-type="float" office:value="8374.8428" calcext:value-type="float">
            <text:p>8374.8428</text:p>
          </table:table-cell>
          <table:table-cell table:formula="of:=['2018-04-23'.C34]" office:value-type="float" office:value="4434" calcext:value-type="float">
            <text:p>4434.0000</text:p>
          </table:table-cell>
          <table:table-cell table:formula="of:=['2018-04-23'.D34]" office:value-type="float" office:value="0.529456669429982" calcext:value-type="float">
            <text:p>0.5295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2018-05-09'.B34]" office:value-type="float" office:value="8359.5518" calcext:value-type="float">
            <text:p>8359.5518</text:p>
          </table:table-cell>
          <table:table-cell table:formula="of:=['2018-05-09'.C34]" office:value-type="float" office:value="4427" calcext:value-type="float">
            <text:p>4427.0000</text:p>
          </table:table-cell>
          <table:table-cell table:formula="of:=['2018-05-09'.D34]" office:value-type="float" office:value="0.529710324802206" calcext:value-type="float">
            <text:p>0.5297</text:p>
          </table:table-cell>
        </table:table-row>
      </table:table>
      <table:table table:name="ICPL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05-22'.B33]" office:value-type="float" office:value="551.7838" calcext:value-type="float">
            <text:p>551.7838</text:p>
          </table:table-cell>
          <table:table-cell table:formula="of:=['2017-05-22'.C33]" office:value-type="float" office:value="403" calcext:value-type="float">
            <text:p>403.0000</text:p>
          </table:table-cell>
          <table:table-cell table:formula="of:=['2017-05-22'.D33]" office:value-type="float" office:value="0.730396760819491" calcext:value-type="float">
            <text:p>0.730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2017-09-28'.B33]" office:value-type="float" office:value="2079.5036" calcext:value-type="float">
            <text:p>2079.5036</text:p>
          </table:table-cell>
          <table:table-cell table:formula="of:=['2017-09-28'.C33]" office:value-type="float" office:value="3203" calcext:value-type="float">
            <text:p>3203.0000</text:p>
          </table:table-cell>
          <table:table-cell table:formula="of:=['2017-09-28'.D33]" office:value-type="float" office:value="1.54038092579097" calcext:value-type="float">
            <text:p>1.5404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2017-10-20'.B33]" office:value-type="float" office:value="1848.4906" calcext:value-type="float">
            <text:p>1848.4906</text:p>
          </table:table-cell>
          <table:table-cell table:formula="of:=['2017-10-20'.C33]" office:value-type="float" office:value="3197" calcext:value-type="float">
            <text:p>3197.0000</text:p>
          </table:table-cell>
          <table:table-cell table:formula="of:=['2017-10-20'.D33]" office:value-type="float" office:value="1.72954793470197" calcext:value-type="float">
            <text:p>1.7295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2017-11-20'.B33]" office:value-type="float" office:value="1851.5982" calcext:value-type="float">
            <text:p>1851.5982</text:p>
          </table:table-cell>
          <table:table-cell table:formula="of:=['2017-11-20'.C33]" office:value-type="float" office:value="3190" calcext:value-type="float">
            <text:p>3190.0000</text:p>
          </table:table-cell>
          <table:table-cell table:formula="of:=['2017-11-20'.D33]" office:value-type="float" office:value="1.72297339519729" calcext:value-type="float">
            <text:p>1.723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2017-12-22'.B33]" office:value-type="float" office:value="1863.7512" calcext:value-type="float">
            <text:p>1863.7512</text:p>
          </table:table-cell>
          <table:table-cell table:formula="of:=['2017-12-22'.C33]" office:value-type="float" office:value="3193" calcext:value-type="float">
            <text:p>3193.0000</text:p>
          </table:table-cell>
          <table:table-cell table:formula="of:=['2017-12-22'.D33]" office:value-type="float" office:value="1.71331292486717" calcext:value-type="float">
            <text:p>1.713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2018-01-23'.B33]" office:value-type="float" office:value="1805.0548" calcext:value-type="float">
            <text:p>1805.0548</text:p>
          </table:table-cell>
          <table:table-cell table:formula="of:=['2018-01-23'.C33]" office:value-type="float" office:value="3190" calcext:value-type="float">
            <text:p>3190.0000</text:p>
          </table:table-cell>
          <table:table-cell table:formula="of:=['2018-01-23'.D33]" office:value-type="float" office:value="1.76728429373937" calcext:value-type="float">
            <text:p>1.767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2018-02-20'.B33]" office:value-type="float" office:value="2955.0628" calcext:value-type="float">
            <text:p>2955.0628</text:p>
          </table:table-cell>
          <table:table-cell table:formula="of:=['2018-02-20'.C33]" office:value-type="float" office:value="3638" calcext:value-type="float">
            <text:p>3638.0000</text:p>
          </table:table-cell>
          <table:table-cell table:formula="of:=['2018-02-20'.D33]" office:value-type="float" office:value="1.23111725974662" calcext:value-type="float">
            <text:p>1.2311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2018-03-26'.B33]" office:value-type="float" office:value="2588.573" calcext:value-type="float">
            <text:p>2588.5730</text:p>
          </table:table-cell>
          <table:table-cell table:formula="of:=['2018-03-26'.C33]" office:value-type="float" office:value="3555" calcext:value-type="float">
            <text:p>3555.0000</text:p>
          </table:table-cell>
          <table:table-cell table:formula="of:=['2018-03-26'.D33]" office:value-type="float" office:value="1.37336258538625" calcext:value-type="float">
            <text:p>1.3734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2018-04-23'.B33]" office:value-type="float" office:value="3136.8578" calcext:value-type="float">
            <text:p>3136.8578</text:p>
          </table:table-cell>
          <table:table-cell table:formula="of:=['2018-04-23'.C33]" office:value-type="float" office:value="4440" calcext:value-type="float">
            <text:p>4440.0000</text:p>
          </table:table-cell>
          <table:table-cell table:formula="of:=['2018-04-23'.D33]" office:value-type="float" office:value="1.41550638281441" calcext:value-type="float">
            <text:p>1.4155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2018-05-09'.B33]" office:value-type="float" office:value="3109.3568" calcext:value-type="float">
            <text:p>3109.3568</text:p>
          </table:table-cell>
          <table:table-cell table:formula="of:=['2018-05-09'.C33]" office:value-type="float" office:value="4419" calcext:value-type="float">
            <text:p>4419.0000</text:p>
          </table:table-cell>
          <table:table-cell table:formula="of:=['2018-05-09'.D33]" office:value-type="float" office:value="1.42125740347704" calcext:value-type="float">
            <text:p>1.4213</text:p>
          </table:table-cell>
        </table:table-row>
      </table:table>
      <table:table table:name="Incling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05-22'.B35]" office:value-type="float" office:value="52.0072" calcext:value-type="float">
            <text:p>52.0072</text:p>
          </table:table-cell>
          <table:table-cell table:formula="of:=['2017-05-22'.C35]" office:value-type="float" office:value="399" calcext:value-type="float">
            <text:p>399.0000</text:p>
          </table:table-cell>
          <table:table-cell table:formula="of:=['2017-05-22'.D35]" office:value-type="float" office:value="7.67201466273383" calcext:value-type="float">
            <text:p>7.672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2017-09-28'.B35]" office:value-type="float" office:value="2230.541" calcext:value-type="float">
            <text:p>2230.5410</text:p>
          </table:table-cell>
          <table:table-cell table:formula="of:=['2017-09-28'.C35]" office:value-type="float" office:value="4560" calcext:value-type="float">
            <text:p>4560.0000</text:p>
          </table:table-cell>
          <table:table-cell table:formula="of:=['2017-09-28'.D35]" office:value-type="float" office:value="2.04572331982729" calcext:value-type="float">
            <text:p>2.045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2017-10-20'.B35]" office:value-type="float" office:value="2300.4016" calcext:value-type="float">
            <text:p>2300.4016</text:p>
          </table:table-cell>
          <table:table-cell table:formula="of:=['2017-10-20'.C35]" office:value-type="float" office:value="4563" calcext:value-type="float">
            <text:p>4563.0000</text:p>
          </table:table-cell>
          <table:table-cell table:formula="of:=['2017-10-20'.D35]" office:value-type="float" office:value="1.98429119494315" calcext:value-type="float">
            <text:p>1.984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2017-11-20'.B35]" office:value-type="float" office:value="2281.7288" calcext:value-type="float">
            <text:p>2281.7288</text:p>
          </table:table-cell>
          <table:table-cell table:formula="of:=['2017-11-20'.C35]" office:value-type="float" office:value="4550" calcext:value-type="float">
            <text:p>4550.0000</text:p>
          </table:table-cell>
          <table:table-cell table:formula="of:=['2017-11-20'.D35]" office:value-type="float" office:value="1.99618377416868" calcext:value-type="float">
            <text:p>1.996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2017-12-22'.B35]" office:value-type="float" office:value="2295.3462" calcext:value-type="float">
            <text:p>2295.3462</text:p>
          </table:table-cell>
          <table:table-cell table:formula="of:=['2017-12-22'.C35]" office:value-type="float" office:value="4546" calcext:value-type="float">
            <text:p>4546.0000</text:p>
          </table:table-cell>
          <table:table-cell table:formula="of:=['2017-12-22'.D35]" office:value-type="float" office:value="1.98088516674076" calcext:value-type="float">
            <text:p>1.9809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2018-01-23'.B35]" office:value-type="float" office:value="2270.7244" calcext:value-type="float">
            <text:p>2270.7244</text:p>
          </table:table-cell>
          <table:table-cell table:formula="of:=['2018-01-23'.C35]" office:value-type="float" office:value="4542" calcext:value-type="float">
            <text:p>4542.0000</text:p>
          </table:table-cell>
          <table:table-cell table:formula="of:=['2018-01-23'.D35]" office:value-type="float" office:value="2.0013189372063" calcext:value-type="float">
            <text:p>2.001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2018-02-20'.B35]" office:value-type="float" office:value="28802.2556" calcext:value-type="float">
            <text:p>28802.2556</text:p>
          </table:table-cell>
          <table:table-cell table:formula="of:=['2018-02-20'.C35]" office:value-type="float" office:value="7802.4" calcext:value-type="float">
            <text:p>7802.4000</text:p>
          </table:table-cell>
          <table:table-cell table:formula="of:=['2018-02-20'.D35]" office:value-type="float" office:value="0.270895474395014" calcext:value-type="float">
            <text:p>0.270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2018-03-26'.B35]" office:value-type="float" office:value="3070.844" calcext:value-type="float">
            <text:p>3070.8440</text:p>
          </table:table-cell>
          <table:table-cell table:formula="of:=['2018-03-26'.C35]" office:value-type="float" office:value="4975" calcext:value-type="float">
            <text:p>4975.0000</text:p>
          </table:table-cell>
          <table:table-cell table:formula="of:=['2018-03-26'.D35]" office:value-type="float" office:value="1.62034011748686" calcext:value-type="float">
            <text:p>1.620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2018-04-23'.B35]" office:value-type="float" office:value="3838.3234" calcext:value-type="float">
            <text:p>3838.3234</text:p>
          </table:table-cell>
          <table:table-cell table:formula="of:=['2018-04-23'.C35]" office:value-type="float" office:value="6392" calcext:value-type="float">
            <text:p>6392.0000</text:p>
          </table:table-cell>
          <table:table-cell table:formula="of:=['2018-04-23'.D35]" office:value-type="float" office:value="1.66570380494188" calcext:value-type="float">
            <text:p>1.665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2018-05-09'.B35]" office:value-type="float" office:value="3623.2974" calcext:value-type="float">
            <text:p>3623.2974</text:p>
          </table:table-cell>
          <table:table-cell table:formula="of:=['2018-05-09'.C35]" office:value-type="float" office:value="6245" calcext:value-type="float">
            <text:p>6245.0000</text:p>
          </table:table-cell>
          <table:table-cell table:formula="of:=['2018-05-09'.D35]" office:value-type="float" office:value="1.72412871467978" calcext:value-type="float">
            <text:p>1.7241</text:p>
          </table:table-cell>
        </table:table-row>
      </table:table>
      <table:table table:name="Random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05-22'.B36]" office:value-type="float" office:value="3.8624" calcext:value-type="float">
            <text:p>3.8624</text:p>
          </table:table-cell>
          <table:table-cell table:formula="of:=['2017-05-22'.C36]" office:value-type="float" office:value="403" calcext:value-type="float">
            <text:p>403.0000</text:p>
          </table:table-cell>
          <table:table-cell table:formula="of:=['2017-05-22'.D36]" office:value-type="float" office:value="104.449466974943" calcext:value-type="float">
            <text:p>104.449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2017-09-28'.B36]" office:value-type="float" office:value="17.3478" calcext:value-type="float">
            <text:p>17.3478</text:p>
          </table:table-cell>
          <table:table-cell table:formula="of:=['2017-09-28'.C36]" office:value-type="float" office:value="3203" calcext:value-type="float">
            <text:p>3203.0000</text:p>
          </table:table-cell>
          <table:table-cell table:formula="of:=['2017-09-28'.D36]" office:value-type="float" office:value="185.257971903253" calcext:value-type="float">
            <text:p>185.258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2017-10-20'.B36]" office:value-type="float" office:value="16.0384" calcext:value-type="float">
            <text:p>16.0384</text:p>
          </table:table-cell>
          <table:table-cell table:formula="of:=['2017-10-20'.C36]" office:value-type="float" office:value="3197" calcext:value-type="float">
            <text:p>3197.0000</text:p>
          </table:table-cell>
          <table:table-cell table:formula="of:=['2017-10-20'.D36]" office:value-type="float" office:value="199.545286902727" calcext:value-type="float">
            <text:p>199.545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2017-11-20'.B36]" office:value-type="float" office:value="16.693" calcext:value-type="float">
            <text:p>16.6930</text:p>
          </table:table-cell>
          <table:table-cell table:formula="of:=['2017-11-20'.C36]" office:value-type="float" office:value="3190" calcext:value-type="float">
            <text:p>3190.0000</text:p>
          </table:table-cell>
          <table:table-cell table:formula="of:=['2017-11-20'.D36]" office:value-type="float" office:value="191.116633856038" calcext:value-type="float">
            <text:p>191.116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2017-12-22'.B36]" office:value-type="float" office:value="16.871" calcext:value-type="float">
            <text:p>16.8710</text:p>
          </table:table-cell>
          <table:table-cell table:formula="of:=['2017-12-22'.C36]" office:value-type="float" office:value="3193" calcext:value-type="float">
            <text:p>3193.0000</text:p>
          </table:table-cell>
          <table:table-cell table:formula="of:=['2017-12-22'.D36]" office:value-type="float" office:value="189.319180911379" calcext:value-type="float">
            <text:p>189.319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2018-01-23'.B36]" office:value-type="float" office:value="17.414" calcext:value-type="float">
            <text:p>17.4140</text:p>
          </table:table-cell>
          <table:table-cell table:formula="of:=['2018-01-23'.C36]" office:value-type="float" office:value="3190" calcext:value-type="float">
            <text:p>3190.0000</text:p>
          </table:table-cell>
          <table:table-cell table:formula="of:=['2018-01-23'.D36]" office:value-type="float" office:value="183.323516889836" calcext:value-type="float">
            <text:p>183.3235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2018-02-20'.B36]" office:value-type="float" office:value="19.3292" calcext:value-type="float">
            <text:p>19.3292</text:p>
          </table:table-cell>
          <table:table-cell table:formula="of:=['2018-02-20'.C36]" office:value-type="float" office:value="3638" calcext:value-type="float">
            <text:p>3638.0000</text:p>
          </table:table-cell>
          <table:table-cell table:formula="of:=['2018-02-20'.D36]" office:value-type="float" office:value="188.506417748116" calcext:value-type="float">
            <text:p>188.5064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2018-03-26'.B36]" office:value-type="float" office:value="19.8624" calcext:value-type="float">
            <text:p>19.8624</text:p>
          </table:table-cell>
          <table:table-cell table:formula="of:=['2018-03-26'.C36]" office:value-type="float" office:value="3555" calcext:value-type="float">
            <text:p>3555.0000</text:p>
          </table:table-cell>
          <table:table-cell table:formula="of:=['2018-03-26'.D36]" office:value-type="float" office:value="179.079623756409" calcext:value-type="float">
            <text:p>179.0796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2018-04-23'.B36]" office:value-type="float" office:value="24.4214" calcext:value-type="float">
            <text:p>24.4214</text:p>
          </table:table-cell>
          <table:table-cell table:formula="of:=['2018-04-23'.C36]" office:value-type="float" office:value="4440" calcext:value-type="float">
            <text:p>4440.0000</text:p>
          </table:table-cell>
          <table:table-cell table:formula="of:=['2018-04-23'.D36]" office:value-type="float" office:value="182.000672847469" calcext:value-type="float">
            <text:p>182.000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2018-05-09'.B36]" office:value-type="float" office:value="25.0386" calcext:value-type="float">
            <text:p>25.0386</text:p>
          </table:table-cell>
          <table:table-cell table:formula="of:=['2018-05-09'.C36]" office:value-type="float" office:value="4419" calcext:value-type="float">
            <text:p>4419.0000</text:p>
          </table:table-cell>
          <table:table-cell table:formula="of:=['2018-05-09'.D36]" office:value-type="float" office:value="176.756540695666" calcext:value-type="float">
            <text:p>176.7565</text:p>
          </table:table-cell>
        </table:table-row>
      </table:table>
      <table:table table:name="Preservative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Financial_completeHistory.D63]" office:value-type="float" office:value="53.5674" calcext:value-type="float">
            <text:p>53.5674</text:p>
          </table:table-cell>
          <table:table-cell table:formula="of:=[Financial_completeHistory.E63]" office:value-type="float" office:value="399" calcext:value-type="float">
            <text:p>399.0000</text:p>
          </table:table-cell>
          <table:table-cell table:formula="of:=[Financial_completeHistory.G63]" office:value-type="float" office:value="7.45819795670802" calcext:value-type="float">
            <text:p>7.458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Financial_completeHistory.D64]" office:value-type="float" office:value="2247.9506" calcext:value-type="float">
            <text:p>2247.9506</text:p>
          </table:table-cell>
          <table:table-cell table:formula="of:=[Financial_completeHistory.E64]" office:value-type="float" office:value="4560" calcext:value-type="float">
            <text:p>4560.0000</text:p>
          </table:table-cell>
          <table:table-cell table:formula="of:=[Financial_completeHistory.G64]" office:value-type="float" office:value="2.02881910898899" calcext:value-type="float">
            <text:p>2.028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Financial_completeHistory.D65]" office:value-type="float" office:value="2310.8428" calcext:value-type="float">
            <text:p>2310.8428</text:p>
          </table:table-cell>
          <table:table-cell table:formula="of:=[Financial_completeHistory.E65]" office:value-type="float" office:value="4563" calcext:value-type="float">
            <text:p>4563.0000</text:p>
          </table:table-cell>
          <table:table-cell table:formula="of:=[Financial_completeHistory.G65]" office:value-type="float" office:value="1.97492820427283" calcext:value-type="float">
            <text:p>1.974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Financial_completeHistory.D66]" office:value-type="float" office:value="2193.97" calcext:value-type="float">
            <text:p>2193.9700</text:p>
          </table:table-cell>
          <table:table-cell table:formula="of:=[Financial_completeHistory.E66]" office:value-type="float" office:value="4568" calcext:value-type="float">
            <text:p>4568.0000</text:p>
          </table:table-cell>
          <table:table-cell table:formula="of:=[Financial_completeHistory.G66]" office:value-type="float" office:value="2.08273937029091" calcext:value-type="float">
            <text:p>2.0827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Financial_completeHistory.D67]" office:value-type="float" office:value="552.3656" calcext:value-type="float">
            <text:p>552.3656</text:p>
          </table:table-cell>
          <table:table-cell table:formula="of:=[Financial_completeHistory.E67]" office:value-type="float" office:value="4539" calcext:value-type="float">
            <text:p>4539.0000</text:p>
          </table:table-cell>
          <table:table-cell table:formula="of:=[Financial_completeHistory.G67]" office:value-type="float" office:value="8.21838768545504" calcext:value-type="float">
            <text:p>8.2184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Financial_completeHistory.D68]" office:value-type="float" office:value="2269.9188" calcext:value-type="float">
            <text:p>2269.9188</text:p>
          </table:table-cell>
          <table:table-cell table:formula="of:=[Financial_completeHistory.E68]" office:value-type="float" office:value="4542" calcext:value-type="float">
            <text:p>4542.0000</text:p>
          </table:table-cell>
          <table:table-cell table:formula="of:=[Financial_completeHistory.G68]" office:value-type="float" office:value="2.00121708816401" calcext:value-type="float">
            <text:p>2.0012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Financial_completeHistory.D69]" office:value-type="float" office:value="28852.923" calcext:value-type="float">
            <text:p>28852.9230</text:p>
          </table:table-cell>
          <table:table-cell table:formula="of:=[Financial_completeHistory.E69]" office:value-type="float" office:value="7884.8" calcext:value-type="float">
            <text:p>7884.8000</text:p>
          </table:table-cell>
          <table:table-cell table:formula="of:=[Financial_completeHistory.G69]" office:value-type="float" office:value="0.273277036174947" calcext:value-type="float">
            <text:p>0.273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Financial_completeHistory.D70]" office:value-type="float" office:value="3153.1204" calcext:value-type="float">
            <text:p>3153.1204</text:p>
          </table:table-cell>
          <table:table-cell table:formula="of:=[Financial_completeHistory.E70]" office:value-type="float" office:value="4975" calcext:value-type="float">
            <text:p>4975.0000</text:p>
          </table:table-cell>
          <table:table-cell table:formula="of:=[Financial_completeHistory.G70]" office:value-type="float" office:value="1.57823912339356" calcext:value-type="float">
            <text:p>1.578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Financial_completeHistory.D71]" office:value-type="float" office:value="3863.7316" calcext:value-type="float">
            <text:p>3863.7316</text:p>
          </table:table-cell>
          <table:table-cell table:formula="of:=[Financial_completeHistory.E71]" office:value-type="float" office:value="6392" calcext:value-type="float">
            <text:p>6392.0000</text:p>
          </table:table-cell>
          <table:table-cell table:formula="of:=[Financial_completeHistory.G71]" office:value-type="float" office:value="1.65454668726026" calcext:value-type="float">
            <text:p>1.6545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Financial_completeHistory.D72]" office:value-type="float" office:value="3668.4602" calcext:value-type="float">
            <text:p>3668.4602</text:p>
          </table:table-cell>
          <table:table-cell table:formula="of:=[Financial_completeHistory.E72]" office:value-type="float" office:value="6245" calcext:value-type="float">
            <text:p>6245.0000</text:p>
          </table:table-cell>
          <table:table-cell table:formula="of:=[Financial_completeHistory.G72]" office:value-type="float" office:value="1.7030373281192" calcext:value-type="float">
            <text:p>1.70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9:21:26.312178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8:14:14.737433014</meta:creation-date>
    <dc:date>2018-10-21T20:16:15.159656906</dc:date>
    <meta:editing-duration>PT12H8M2S</meta:editing-duration>
    <meta:editing-cycles>177</meta:editing-cycles>
    <meta:generator>LibreOffice/5.1.6.2$Linux_X86_64 LibreOffice_project/10m0$Build-2</meta:generator>
    <meta:document-statistic meta:table-count="16" meta:cell-count="3336" meta:object-count="0"/>
  </office:meta>
</office:document-meta>
</file>